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3.14mm"/>
    </style:style>
    <style:style style:name="co3" style:family="table-column">
      <style:table-column-properties fo:break-before="auto" style:column-width="6.7mm"/>
    </style:style>
    <style:style style:name="co4" style:family="table-column">
      <style:table-column-properties fo:break-before="auto" style:column-width="3.07mm"/>
    </style:style>
    <style:style style:name="co5" style:family="table-column">
      <style:table-column-properties fo:break-before="auto" style:column-width="17.9mm"/>
    </style:style>
    <style:style style:name="co6" style:family="table-column">
      <style:table-column-properties fo:break-before="auto" style:column-width="5.59mm"/>
    </style:style>
    <style:style style:name="co7" style:family="table-column">
      <style:table-column-properties fo:break-before="auto" style:column-width="16.23mm"/>
    </style:style>
    <style:style style:name="co8" style:family="table-column">
      <style:table-column-properties fo:break-before="auto" style:column-width="20.97mm"/>
    </style:style>
    <style:style style:name="co9" style:family="table-column">
      <style:table-column-properties fo:break-before="auto" style:column-width="4.4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9.79mm"/>
    </style:style>
    <style:style style:name="co12" style:family="table-column">
      <style:table-column-properties fo:break-before="auto" style:column-width="9.23mm"/>
    </style:style>
    <style:style style:name="co13" style:family="table-column">
      <style:table-column-properties fo:break-before="auto" style:column-width="19.3mm"/>
    </style:style>
    <style:style style:name="co14" style:family="table-column">
      <style:table-column-properties fo:break-before="auto" style:column-width="14.27mm"/>
    </style:style>
    <style:style style:name="co15" style:family="table-column">
      <style:table-column-properties fo:break-before="auto" style:column-width="52.3mm"/>
    </style:style>
    <style:style style:name="co16" style:family="table-column">
      <style:table-column-properties fo:break-before="auto" style:column-width="10.62mm"/>
    </style:style>
    <style:style style:name="co17" style:family="table-column">
      <style:table-column-properties fo:break-before="auto" style:column-width="13.71mm"/>
    </style:style>
    <style:style style:name="co18" style:family="table-column">
      <style:table-column-properties fo:break-before="auto" style:column-width="12.86mm"/>
    </style:style>
    <style:style style:name="co19" style:family="table-column">
      <style:table-column-properties fo:break-before="auto" style:column-width="12.58mm"/>
    </style:style>
    <style:style style:name="co20" style:family="table-column">
      <style:table-column-properties fo:break-before="auto" style:column-width="19.01mm"/>
    </style:style>
    <style:style style:name="co21" style:family="table-column">
      <style:table-column-properties fo:break-before="auto" style:column-width="11.18mm"/>
    </style:style>
    <style:style style:name="co22" style:family="table-column">
      <style:table-column-properties fo:break-before="auto" style:column-width="18.73mm"/>
    </style:style>
    <style:style style:name="co23" style:family="table-column">
      <style:table-column-properties fo:break-before="auto" style:column-width="14.82mm"/>
    </style:style>
    <style:style style:name="co24" style:family="table-column">
      <style:table-column-properties fo:break-before="auto" style:column-width="24.32mm"/>
    </style:style>
    <style:style style:name="co25" style:family="table-column">
      <style:table-column-properties fo:break-before="auto" style:column-width="15.95mm"/>
    </style:style>
    <style:style style:name="co26" style:family="table-column">
      <style:table-column-properties fo:break-before="auto" style:column-width="61.26mm"/>
    </style:style>
    <style:style style:name="co27" style:family="table-column">
      <style:table-column-properties fo:break-before="auto" style:column-width="17.74mm"/>
    </style:style>
    <style:style style:name="co28" style:family="table-column">
      <style:table-column-properties fo:break-before="auto" style:column-width="24.89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2.38mm" fo:break-before="auto" style:use-optimal-row-height="false"/>
    </style:style>
    <style:style style:name="ro5" style:family="table-row">
      <style:table-row-properties style:row-height="2.1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Sumário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4" style:family="table" style:master-page-name="PageStyle_5f_Ajust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0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27" style:family="table-cell" style:parent-style-name="Default" style:data-style-name="N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2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7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3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6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8" style:family="table-cell" style:parent-style-name="Excel_5f_BuiltIn_5f_Percen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9" style:family="table-cell" style:parent-style-name="Excel_5f_BuiltIn_5f_Percent" style:data-style-name="N144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0" style:family="table-cell" style:parent-style-name="Excel_5f_BuiltIn_5f_Percent" style:data-style-name="N144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1" style:family="table-cell" style:parent-style-name="Excel_5f_BuiltIn_5f_Percent" style:data-style-name="N144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Excel_5f_BuiltIn_5f_Percent" style:data-style-name="N144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3" style:family="table-cell" style:parent-style-name="Excel_5f_BuiltIn_5f_Percent" style:data-style-name="N144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fo:background-color="#ffff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Excel_5f_BuiltIn_5f_Percent" style:data-style-name="N2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7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8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 style:data-style-name="N11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17"/>
      <style:map style:condition="cell-content()=&quot;A&quot;" style:apply-style-name="Excel_5f_CondFormat_5f_3_5f_2_5f_2" style:base-cell-address="Funções.H17"/>
      <style:map style:condition="cell-content()=&quot;E&quot;" style:apply-style-name="Excel_5f_CondFormat_5f_3_5f_2_5f_3" style:base-cell-address="Funções.H17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2_5f_1" style:base-cell-address="Funções.H8"/>
      <style:map style:condition="cell-content()=&quot;A&quot;" style:apply-style-name="Excel_5f_CondFormat_5f_3_5f_2_5f_2" style:base-cell-address="Funções.H8"/>
      <style:map style:condition="cell-content()=&quot;E&quot;" style:apply-style-name="Excel_5f_CondFormat_5f_3_5f_2_5f_3" style:base-cell-address="Funções.H8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3_5f_1_5f_1" style:base-cell-address="Funções.H139"/>
      <style:map style:condition="cell-content()=&quot;A&quot;" style:apply-style-name="Excel_5f_CondFormat_5f_3_5f_1_5f_2" style:base-cell-address="Funções.H139"/>
      <style:map style:condition="cell-content()=&quot;E&quot;" style:apply-style-name="Excel_5f_CondFormat_5f_3_5f_1_5f_3" style:base-cell-address="Funções.H139"/>
    </style:style>
    <style:style style:name="ce12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144" style:family="table-cell" style:parent-style-name="Default">
      <style:table-cell-properties fo:border-bottom="0.74pt solid #000000" fo:background-color="#969696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47" style:family="table-cell" style:parent-style-name="Default">
      <style:table-cell-properties fo:border-bottom="0.74pt solid #000000" fo:background-color="#969696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150" style:family="table-cell" style:parent-style-name="Default">
      <style:table-cell-properties fo:border-bottom="0.74pt solid #000000" fo:background-color="#969696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3" style:family="table-cell" style:parent-style-name="Normal_5f_Fator_20_de_20_Ajuste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Normal_5f_Fator_20_de_20_Ajuste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7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8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4pt" fo:font-style="normal" fo:text-shadow="none" style:text-underline-style="none" fo:font-weight="normal" style:font-size-asian="14pt" style:font-style-asian="normal" style:font-weight-asian="normal" style:font-name-complex="Franklin Gothic Medium" style:font-size-complex="14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order="none" fo:padding="0.71mm" style:rotation-align="none"/>
    </style:style>
    <style:style style:name="ce1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5" style:family="table-cell" style:parent-style-name="Default">
      <style:table-cell-properties fo:border-bottom="1.76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7" style:family="table-cell" style:parent-style-name="Default" style:data-style-name="N2">
      <style:table-cell-properties fo:border-bottom="0.74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8" style:family="table-cell" style:parent-style-name="Default" style:data-style-name="N2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17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171" style:family="table-cell" style:parent-style-name="Default" style:data-style-name="N10">
      <style:table-cell-properties fo:padding="0.71mm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5.76mm" fo:min-width="55.0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19.6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16.5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3mm" fo:min-width="20.7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mm" fo:min-width="27.4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64mm" fo:min-width="36.4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3.01mm" fo:min-width="62.9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72mm" fo:min-width="47.0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61mm" fo:min-width="25.5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0.1mm" fo:min-width="73.0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9mm" fo:min-width="27.4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stroke="solid" svg:stroke-width="0.26mm" svg:stroke-color="#000000" draw:marker-start="msArrowEnd_20_5" draw:marker-start-width="2.1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5.6mm" fo:min-width="30.8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imes New 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ahoma1" style:font-size-asian="8pt" style:language-asian="zh" style:country-asian="CN" style:font-style-asian="normal" style:font-weight-asian="normal" style:font-name-complex="Times New 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Tahoma1" style:font-size-asian="8pt" style:language-asian="zh" style:country-asian="CN" style:font-style-asian="normal" style:font-weight-asian="bold" style:font-name-complex="Times New Roman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112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112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7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1" table:number-columns-repeated="52" table:default-cell-style-name="ce3"/>
        <table:table-column table:style-name="co5" table:number-columns-repeated="179" table:default-cell-style-name="ce3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30" table:number-rows-spanned="3">
            <text:p>Identificação da Contagem</text:p>
          </table:table-cell>
          <table:covered-table-cell table:number-columns-repeated="29" table:style-name="ce1"/>
          <table:table-cell table:number-columns-repeated="994"/>
        </table:table-row>
        <table:table-row table:style-name="ro1">
          <table:covered-table-cell table:number-columns-repeated="30" table:style-name="ce1"/>
          <table:table-cell table:number-columns-repeated="994"/>
        </table:table-row>
        <table:table-row table:style-name="ro1">
          <table:covered-table-cell table:number-columns-repeated="30" table:style-name="ce1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9" table:number-columns-spanned="12" table:number-rows-spanned="1"/>
          <table:covered-table-cell table:number-columns-repeated="11" table:style-name="ce9"/>
          <table:table-cell table:style-name="ce15" office:value-type="string" calcext:value-type="string" table:number-columns-spanned="2" table:number-rows-spanned="1">
            <text:p>R$/PF</text:p>
          </table:table-cell>
          <table:covered-table-cell table:style-name="ce15"/>
          <table:table-cell table:style-name="ce22" table:number-columns-spanned="3" table:number-rows-spanned="1"/>
          <table:covered-table-cell table:number-columns-repeated="2" table:style-name="ce22"/>
          <table:table-cell table:style-name="ce15" office:value-type="string" calcext:value-type="string" table:number-columns-spanned="2" table:number-rows-spanned="1">
            <text:p>Custo</text:p>
          </table:table-cell>
          <table:covered-table-cell table:style-name="ce15"/>
          <table:table-cell table:style-name="ce25" table:formula="of:=[.Y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5" office:value-type="string" calcext:value-type="string" table:number-columns-spanned="2" table:number-rows-spanned="1">
            <text:p>PF</text:p>
          </table:table-cell>
          <table:covered-table-cell table:style-name="ce15"/>
          <table:table-cell table:style-name="ce20" table:formula="of:=[.AA14]" office:value-type="float" office:value="86" calcext:value-type="float" table:number-columns-spanned="6" table:number-rows-spanned="1">
            <text:p>86,00 </text:p>
          </table:table-cell>
          <table:covered-table-cell table:number-columns-repeated="5" table:style-name="ce20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5" office:value-type="string" calcext:value-type="string" table:number-columns-spanned="2" table:number-rows-spanned="1">
            <text:p>PFA</text:p>
          </table:table-cell>
          <table:covered-table-cell table:style-name="ce15"/>
          <table:table-cell table:style-name="ce26" table:formula="of:=[$Ajuste.G23]" office:value-type="float" office:value="86" calcext:value-type="float" table:number-columns-spanned="6" table:number-rows-spanned="1">
            <text:p>86,00 </text:p>
          </table:table-cell>
          <table:covered-table-cell table:number-columns-repeated="5" table:style-name="ce26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0" table:number-columns-spanned="17" table:number-rows-spanned="1"/>
          <table:covered-table-cell table:number-columns-repeated="16" table:style-name="ce10"/>
          <table:table-cell table:style-name="ce16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6"/>
          <table:table-cell table:style-name="ce27" table:number-columns-spanned="5" table:number-rows-spanned="1"/>
          <table:covered-table-cell table:number-columns-repeated="4" table:style-name="ce27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9" table:number-columns-spanned="17" table:number-rows-spanned="1"/>
          <table:covered-table-cell table:number-columns-repeated="16" table:style-name="ce9"/>
          <table:table-cell table:style-name="ce16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6"/>
          <table:table-cell table:style-name="ce27" table:number-columns-spanned="5" table:number-rows-spanned="1"/>
          <table:covered-table-cell table:number-columns-repeated="4" table:style-name="ce27"/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8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table-cell table:style-name="ce14" office:value-type="string" calcext:value-type="string" table:number-columns-spanned="2" table:number-rows-spanned="5">
            <text:p>Sumário</text:p>
          </table:table-cell>
          <table:covered-table-cell table:style-name="ce14"/>
          <table:table-cell table:style-name="ce15" office:value-type="string" calcext:value-type="string" table:number-columns-spanned="6" table:number-rows-spanned="1">
            <text:p>PF não Ajustado</text:p>
          </table:table-cell>
          <table:covered-table-cell table:number-columns-repeated="5" table:style-name="ce15"/>
          <table:table-cell table:style-name="ce15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5"/>
          <table:table-cell table:style-name="ce15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5"/>
          <table:table-cell table:style-name="ce28" table:number-columns-repeated="2"/>
          <table:table-cell table:number-columns-repeated="992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8"/>
          <table:table-cell table:style-name="ce12" office:value-type="string" calcext:value-type="string">
            <text:p>x</text:p>
          </table:table-cell>
          <table:table-cell table:style-name="ce13" table:number-columns-repeated="2"/>
          <table:covered-table-cell table:number-columns-repeated="2" table:style-name="ce14"/>
          <table:table-cell table:style-name="ce16" office:value-type="string" calcext:value-type="string" table:number-columns-spanned="2" table:number-rows-spanned="1">
            <text:p>Incluídos</text:p>
          </table:table-cell>
          <table:covered-table-cell table:style-name="ce16"/>
          <table:table-cell table:style-name="ce20" table:formula="of:=[$Sumário.E55]" office:value-type="float" office:value="86" calcext:value-type="float" table:number-columns-spanned="4" table:number-rows-spanned="1">
            <text:p>86,00 </text:p>
          </table:table-cell>
          <table:covered-table-cell table:number-columns-repeated="3" table:style-name="ce20"/>
          <table:table-cell table:style-name="ce23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3"/>
          <table:table-cell table:style-name="ce20" table:formula="of:=[.S11]*[.W11]" office:value-type="float" office:value="86" calcext:value-type="float" table:number-columns-spanned="4" table:number-rows-spanned="1">
            <text:p>86,00 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7" office:value-type="string" calcext:value-type="string" table:number-columns-spanned="2" table:number-rows-spanned="1">
            <text:p>Alterados</text:p>
          </table:table-cell>
          <table:covered-table-cell table:style-name="ce17"/>
          <table:table-cell table:style-name="ce20" table:formula="of:=[$Sumário.E56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style-name="ce23" office:value-type="float" office:value="0.6" calcext:value-type="float" table:number-columns-spanned="4" table:number-rows-spanned="1">
            <text:p>0,60</text:p>
          </table:table-cell>
          <table:covered-table-cell table:number-columns-repeated="3" table:style-name="ce23"/>
          <table:table-cell table:style-name="ce20" table:formula="of:=[.S12]*[.W12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8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8"/>
          <table:table-cell table:style-name="ce12"/>
          <table:table-cell table:style-name="ce13" table:number-columns-repeated="2"/>
          <table:covered-table-cell table:number-columns-repeated="2" table:style-name="ce14"/>
          <table:table-cell table:style-name="ce17" office:value-type="string" calcext:value-type="string" table:number-columns-spanned="2" table:number-rows-spanned="1">
            <text:p>Excluidos</text:p>
          </table:table-cell>
          <table:covered-table-cell table:style-name="ce17"/>
          <table:table-cell table:style-name="ce20" table:formula="of:=[$Sumário.E57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style-name="ce23" office:value-type="float" office:value="0.4" calcext:value-type="float" table:number-columns-spanned="4" table:number-rows-spanned="1">
            <text:p>0,40</text:p>
          </table:table-cell>
          <table:covered-table-cell table:number-columns-repeated="3" table:style-name="ce23"/>
          <table:table-cell table:style-name="ce20" table:formula="of:=[.S13]*[.W13]" office:value-type="float" office:value="0" calcext:value-type="float" table:number-columns-spanned="4" table:number-rows-spanned="1">
            <text:p>- </text:p>
          </table:table-cell>
          <table:covered-table-cell table:number-columns-repeated="3" table:style-name="ce20"/>
          <table:table-cell table:number-columns-repeated="994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3" table:number-columns-repeated="2"/>
          <table:covered-table-cell table:number-columns-repeated="2" table:style-name="ce14"/>
          <table:table-cell table:style-name="ce18" office:value-type="string" calcext:value-type="string" table:number-columns-spanned="2" table:number-rows-spanned="1">
            <text:p>Total</text:p>
          </table:table-cell>
          <table:covered-table-cell table:style-name="ce18"/>
          <table:table-cell table:style-name="ce21" table:formula="of:=SUM([.S11:.V13])" office:value-type="float" office:value="86" calcext:value-type="float" table:number-columns-spanned="4" table:number-rows-spanned="1">
            <text:p>86,00 </text:p>
          </table:table-cell>
          <table:covered-table-cell table:number-columns-repeated="3" table:style-name="ce21"/>
          <table:table-cell table:style-name="ce24" table:number-columns-spanned="4" table:number-rows-spanned="1"/>
          <table:covered-table-cell table:number-columns-repeated="3" table:style-name="ce24"/>
          <table:table-cell table:style-name="ce21" table:formula="of:=SUM([.AA11:.AD13])" office:value-type="float" office:value="86" calcext:value-type="float" table:number-columns-spanned="4" table:number-rows-spanned="1">
            <text:p>86,00 </text:p>
          </table:table-cell>
          <table:covered-table-cell table:number-columns-repeated="3" table:style-name="ce21"/>
          <table:table-cell table:number-columns-repeated="994"/>
        </table:table-row>
        <table:table-row table:style-name="ro1">
          <table:table-cell table:number-columns-repeated="4"/>
          <table:table-cell table:style-name="ce6" table:number-columns-repeated="13"/>
          <table:table-cell table:style-name="ce19"/>
          <table:table-cell table:style-name="ce6"/>
          <table:table-cell table:number-columns-repeated="1005"/>
        </table:table-row>
        <table:table-row table:style-name="ro1">
          <table:table-cell/>
          <table:table-cell table:style-name="ce7" table:number-columns-repeated="2"/>
          <table:table-cell table:number-columns-repeated="2"/>
          <table:table-cell table:style-name="ce7" table:number-columns-repeated="4"/>
          <table:table-cell table:style-name="ce6"/>
          <table:table-cell table:style-name="ce11" office:value-type="string" calcext:value-type="string" table:number-columns-spanned="9" table:number-rows-spanned="1">
            <office:annotation draw:style-name="gr1" draw:text-style-name="P2" svg:width="60.08mm" svg:height="38.36mm" svg:x="109.82mm" svg:y="66.22mm" draw:caption-point-x="0.18mm" draw:caption-point-y="3mm">
              <dc:date>2016-03-03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1"/>
          <table:table-cell table:number-columns-repeated="1005"/>
        </table:table-row>
        <table:table-row table:style-name="ro1">
          <table:table-cell table:style-name="ce5" table:number-columns-spanned="30" table:number-rows-spanned="22"/>
          <table:covered-table-cell table:number-columns-repeated="29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1">
          <table:table-cell table:style-name="ce6" table:number-columns-repeated="10"/>
          <table:table-cell table:style-name="ce11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1"/>
          <table:table-cell table:number-columns-repeated="1005"/>
        </table:table-row>
        <table:table-row table:style-name="ro1">
          <table:table-cell table:style-name="ce5" table:number-columns-spanned="30" table:number-rows-spanned="20"/>
          <table:covered-table-cell table:number-columns-repeated="29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>
          <table:covered-table-cell table:number-columns-repeated="30" table:style-name="ce5"/>
          <table:table-cell table:number-columns-repeated="994"/>
        </table:table-row>
        <table:table-row table:style-name="ro1" table:number-rows-repeated="53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6" table:number-columns-repeated="9"/>
          <table:table-cell table:number-columns-repeated="1014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2" table:print-ranges="Sumário.A1:Sumário.L59">
        <office:forms form:automatic-focus="false" form:apply-design-mode="false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8" table:default-cell-style-name="ce13"/>
        <table:table-column table:style-name="co12" table:default-cell-style-name="ce13"/>
        <table:table-column table:style-name="co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5" table:number-columns-repeated="71" table:default-cell-style-name="ce13"/>
        <table:table-column table:style-name="co5" table:default-cell-style-name="ce85"/>
        <table:table-column table:style-name="co5" table:number-columns-repeated="173" table:default-cell-style-name="ce13"/>
        <table:table-column table:style-name="co5" table:number-columns-repeated="767" table:default-cell-style-name="Default"/>
        <table:table-row table:style-name="ro1">
          <table:table-cell table:style-name="ce29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29"/>
          <table:table-cell table:number-columns-repeated="1012"/>
        </table:table-row>
        <table:table-row table:style-name="ro1">
          <table:covered-table-cell table:number-columns-repeated="12" table:style-name="ce29"/>
          <table:table-cell table:number-columns-repeated="1012"/>
        </table:table-row>
        <table:table-row table:style-name="ro1">
          <table:covered-table-cell table:number-columns-repeated="12" table:style-name="ce29"/>
          <table:table-cell table:number-columns-repeated="1012"/>
        </table:table-row>
        <table:table-row table:style-name="ro1">
          <table:table-cell table:style-name="ce3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30"/>
          <table:table-cell table:style-name="ce59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59"/>
          <table:table-cell table:number-columns-repeated="1012"/>
        </table:table-row>
        <table:table-row table:style-name="ro1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5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9"/>
          <table:table-cell table:number-columns-repeated="1012"/>
        </table:table-row>
        <table:table-row table:style-name="ro1">
          <table:table-cell table:style-name="ce32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38" table:number-columns-repeated="2"/>
          <table:table-cell table:style-name="ce52" table:number-columns-repeated="2"/>
          <table:table-cell table:style-name="ce6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60"/>
          <table:table-cell table:style-name="ce60" table:formula="of:=&quot; Custo= &quot;&amp;DOLLAR([$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60"/>
          <table:table-cell table:style-name="ce74" table:formula="of:=&quot;PF  = &quot;&amp;VALUE([$Contagem.Y5])" office:value-type="string" office:string-value="PF  = 86" calcext:value-type="string" table:number-columns-spanned="2" table:number-rows-spanned="1">
            <text:p>PF <text:s/>= 86</text:p>
          </table:table-cell>
          <table:covered-table-cell table:style-name="ce74"/>
          <table:table-cell table:number-columns-repeated="1012"/>
        </table:table-row>
        <table:table-row table:style-name="ro1">
          <table:table-cell table:style-name="ce33" office:value-type="string" calcext:value-type="string" table:number-columns-spanned="2" table:number-rows-spanned="2">
            <text:p>Tipo de Função</text:p>
          </table:table-cell>
          <table:covered-table-cell table:style-name="ce33"/>
          <table:table-cell table:style-name="ce46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46"/>
          <table:table-cell table:style-name="ce61" office:value-type="string" calcext:value-type="string" table:number-columns-spanned="1" table:number-rows-spanned="2">
            <text:p>Total por Complexidade</text:p>
          </table:table-cell>
          <table:table-cell table:style-name="ce61" table:number-columns-spanned="1" table:number-rows-spanned="2"/>
          <table:table-cell table:style-name="ce67" office:value-type="string" calcext:value-type="string" table:number-columns-spanned="2" table:number-rows-spanned="2">
            <text:p>% </text:p>
          </table:table-cell>
          <table:covered-table-cell table:style-name="ce67"/>
          <table:table-cell table:style-name="ce67" table:number-columns-spanned="2" table:number-rows-spanned="2"/>
          <table:covered-table-cell table:style-name="ce67"/>
          <table:table-cell table:number-columns-repeated="1012"/>
        </table:table-row>
        <table:table-row table:style-name="ro1">
          <table:covered-table-cell table:number-columns-repeated="2" table:style-name="ce33"/>
          <table:covered-table-cell table:number-columns-repeated="4" table:style-name="ce46"/>
          <table:covered-table-cell table:number-columns-repeated="3" table:style-name="ce61"/>
          <table:covered-table-cell table:number-columns-repeated="3" table:style-name="ce67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7" table:number-columns-repeated="9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3" draw:text-style-name="P2" svg:width="24.63mm" svg:height="4.5mm" svg:x="36.36mm" svg:y="39.16mm" draw:caption-point-x="-14.65mm" draw:caption-point-y="-0.96mm">
              <dc:date>2016-03-03T00:00:00</dc:date>
              <text:p text:style-name="P1"><text:span text:style-name="T1">Entrada Externa</text:span></text:p>
            </office:annotation>
            <text:p>EE</text:p>
          </table:table-cell>
          <table:table-cell table:style-name="ce48" table:formula="of:=COUNTIF([$Funções.K1:.K127];&quot;EEL&quot;)" office:value-type="float" office:value="11" calcext:value-type="float">
            <text:p>11</text:p>
          </table:table-cell>
          <table:table-cell table:style-name="ce49"/>
          <table:table-cell table:style-name="ce54" office:value-type="string" calcext:value-type="string">
            <text:p>Baixa</text:p>
          </table:table-cell>
          <table:table-cell table:style-name="ce54" office:value-type="string" calcext:value-type="string">
            <text:p>x 3</text:p>
          </table:table-cell>
          <table:table-cell table:style-name="ce48" table:formula="of:=[.C10]*3" office:value-type="float" office:value="33" calcext:value-type="float">
            <text:p>33</text:p>
          </table:table-cell>
          <table:table-cell table:style-name="ce49"/>
          <table:table-cell table:style-name="ce68"/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EEA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Média</text:p>
          </table:table-cell>
          <table:table-cell table:style-name="ce54" office:value-type="string" calcext:value-type="string">
            <text:p>x 4</text:p>
          </table:table-cell>
          <table:table-cell table:style-name="ce48" table:formula="of:=[.C11]*4" office:value-type="float" office:value="0" calcext:value-type="float">
            <text:p>0</text:p>
          </table:table-cell>
          <table:table-cell table:style-name="ce49"/>
          <table:table-cell table:style-name="ce68"/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EEH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Alta</text:p>
          </table:table-cell>
          <table:table-cell table:style-name="ce54" office:value-type="string" calcext:value-type="string">
            <text:p>x 6</text:p>
          </table:table-cell>
          <table:table-cell table:style-name="ce48" table:formula="of:=[.C12]*6" office:value-type="float" office:value="0" calcext:value-type="float">
            <text:p>0</text:p>
          </table:table-cell>
          <table:table-cell table:style-name="ce49"/>
          <table:table-cell table:style-name="ce68"/>
          <table:table-cell table:style-name="ce49"/>
          <table:table-cell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10:.C12])" office:value-type="float" office:value="11" calcext:value-type="float">
            <text:p>11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10:.G12])" office:value-type="float" office:value="33" calcext:value-type="float">
            <text:p>33</text:p>
          </table:table-cell>
          <table:table-cell table:style-name="ce49"/>
          <table:table-cell table:style-name="ce69" table:formula="of:=IF([.$G$45]&lt;&gt;0;[.G14]/[.$G$45];&quot;&quot;)" office:value-type="percentage" office:value="0.383720930232558" calcext:value-type="percentage">
            <text:p>38,4%</text:p>
          </table:table-cell>
          <table:table-cell table:style-name="ce49" table:number-columns-repeated="2"/>
          <table:table-cell table:style-name="ce80"/>
          <table:table-cell table:number-columns-repeated="2"/>
          <table:table-cell table:style-name="ce84"/>
          <table:table-cell table:number-columns-repeated="1009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9" table:number-columns-repeated="9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4" draw:text-style-name="P2" svg:width="21.56mm" svg:height="4.5mm" svg:x="36.36mm" svg:y="70.11mm" draw:caption-point-x="-14.65mm" draw:caption-point-y="-6.25mm">
              <dc:date>2016-03-03T00:00:00</dc:date>
              <text:p text:style-name="P1"><text:span text:style-name="T1">Saída Externa</text:span></text:p>
            </office:annotation>
            <text:p>SE</text:p>
          </table:table-cell>
          <table:table-cell table:style-name="ce48" table:formula="of:=COUNTIF([$Funções.K1:.K127];&quot;SEL&quot;)" office:value-type="float" office:value="3" calcext:value-type="float">
            <text:p>3</text:p>
          </table:table-cell>
          <table:table-cell table:style-name="ce49"/>
          <table:table-cell table:style-name="ce54" office:value-type="string" calcext:value-type="string">
            <text:p>Baixa</text:p>
          </table:table-cell>
          <table:table-cell table:style-name="ce54" office:value-type="string" calcext:value-type="string">
            <text:p>x 4</text:p>
          </table:table-cell>
          <table:table-cell table:style-name="ce48" table:formula="of:=[.C17]*4" office:value-type="float" office:value="12" calcext:value-type="float">
            <text:p>12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SEA&quot;)" office:value-type="float" office:value="1" calcext:value-type="float">
            <text:p>1</text:p>
          </table:table-cell>
          <table:table-cell table:style-name="ce49"/>
          <table:table-cell table:style-name="ce54" office:value-type="string" calcext:value-type="string">
            <text:p>Média</text:p>
          </table:table-cell>
          <table:table-cell table:style-name="ce54" office:value-type="string" calcext:value-type="string">
            <text:p>x 5</text:p>
          </table:table-cell>
          <table:table-cell table:style-name="ce48" table:formula="of:=[.C18]*5" office:value-type="float" office:value="5" calcext:value-type="float">
            <text:p>5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SEH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Alta</text:p>
          </table:table-cell>
          <table:table-cell table:style-name="ce54" office:value-type="string" calcext:value-type="string">
            <text:p>x 7</text:p>
          </table:table-cell>
          <table:table-cell table:style-name="ce48" table:formula="of:=[.C19]*7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17:.C19])" office:value-type="float" office:value="4" calcext:value-type="float">
            <text:p>4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17:.G19])" office:value-type="float" office:value="17" calcext:value-type="float">
            <text:p>17</text:p>
          </table:table-cell>
          <table:table-cell table:style-name="ce49"/>
          <table:table-cell table:style-name="ce70" table:formula="of:=IF([.$G$45]&lt;&gt;0;[.G21]/[.$G$45];&quot;&quot;)" office:value-type="percentage" office:value="0.197674418604651" calcext:value-type="percentage">
            <text:p>19,8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9"/>
          <table:table-cell table:style-name="ce47" table:number-columns-repeated="3"/>
          <table:table-cell table:style-name="ce49"/>
          <table:table-cell table:style-name="ce47" table:number-columns-repeated="4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5" draw:text-style-name="P2" svg:width="25.75mm" svg:height="4.23mm" svg:x="36.36mm" svg:y="101.07mm" draw:caption-point-x="-14.65mm" draw:caption-point-y="-11.55mm">
              <dc:date>2016-03-03T00:00:00</dc:date>
              <text:p text:style-name="P1"><text:span text:style-name="T1">Consulta Externa</text:span></text:p>
            </office:annotation>
            <text:p>CE</text:p>
          </table:table-cell>
          <table:table-cell table:style-name="ce48" table:formula="of:=COUNTIF([$Funções.K1:.K127];&quot;CEL&quot;)" office:value-type="float" office:value="5" calcext:value-type="float">
            <text:p>5</text:p>
          </table:table-cell>
          <table:table-cell table:style-name="ce49"/>
          <table:table-cell table:style-name="ce54" office:value-type="string" calcext:value-type="string">
            <text:p>Baixa</text:p>
          </table:table-cell>
          <table:table-cell table:style-name="ce54" office:value-type="string" calcext:value-type="string">
            <text:p>x 3</text:p>
          </table:table-cell>
          <table:table-cell table:style-name="ce48" table:formula="of:=[.C24]*3" office:value-type="float" office:value="15" calcext:value-type="float">
            <text:p>15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CEA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Média</text:p>
          </table:table-cell>
          <table:table-cell table:style-name="ce54" office:value-type="string" calcext:value-type="string">
            <text:p>x 4</text:p>
          </table:table-cell>
          <table:table-cell table:style-name="ce48" table:formula="of:=[.C25]*4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CEH&quot;)" office:value-type="float" office:value="0" calcext:value-type="float">
            <text:p>0</text:p>
          </table:table-cell>
          <table:table-cell table:style-name="ce49"/>
          <table:table-cell table:style-name="ce54" office:value-type="string" calcext:value-type="string">
            <text:p>Alta</text:p>
          </table:table-cell>
          <table:table-cell table:style-name="ce54" office:value-type="string" calcext:value-type="string">
            <text:p>x 6</text:p>
          </table:table-cell>
          <table:table-cell table:style-name="ce48" table:formula="of:=[.C26]*6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24:.C26])" office:value-type="float" office:value="5" calcext:value-type="float">
            <text:p>5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24:.G26])" office:value-type="float" office:value="15" calcext:value-type="float">
            <text:p>15</text:p>
          </table:table-cell>
          <table:table-cell table:style-name="ce49"/>
          <table:table-cell table:style-name="ce71" table:formula="of:=IF([.$G$45]&lt;&gt;0;[.G28]/[.$G$45];&quot;&quot;)" office:value-type="percentage" office:value="0.174418604651163" calcext:value-type="percentage">
            <text:p>17,4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9"/>
          <table:table-cell table:style-name="ce47" table:number-columns-repeated="3"/>
          <table:table-cell table:style-name="ce49"/>
          <table:table-cell table:style-name="ce47" table:number-columns-repeated="4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6" draw:text-style-name="P2" svg:width="32.45mm" svg:height="4.5mm" svg:x="36.36mm" svg:y="132.03mm" draw:caption-point-x="-14.65mm" draw:caption-point-y="-16.84mm">
              <dc:date>2016-03-03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48" table:formula="of:=COUNTIF([$Funções.K1:.K127];&quot;ALIL&quot;)" office:value-type="float" office:value="3" calcext:value-type="float">
            <text:p>3</text:p>
          </table:table-cell>
          <table:table-cell table:style-name="ce49"/>
          <table:table-cell table:style-name="ce49" office:value-type="string" calcext:value-type="string">
            <text:p>Baixa</text:p>
          </table:table-cell>
          <table:table-cell table:style-name="ce49" office:value-type="string" calcext:value-type="string">
            <text:p>x 7</text:p>
          </table:table-cell>
          <table:table-cell table:style-name="ce48" table:formula="of:=[.C31]*7" office:value-type="float" office:value="21" calcext:value-type="float">
            <text:p>21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ALIA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Média</text:p>
          </table:table-cell>
          <table:table-cell table:style-name="ce49" office:value-type="string" calcext:value-type="string">
            <text:p>x 10</text:p>
          </table:table-cell>
          <table:table-cell table:style-name="ce48" table:formula="of:=[.C32]*10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ALIH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Alta</text:p>
          </table:table-cell>
          <table:table-cell table:style-name="ce49" office:value-type="string" calcext:value-type="string">
            <text:p>x 15</text:p>
          </table:table-cell>
          <table:table-cell table:style-name="ce48" table:formula="of:=[.C33]*15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31:.C33])" office:value-type="float" office:value="3" calcext:value-type="float">
            <text:p>3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31:.G33])" office:value-type="float" office:value="21" calcext:value-type="float">
            <text:p>21</text:p>
          </table:table-cell>
          <table:table-cell table:style-name="ce49"/>
          <table:table-cell table:style-name="ce72" table:formula="of:=IF([.$G$45]&lt;&gt;0;[.G35]/[.$G$45];&quot;&quot;)" office:value-type="percentage" office:value="0.244186046511628" calcext:value-type="percentage">
            <text:p>24,4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4"/>
          <table:table-cell table:style-name="ce39"/>
          <table:table-cell table:style-name="ce49"/>
          <table:table-cell table:style-name="ce47" table:number-columns-repeated="3"/>
          <table:table-cell table:style-name="ce49"/>
          <table:table-cell table:style-name="ce47" table:number-columns-repeated="4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7" draw:text-style-name="P2" svg:width="41.41mm" svg:height="4.24mm" svg:x="36.36mm" svg:y="162.98mm" draw:caption-point-x="-14.65mm" draw:caption-point-y="-22.13mm">
              <dc:date>2016-03-03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48" table:formula="of:=COUNTIF([$Funções.K1:.K127];&quot;AIEL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Baixa</text:p>
          </table:table-cell>
          <table:table-cell table:style-name="ce49" office:value-type="string" calcext:value-type="string">
            <text:p>x 5</text:p>
          </table:table-cell>
          <table:table-cell table:style-name="ce48" table:formula="of:=[.C38]*5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AIEA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Média</text:p>
          </table:table-cell>
          <table:table-cell table:style-name="ce49" office:value-type="string" calcext:value-type="string">
            <text:p>x 7</text:p>
          </table:table-cell>
          <table:table-cell table:style-name="ce48" table:formula="of:=[.C39]*7" office:value-type="float" office:value="0" calcext:value-type="float">
            <text:p>0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8" table:formula="of:=COUNTIF([$Funções.K1:.K127];&quot;AIEH&quot;)" office:value-type="float" office:value="0" calcext:value-type="float">
            <text:p>0</text:p>
          </table:table-cell>
          <table:table-cell table:style-name="ce49"/>
          <table:table-cell table:style-name="ce49" office:value-type="string" calcext:value-type="string">
            <text:p>Alta</text:p>
          </table:table-cell>
          <table:table-cell table:style-name="ce49" office:value-type="string" calcext:value-type="string">
            <text:p>x 10</text:p>
          </table:table-cell>
          <table:table-cell table:style-name="ce48" table:formula="of:=[.C40]*10" office:value-type="float" office:value="0" calcext:value-type="float">
            <text:p>0</text:p>
          </table:table-cell>
          <table:table-cell table:style-name="ce49" table:number-columns-repeated="4"/>
          <table:table-cell table:style-name="ce81"/>
          <table:table-cell table:number-columns-repeated="1012"/>
        </table:table-row>
        <table:table-row table:style-name="ro4">
          <table:table-cell table:style-name="ce35"/>
          <table:table-cell table:style-name="ce40"/>
          <table:table-cell table:style-name="ce47"/>
          <table:table-cell table:style-name="ce49" table:number-columns-repeated="3"/>
          <table:table-cell table:style-name="ce47"/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1" office:value-type="string" calcext:value-type="string">
            <text:p>Total</text:p>
          </table:table-cell>
          <table:table-cell table:style-name="ce48" table:formula="of:=SUM([.C38:.C40])" office:value-type="float" office:value="0" calcext:value-type="float">
            <text:p>0</text:p>
          </table:table-cell>
          <table:table-cell table:style-name="ce49" table:number-columns-repeated="2"/>
          <table:table-cell table:style-name="ce41" office:value-type="string" calcext:value-type="string">
            <text:p>Total</text:p>
          </table:table-cell>
          <table:table-cell table:style-name="ce48" table:formula="of:=SUM([.G38:.G40])" office:value-type="float" office:value="0" calcext:value-type="float">
            <text:p>0</text:p>
          </table:table-cell>
          <table:table-cell table:style-name="ce49"/>
          <table:table-cell table:style-name="ce73" table:formula="of:=IF([.$G$45]&lt;&gt;0;[.G42]/[.$G$45];&quot;&quot;)" office:value-type="percentage" office:value="0" calcext:value-type="percentage">
            <text:p>0,0%</text:p>
          </table:table-cell>
          <table:table-cell table:style-name="ce49" table:number-columns-repeated="2"/>
          <table:table-cell table:style-name="ce80"/>
          <table:table-cell table:number-columns-repeated="1012"/>
        </table:table-row>
        <table:table-row table:style-name="ro5">
          <table:table-cell table:style-name="ce36"/>
          <table:table-cell table:style-name="ce42"/>
          <table:table-cell table:style-name="ce48" table:number-columns-repeated="9"/>
          <table:table-cell table:style-name="ce82"/>
          <table:table-cell table:number-columns-repeated="1012"/>
        </table:table-row>
        <table:table-row table:style-name="ro1">
          <table:table-cell table:style-name="ce35"/>
          <table:table-cell table:style-name="ce40"/>
          <table:table-cell table:style-name="ce49" table:number-columns-repeated="5"/>
          <table:table-cell table:style-name="ce49">
            <draw:frame table:end-cell-address="Sumário.L51" table:end-x="12.61mm" table:end-y="4.5mm" draw:z-index="0" draw:name="Gráfico 8" draw:style-name="gr2" draw:text-style-name="P3" svg:width="62.66mm" svg:height="33.83mm" svg:x="0.84mm" svg:y="0.31mm">
              <loext:p draw:notify-on-update-of-ranges="Sumário.I14:Sumário.I14 Sumário.I21:Sumário.I21 Sumário.I28:Sumário.I28 Sumário.I35:Sumário.I35 Sumário.I42:Sumário.I4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9" table:number-columns-repeated="3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text:p>Total PF não ajustados (contagem detalhada)</text:p>
          </table:table-cell>
          <table:table-cell table:style-name="ce49" table:number-columns-repeated="4"/>
          <table:table-cell table:style-name="ce48" table:formula="of:=SUM([.G14]+[.G21]+[.G28]+[.G35]+[.G42])" office:value-type="float" office:value="86" calcext:value-type="float">
            <text:p>86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8" draw:text-style-name="P2" svg:width="67.95mm" svg:height="15.61mm" svg:x="36.65mm" svg:y="196.85mm" draw:caption-point-x="-14.94mm" draw:caption-point-y="-26.1mm">
              <dc:date>2016-03-03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49" table:number-columns-repeated="4"/>
          <table:table-cell table:style-name="ce48" table:formula="of:=([.C10]+[.C11]+[.C12])*4+([.C17]+[.C18]+[.C19])*5+([.C24]+[.C25]+[.C26])*4+([.C31]+[.C32]+[.C33])*7+([.C38]+[.C39]+[.C40])*5" office:value-type="float" office:value="105" calcext:value-type="float">
            <text:p>105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office:annotation draw:style-name="gr8" draw:text-style-name="P2" svg:width="67.95mm" svg:height="15.61mm" svg:x="36.65mm" svg:y="201.08mm" draw:caption-point-x="-14.94mm" draw:caption-point-y="-26.1mm">
              <dc:date>2016-03-03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49" table:number-columns-repeated="4"/>
          <table:table-cell table:style-name="ce48" table:formula="of:=([.C31]+[.C32]+[.C33])*35+([.C38]+[.C39]+[.C40])*15" office:value-type="float" office:value="105" calcext:value-type="float">
            <text:p>105</text:p>
          </table:table-cell>
          <table:table-cell table:style-name="ce49" table:number-columns-repeated="4"/>
          <table:table-cell table:style-name="ce80"/>
          <table:table-cell table:number-columns-repeated="1012"/>
        </table:table-row>
        <table:table-row table:style-name="ro1" table:number-rows-repeated="2">
          <table:table-cell table:style-name="ce35"/>
          <table:table-cell table:style-name="ce40"/>
          <table:table-cell table:style-name="ce49" table:number-columns-repeated="9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number-columns-repeated="6"/>
          <table:table-cell table:style-name="ce49" table:number-columns-repeated="3"/>
          <table:table-cell/>
          <table:table-cell table:style-name="ce80"/>
          <table:table-cell table:number-columns-repeated="1012"/>
        </table:table-row>
        <table:table-row table:style-name="ro2">
          <table:table-cell table:style-name="ce35"/>
          <table:table-cell table:number-columns-repeated="6"/>
          <table:table-cell table:style-name="ce49" table:number-columns-repeated="3"/>
          <table:table-cell/>
          <table:table-cell table:style-name="ce80"/>
          <table:table-cell table:number-columns-repeated="1012"/>
        </table:table-row>
        <table:table-row table:style-name="ro1">
          <table:table-cell table:style-name="ce34"/>
          <table:table-cell table:style-name="ce39" table:number-columns-repeated="10"/>
          <table:table-cell table:style-name="ce79"/>
          <table:table-cell table:number-columns-repeated="1012"/>
        </table:table-row>
        <table:table-row table:style-name="ro1">
          <table:table-cell table:style-name="ce35"/>
          <table:table-cell table:style-name="ce40" office:value-type="string" calcext:value-type="string">
            <text:p>Total de PF Local</text:p>
          </table:table-cell>
          <table:table-cell table:style-name="ce40" table:number-columns-repeated="9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0" table:number-columns-repeated="3"/>
          <table:table-cell table:style-name="ce55" office:value-type="string" calcext:value-type="string">
            <text:p>NÃO AJS</text:p>
          </table:table-cell>
          <table:table-cell table:style-name="ce55" office:value-type="string" calcext:value-type="string">
            <text:p>DFL</text:p>
          </table:table-cell>
          <table:table-cell table:style-name="ce55" office:value-type="string" calcext:value-type="string">
            <text:p>LOCAL</text:p>
          </table:table-cell>
          <table:table-cell table:style-name="ce40" table:number-columns-repeated="4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43"/>
          <table:table-cell table:style-name="ce56" table:formula="of:=SUMIF([$Funções.$H$8:.$H$227];&quot;I&quot;;[$Funções.$N$8:.$N$227])" office:value-type="float" office:value="86" calcext:value-type="float">
            <text:p>86,00</text:p>
          </table:table-cell>
          <table:table-cell table:style-name="ce56" table:formula="of:=[$Contagem.W11]" office:value-type="float" office:value="1" calcext:value-type="float">
            <text:p>1,00</text:p>
          </table:table-cell>
          <table:table-cell table:style-name="ce62" table:formula="of:=[.F55]*[.E55]" office:value-type="float" office:value="86" calcext:value-type="float">
            <text:p>86,00</text:p>
          </table:table-cell>
          <table:table-cell table:style-name="ce65" table:number-columns-repeated="3"/>
          <table:table-cell table:style-name="ce75" office:value-type="string" calcext:value-type="string">
            <text:p>TOTAL</text:p>
          </table:table-cell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43"/>
          <table:table-cell table:style-name="ce56" table:formula="of:=SUMIF([$Funções.$H$8:.$H$127];&quot;A&quot;;[$Funções.$N$8:.$N$127])" office:value-type="float" office:value="0" calcext:value-type="float">
            <text:p>0,00</text:p>
          </table:table-cell>
          <table:table-cell table:style-name="ce56" table:formula="of:=[$Contagem.W12]" office:value-type="float" office:value="0.6" calcext:value-type="float">
            <text:p>0,60</text:p>
          </table:table-cell>
          <table:table-cell table:style-name="ce62" table:formula="of:=[.F56]*[.E56]" office:value-type="float" office:value="0" calcext:value-type="float">
            <text:p>0,00</text:p>
          </table:table-cell>
          <table:table-cell table:style-name="ce65" table:number-columns-repeated="3"/>
          <table:table-cell table:style-name="ce76" table:formula="of:=[$Contagem.Y5]" office:value-type="float" office:value="86" calcext:value-type="float">
            <text:p>86,00</text:p>
          </table:table-cell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43"/>
          <table:table-cell table:style-name="ce56" table:formula="of:=SUMIF([$Funções.$H$8:.$H$2897];&quot;E&quot;;[$Funções.$N$8:.$N$8])" office:value-type="float" office:value="0" calcext:value-type="float">
            <text:p>0,00</text:p>
          </table:table-cell>
          <table:table-cell table:style-name="ce56" table:formula="of:=[$Contagem.W13]" office:value-type="float" office:value="0.4" calcext:value-type="float">
            <text:p>0,40</text:p>
          </table:table-cell>
          <table:table-cell table:style-name="ce62" table:formula="of:=[.F57]*[.E57]" office:value-type="float" office:value="0" calcext:value-type="float">
            <text:p>0,00</text:p>
          </table:table-cell>
          <table:table-cell table:style-name="ce65" table:number-columns-repeated="3"/>
          <table:table-cell table:style-name="ce40"/>
          <table:table-cell table:style-name="ce80"/>
          <table:table-cell table:number-columns-repeated="1012"/>
        </table:table-row>
        <table:table-row table:style-name="ro1">
          <table:table-cell table:style-name="ce35"/>
          <table:table-cell table:style-name="ce4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43"/>
          <table:table-cell table:style-name="ce56" table:formula="of:=SUMIF([$Funções.$H$8:.$H$8];&quot;T&quot;;[$Funções.$N$8:.$N$8])" office:value-type="float" office:value="0" calcext:value-type="float">
            <text:p>0,00</text:p>
          </table:table-cell>
          <table:table-cell table:style-name="ce56" table:formula="of:=[$Contagem.W14]" office:value-type="float" office:value="0" calcext:value-type="float">
            <text:p>0,00</text:p>
          </table:table-cell>
          <table:table-cell table:style-name="ce62" table:formula="of:=[.F58]*[.E58]" office:value-type="float" office:value="0" calcext:value-type="float">
            <text:p>0,00</text:p>
          </table:table-cell>
          <table:table-cell table:style-name="ce65" table:number-columns-repeated="3"/>
          <table:table-cell table:style-name="ce40"/>
          <table:table-cell table:style-name="ce80"/>
          <table:table-cell table:number-columns-repeated="1012"/>
        </table:table-row>
        <table:table-row table:style-name="ro1">
          <table:table-cell table:style-name="ce37"/>
          <table:table-cell table:style-name="ce44"/>
          <table:table-cell table:style-name="ce50"/>
          <table:table-cell table:style-name="ce53"/>
          <table:table-cell table:style-name="ce57"/>
          <table:table-cell table:style-name="ce53"/>
          <table:table-cell table:style-name="ce63"/>
          <table:table-cell table:style-name="ce66" table:number-columns-repeated="3"/>
          <table:table-cell table:style-name="ce77"/>
          <table:table-cell table:style-name="ce83"/>
          <table:table-cell table:number-columns-repeated="1012"/>
        </table:table-row>
        <table:table-row table:style-name="ro1" table:number-rows-repeated="2">
          <table:table-cell/>
          <table:table-cell table:style-name="ce45"/>
          <table:table-cell table:style-name="ce51"/>
          <table:table-cell/>
          <table:table-cell table:style-name="ce58"/>
          <table:table-cell/>
          <table:table-cell table:style-name="ce64"/>
          <table:table-cell table:style-name="ce65" table:number-columns-repeated="3"/>
          <table:table-cell table:style-name="ce78"/>
          <table:table-cell table:number-columns-repeated="1013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table table:name="Funções" table:style-name="ta3" table:print-ranges="Funções.A1:Funções.S8">
        <office:forms form:automatic-focus="false" form:apply-design-mode="false"/>
        <table:table-column table:style-name="co10" table:number-columns-repeated="5" table:default-cell-style-name="ce93"/>
        <table:table-column table:style-name="co15" table:default-cell-style-name="ce93"/>
        <table:table-column table:style-name="co16" table:default-cell-style-name="ce93"/>
        <table:table-column table:style-name="co17" table:default-cell-style-name="ce93"/>
        <table:table-column table:style-name="co14" table:default-cell-style-name="ce93"/>
        <table:table-column table:style-name="co18" table:default-cell-style-name="ce93"/>
        <table:table-column table:style-name="co19" table:visibility="collapse" table:default-cell-style-name="ce93"/>
        <table:table-column table:style-name="co12" table:visibility="collapse" table:default-cell-style-name="ce93"/>
        <table:table-column table:style-name="co20" table:default-cell-style-name="ce93"/>
        <table:table-column table:style-name="co21" table:default-cell-style-name="ce93"/>
        <table:table-column table:style-name="co22" table:default-cell-style-name="ce93"/>
        <table:table-column table:style-name="co23" table:default-cell-style-name="ce93"/>
        <table:table-column table:style-name="co24" table:default-cell-style-name="ce93"/>
        <table:table-column table:style-name="co25" table:default-cell-style-name="ce93"/>
        <table:table-column table:style-name="co26" table:default-cell-style-name="ce93"/>
        <table:table-column table:style-name="co27" table:visibility="collapse" table:default-cell-style-name="ce93"/>
        <table:table-column table:style-name="co28" table:default-cell-style-name="ce93"/>
        <table:table-column table:style-name="co5" table:number-columns-repeated="236" table:default-cell-style-name="ce93"/>
        <table:table-column table:style-name="co5" table:number-columns-repeated="767" table:default-cell-style-name="Default"/>
        <table:table-header-rows>
          <table:table-row table:style-name="ro1">
            <table:table-cell table:style-name="ce86" office:value-type="string" calcext:value-type="string" table:number-columns-spanned="15" table:number-rows-spanned="3">
              <text:p><text:s/>Planilha de contagem de ponto de função - Versão 2.0</text:p>
            </table:table-cell>
            <table:covered-table-cell table:number-columns-repeated="14" table:style-name="ce86"/>
            <table:table-cell table:style-name="ce136" table:number-columns-repeated="5"/>
            <table:table-cell table:style-name="ce141" table:number-columns-repeated="1004"/>
          </table:table-row>
          <table:table-row table:style-name="ro1">
            <table:covered-table-cell table:number-columns-repeated="15" table:style-name="ce86"/>
            <table:table-cell table:style-name="ce136" table:number-columns-repeated="5"/>
            <table:table-cell table:style-name="ce141" table:number-columns-repeated="1004"/>
          </table:table-row>
          <table:table-row table:style-name="ro1">
            <table:covered-table-cell table:number-columns-repeated="15" table:style-name="ce86"/>
            <table:table-cell table:style-name="ce136" table:number-columns-repeated="5"/>
            <table:table-cell table:style-name="ce141" table:number-columns-repeated="1004"/>
          </table:table-row>
          <table:table-row table:style-name="ro1">
            <table:table-cell table:style-name="ce87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87"/>
            <table:table-cell table:style-name="ce96" table:formula="of:=[$Contagem.A6]&amp;&quot; : &quot;&amp;[$Contagem.F6]" office:value-type="string" office:string-value="Projeto : " calcext:value-type="string" table:number-columns-spanned="7" table:number-rows-spanned="1">
              <text:p>Projeto : </text:p>
            </table:table-cell>
            <table:covered-table-cell table:number-columns-repeated="5" table:style-name="ce101"/>
            <table:covered-table-cell table:style-name="ce129"/>
            <table:table-cell table:style-name="ce96" table:number-columns-repeated="7"/>
            <table:table-cell table:style-name="ce141" table:number-columns-repeated="1004"/>
          </table:table-row>
          <table:table-row table:style-name="ro1">
            <table:table-cell table:style-name="ce88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88"/>
            <table:table-cell table:style-name="ce96" table:formula="of:=[$Contagem.A8]&amp;&quot; : &quot;&amp;[$Contagem.F8]" office:value-type="string" office:string-value="Revisor : " calcext:value-type="string" table:number-columns-spanned="7" table:number-rows-spanned="1">
              <text:p>Revisor : </text:p>
            </table:table-cell>
            <table:covered-table-cell table:number-columns-repeated="5" table:style-name="ce101"/>
            <table:covered-table-cell table:style-name="ce129"/>
            <table:table-cell table:style-name="ce96" table:number-columns-repeated="7"/>
            <table:table-cell table:style-name="ce142" table:number-columns-repeated="1004"/>
          </table:table-row>
          <table:table-row table:style-name="ro1">
            <table:table-cell table:style-name="ce89" table:formula="of:=[$Contagem.A4]&amp;&quot; : &quot;&amp;[$Contagem.F4]" office:value-type="string" office:string-value="Empresa : " calcext:value-type="string" table:number-columns-spanned="5" table:number-rows-spanned="1">
              <text:p>Empresa : </text:p>
            </table:table-cell>
            <table:covered-table-cell table:number-columns-repeated="4" table:style-name="ce89"/>
            <table:table-cell table:style-name="ce9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96"/>
            <table:table-cell table:style-name="ce102" table:formula="of:=&quot; Custo= &quot;&amp;DOLLAR([$Contagem.Y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102"/>
            <table:table-cell table:style-name="ce131" table:formula="of:=&quot;PF  = &quot;&amp;[$Contagem.AA14]" office:value-type="string" office:string-value="PF  = 86" calcext:value-type="string" table:number-columns-spanned="2" table:number-rows-spanned="1">
              <text:p>PF <text:s/>= 86</text:p>
            </table:table-cell>
            <table:covered-table-cell table:style-name="ce133"/>
            <table:table-cell table:style-name="ce137"/>
            <table:table-cell table:style-name="ce139" table:number-columns-repeated="3"/>
            <table:table-cell table:style-name="ce140"/>
            <table:table-cell table:style-name="ce142" table:number-columns-repeated="1004"/>
          </table:table-row>
          <table:table-row table:style-name="ro1">
            <table:table-cell table:style-name="ce90" office:value-type="string" calcext:value-type="string" table:number-columns-spanned="6" table:number-rows-spanned="1">
              <office:annotation draw:style-name="gr9" draw:text-style-name="P2" svg:width="52.03mm" svg:height="19.32mm" svg:x="79.68mm" svg:y="21.43mm" draw:caption-point-x="48.01mm" draw:caption-point-y="4.07mm">
                <dc:date>2016-03-03T00:00:00</dc:date>
                <text:p text:style-name="P1"><text:span text:style-name="T1">O processo é a menor unidade de atividade significativa para o usuário?</text:span></text:p>
                <text:p text:style-name="P1"><text:span text:style-name="T1"/></text:p>
                <text:p text:style-name="P1"><text:span text:style-name="T1">É auto-contido e deixa o negócio da aplicação em um estado consistente?</text:span></text:p>
              </office:annotation>
              <text:p>Processo Elementar ou Grupo de Dados</text:p>
            </table:table-cell>
            <table:covered-table-cell table:number-columns-repeated="5" table:style-name="ce90"/>
            <table:table-cell table:style-name="ce99" office:value-type="string" calcext:value-type="string">
              <office:annotation draw:style-name="gr10" draw:text-style-name="P2" svg:width="30.58mm" svg:height="8.21mm" svg:x="290.52mm" svg:y="22.75mm" draw:caption-point-x="-152.21mm" draw:caption-point-y="2.75mm">
                <dc:date>2016-03-03T00:00:00</dc:date>
                <text:p text:style-name="P1"><text:span text:style-name="T1">Tipo de Função:</text:span></text:p>
                <text:p text:style-name="P1"><text:span text:style-name="T1">ALI, AIE, EE, SE, CE</text:span></text:p>
              </office:annotation>
              <text:p>Tipo</text:p>
            </table:table-cell>
            <table:table-cell table:style-name="ce103" office:value-type="string" calcext:value-type="string">
              <office:annotation draw:style-name="gr11" draw:text-style-name="P2" svg:width="78.02mm" svg:height="12.7mm" svg:x="146.8mm" svg:y="29.63mm" draw:caption-point-x="5.21mm" draw:caption-point-y="-4.13mm">
                <dc:date>2016-03-03T00:00:00</dc:date>
                <text:p text:style-name="P1"><text:span text:style-name="T2">Tipo de Manutenção na função:</text:span></text:p>
                <text:p text:style-name="P1"><text:span text:style-name="T2"/></text:p>
  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  </office:annotation>
              <text:p>(I/A/E/T)</text:p>
            </table:table-cell>
            <table:table-cell table:style-name="ce124" office:value-type="string" calcext:value-type="string">
              <office:annotation draw:style-name="gr12" draw:text-style-name="P2" svg:width="32.47mm" svg:height="4.49mm" svg:x="394.01mm" svg:y="28.31mm" draw:caption-point-x="-227.73mm" draw:caption-point-y="-2.81mm">
                <dc:date>2016-03-03T00:00:00</dc:date>
                <text:p text:style-name="P1"><text:span text:style-name="T1">Tipos de Dados (DETs)</text:span></text:p>
              </office:annotation>
              <text:p>TD</text:p>
            </table:table-cell>
            <table:table-cell table:style-name="ce124" office:value-type="string" calcext:value-type="string">
              <office:annotation draw:style-name="gr13" draw:text-style-name="P2" svg:width="35.82mm" svg:height="8.2mm" svg:x="394.01mm" svg:y="28.31mm" draw:caption-point-x="-214.87mm" draw:caption-point-y="-2.81mm">
                <dc:date>2016-03-03T00:00:00</dc:date>
                <text:p text:style-name="P1"><text:span text:style-name="T1">Arquivos Referenciados/ Tipos de Registro</text:span></text:p>
              </office:annotation>
              <text:p>AR/TR</text:p>
            </table:table-cell>
            <table:table-cell table:style-name="ce126" office:value-type="string" calcext:value-type="string">
              <text:p>ctl</text:p>
            </table:table-cell>
            <table:table-cell table:style-name="ce126" office:value-type="string" calcext:value-type="string">
              <text:p>C</text:p>
            </table:table-cell>
            <table:table-cell table:style-name="ce126" office:value-type="string" calcext:value-type="string">
              <text:p>Complex.</text:p>
            </table:table-cell>
            <table:table-cell table:style-name="ce126" office:value-type="string" calcext:value-type="string">
              <text:p>PF</text:p>
            </table:table-cell>
            <table:table-cell table:style-name="ce134" office:value-type="string" calcext:value-type="string">
              <text:p>PF Local</text:p>
            </table:table-cell>
            <table:table-cell table:style-name="ce138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138"/>
            <table:table-cell table:style-name="ce143" table:number-columns-repeated="1004"/>
          </table:table-row>
        </table:table-header-rows>
        <table:table-row table:style-name="ro7">
          <table:table-cell table:style-name="ce91" office:value-type="string" calcext:value-type="string">
            <text:p>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ALI</text:p>
          </table:table-cell>
          <table:table-cell table:style-name="ce104" table:content-validation-name="val2" office:value-type="string" calcext:value-type="string">
            <text:p>I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8];[.L8])" office:value-type="string" office:string-value="ALIL" calcext:value-type="string">
            <text:p>ALIL</text:p>
          </table:table-cell>
          <table:table-cell table:style-name="ce128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30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35" table:formula="of:=IF([.H8]=&quot;I&quot;;[.N8]*[$Contagem.$W$11];IF([.H8]=&quot;E&quot;;[.N8]*[$Contagem.$W$13];IF([.H8]=&quot;A&quot;;[.N8]*[$Contagem.$W$12];IF([.H8]=&quot;T&quot;;[.N8]*[$Contagem.$W$14];&quot;&quot;))))" office:value-type="float" office:value="7" calcext:value-type="float">
            <text:p>7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ALI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9];[.L9])" office:value-type="string" office:string-value="ALIL" calcext:value-type="string">
            <text:p>ALIL</text:p>
          </table:table-cell>
          <table:table-cell table:style-name="ce128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L" calcext:value-type="string">
            <text:p>L</text:p>
          </table:table-cell>
          <table:table-cell table:style-name="ce130" table:formula="of:=IF([.L9]=&quot;L&quot;;&quot;Baixa&quot;;IF([.L9]=&quot;A&quot;;&quot;Média&quot;;IF([.L9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7" calcext:value-type="float">
            <text:p>7</text:p>
          </table:table-cell>
          <table:table-cell table:style-name="ce135" table:formula="of:=IF([.H9]=&quot;I&quot;;[.N9]*[$Contagem.$W$11];IF([.H9]=&quot;E&quot;;[.N9]*[$Contagem.$W$13];IF([.H9]=&quot;A&quot;;[.N9]*[$Contagem.$W$12];IF([.H9]=&quot;T&quot;;[.N9]*[$Contagem.$W$14];&quot;&quot;))))" office:value-type="float" office:value="7" calcext:value-type="float">
            <text:p>7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ALI</text:p>
          </table:table-cell>
          <table:table-cell table:style-name="ce105" table:content-validation-name="val2" office:value-type="string" calcext:value-type="string">
            <text:p>I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2" calcext:value-type="float">
            <text:p>2</text:p>
          </table:table-cell>
          <table:table-cell table:style-name="ce127" table:formula="of:=CONCATENATE([.G10];[.L10])" office:value-type="string" office:string-value="ALIL" calcext:value-type="string">
            <text:p>ALIL</text:p>
          </table:table-cell>
          <table:table-cell table:style-name="ce128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130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7" calcext:value-type="float">
            <text:p>7</text:p>
          </table:table-cell>
          <table:table-cell table:style-name="ce135" table:formula="of:=IF([.H10]=&quot;I&quot;;[.N10]*[$Contagem.$W$11];IF([.H10]=&quot;E&quot;;[.N10]*[$Contagem.$W$13];IF([.H10]=&quot;A&quot;;[.N10]*[$Contagem.$W$12];IF([.H10]=&quot;T&quot;;[.N10]*[$Contagem.$W$14];&quot;&quot;))))" office:value-type="float" office:value="7" calcext:value-type="float">
            <text:p>7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6" table:content-validation-name="val2"/>
          <table:table-cell table:style-name="ce125" table:number-columns-repeated="2"/>
          <table:table-cell table:style-name="ce127" table:formula="of:=CONCATENATE([.G11];[.L11])">
            <text:p/>
          </table:table-cell>
          <table:table-cell table:style-name="ce128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>
            <text:p/>
          </table:table-cell>
          <table:table-cell table:style-name="ce130" table:formula="of:=IF([.L11]=&quot;L&quot;;&quot;Baixa&quot;;IF([.L11]=&quot;A&quot;;&quot;Média&quot;;IF([.L11]=&quot;&quot;;&quot;&quot;;&quot;Alta&quot;)))">
            <text:p/>
          </table:table-cell>
          <table:table-cell table:style-name="ce132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>
            <text:p/>
          </table:table-cell>
          <table:table-cell table:style-name="ce135" table:formula="of:=IF([.H11]=&quot;I&quot;;[.N11]*[$Contagem.$W$11];IF([.H11]=&quot;E&quot;;[.N11]*[$Contagem.$W$13];IF([.H11]=&quot;A&quot;;[.N11]*[$Contagem.$W$12];IF([.H11]=&quot;T&quot;;[.N1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2];[.L12])">
            <text:p/>
          </table:table-cell>
          <table:table-cell table:style-name="ce128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130" table:formula="of:=IF([.L12]=&quot;L&quot;;&quot;Baixa&quot;;IF([.L12]=&quot;A&quot;;&quot;Média&quot;;IF([.L12]=&quot;&quot;;&quot;&quot;;&quot;Alta&quot;)))">
            <text:p/>
          </table:table-cell>
          <table:table-cell table:style-name="ce132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135" table:formula="of:=IF([.H12]=&quot;I&quot;;[.N12]*[$Contagem.$W$11];IF([.H12]=&quot;E&quot;;[.N12]*[$Contagem.$W$13];IF([.H12]=&quot;A&quot;;[.N12]*[$Contagem.$W$12];IF([.H12]=&quot;T&quot;;[.N1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2 – Cadastr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8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3];[.L13])" office:value-type="string" office:string-value="EEL" calcext:value-type="string">
            <text:p>EEL</text:p>
          </table:table-cell>
          <table:table-cell table:style-name="ce128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30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35" table:formula="of:=IF([.H13]=&quot;I&quot;;[.N13]*[$Contagem.$W$11];IF([.H13]=&quot;E&quot;;[.N13]*[$Contagem.$W$13];IF([.H13]=&quot;A&quot;;[.N13]*[$Contagem.$W$12];IF([.H13]=&quot;T&quot;;[.N13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5 – Alter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9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4];[.L14])" office:value-type="string" office:string-value="EEL" calcext:value-type="string">
            <text:p>EEL</text:p>
          </table:table-cell>
          <table:table-cell table:style-name="ce128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30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135" table:formula="of:=IF([.H14]=&quot;I&quot;;[.N14]*[$Contagem.$W$11];IF([.H14]=&quot;E&quot;;[.N14]*[$Contagem.$W$13];IF([.H14]=&quot;A&quot;;[.N14]*[$Contagem.$W$12];IF([.H14]=&quot;T&quot;;[.N14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r usuári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10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5];[.L15])" office:value-type="string" office:string-value="CEL" calcext:value-type="string">
            <text:p>CEL</text:p>
          </table:table-cell>
          <table:table-cell table:style-name="ce128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130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135" table:formula="of:=IF([.H15]=&quot;I&quot;;[.N15]*[$Contagem.$W$11];IF([.H15]=&quot;E&quot;;[.N15]*[$Contagem.$W$13];IF([.H15]=&quot;A&quot;;[.N15]*[$Contagem.$W$12];IF([.H15]=&quot;T&quot;;[.N15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7 – Consultar usuários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11" table:content-validation-name="val2" office:value-type="string" calcext:value-type="string">
            <text:p>I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6];[.L16])" office:value-type="string" office:string-value="CEL" calcext:value-type="string">
            <text:p>CEL</text:p>
          </table:table-cell>
          <table:table-cell table:style-name="ce128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130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135" table:formula="of:=IF([.H16]=&quot;I&quot;;[.N16]*[$Contagem.$W$11];IF([.H16]=&quot;E&quot;;[.N16]*[$Contagem.$W$13];IF([.H16]=&quot;A&quot;;[.N16]*[$Contagem.$W$12];IF([.H16]=&quot;T&quot;;[.N16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2" table:content-validation-name="val2"/>
          <table:table-cell table:style-name="ce125" table:number-columns-repeated="2"/>
          <table:table-cell table:style-name="ce127" table:formula="of:=CONCATENATE([.G17];[.L17])">
            <text:p/>
          </table:table-cell>
          <table:table-cell table:style-name="ce128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130" table:formula="of:=IF([.L17]=&quot;L&quot;;&quot;Baixa&quot;;IF([.L17]=&quot;A&quot;;&quot;Média&quot;;IF([.L17]=&quot;&quot;;&quot;&quot;;&quot;Alta&quot;)))">
            <text:p/>
          </table:table-cell>
          <table:table-cell table:style-name="ce132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135" table:formula="of:=IF([.H17]=&quot;I&quot;;[.N17]*[$Contagem.$W$11];IF([.H17]=&quot;E&quot;;[.N17]*[$Contagem.$W$13];IF([.H17]=&quot;A&quot;;[.N17]*[$Contagem.$W$12];IF([.H17]=&quot;T&quot;;[.N1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3" table:content-validation-name="val2"/>
          <table:table-cell table:style-name="ce125" table:number-columns-repeated="2"/>
          <table:table-cell table:style-name="ce127" table:formula="of:=CONCATENATE([.G18];[.L18])">
            <text:p/>
          </table:table-cell>
          <table:table-cell table:style-name="ce128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>
            <text:p/>
          </table:table-cell>
          <table:table-cell table:style-name="ce130" table:formula="of:=IF([.L18]=&quot;L&quot;;&quot;Baixa&quot;;IF([.L18]=&quot;A&quot;;&quot;Média&quot;;IF([.L18]=&quot;&quot;;&quot;&quot;;&quot;Alta&quot;)))">
            <text:p/>
          </table:table-cell>
          <table:table-cell table:style-name="ce132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>
            <text:p/>
          </table:table-cell>
          <table:table-cell table:style-name="ce135" table:formula="of:=IF([.H18]=&quot;I&quot;;[.N18]*[$Contagem.$W$11];IF([.H18]=&quot;E&quot;;[.N18]*[$Contagem.$W$13];IF([.H18]=&quot;A&quot;;[.N18]*[$Contagem.$W$12];IF([.H18]=&quot;T&quot;;[.N1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2 – Cadastra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3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19];[.L19])" office:value-type="string" office:string-value="EEL" calcext:value-type="string">
            <text:p>EEL</text:p>
          </table:table-cell>
          <table:table-cell table:style-name="ce128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30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35" table:formula="of:=IF([.H19]=&quot;I&quot;;[.N19]*[$Contagem.$W$11];IF([.H19]=&quot;E&quot;;[.N19]*[$Contagem.$W$13];IF([.H19]=&quot;A&quot;;[.N19]*[$Contagem.$W$12];IF([.H19]=&quot;T&quot;;[.N19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3 – Altera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4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0];[.L20])" office:value-type="string" office:string-value="EEL" calcext:value-type="string">
            <text:p>EEL</text:p>
          </table:table-cell>
          <table:table-cell table:style-name="ce128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30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35" table:formula="of:=IF([.H20]=&quot;I&quot;;[.N20]*[$Contagem.$W$11];IF([.H20]=&quot;E&quot;;[.N20]*[$Contagem.$W$13];IF([.H20]=&quot;A&quot;;[.N20]*[$Contagem.$W$12];IF([.H20]=&quot;T&quot;;[.N20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1];[.L21])" office:value-type="string" office:string-value="CEL" calcext:value-type="string">
            <text:p>CEL</text:p>
          </table:table-cell>
          <table:table-cell table:style-name="ce128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130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135" table:formula="of:=IF([.H21]=&quot;I&quot;;[.N21]*[$Contagem.$W$11];IF([.H21]=&quot;E&quot;;[.N21]*[$Contagem.$W$13];IF([.H21]=&quot;A&quot;;[.N21]*[$Contagem.$W$12];IF([.H21]=&quot;T&quot;;[.N21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4 – Consultar categorias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15" table:content-validation-name="val2" office:value-type="string" calcext:value-type="string">
            <text:p>I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2];[.L22])" office:value-type="string" office:string-value="SEL" calcext:value-type="string">
            <text:p>SEL</text:p>
          </table:table-cell>
          <table:table-cell table:style-name="ce128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130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4" calcext:value-type="float">
            <text:p>4</text:p>
          </table:table-cell>
          <table:table-cell table:style-name="ce135" table:formula="of:=IF([.H22]=&quot;I&quot;;[.N22]*[$Contagem.$W$11];IF([.H22]=&quot;E&quot;;[.N22]*[$Contagem.$W$13];IF([.H22]=&quot;A&quot;;[.N22]*[$Contagem.$W$12];IF([.H22]=&quot;T&quot;;[.N22]*[$Contagem.$W$14];&quot;&quot;))))" office:value-type="float" office:value="4" calcext:value-type="float">
            <text:p>4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5 – Excluir categoria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16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3];[.L23])" office:value-type="string" office:string-value="EEL" calcext:value-type="string">
            <text:p>EEL</text:p>
          </table:table-cell>
          <table:table-cell table:style-name="ce128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130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135" table:formula="of:=IF([.H23]=&quot;I&quot;;[.N23]*[$Contagem.$W$11];IF([.H23]=&quot;E&quot;;[.N23]*[$Contagem.$W$13];IF([.H23]=&quot;A&quot;;[.N23]*[$Contagem.$W$12];IF([.H23]=&quot;T&quot;;[.N23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6 – Consulta de categorias para associaçã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4];[.L24])" office:value-type="string" office:string-value="CEL" calcext:value-type="string">
            <text:p>CEL</text:p>
          </table:table-cell>
          <table:table-cell table:style-name="ce128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130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135" table:formula="of:=IF([.H24]=&quot;I&quot;;[.N24]*[$Contagem.$W$11];IF([.H24]=&quot;E&quot;;[.N24]*[$Contagem.$W$13];IF([.H24]=&quot;A&quot;;[.N24]*[$Contagem.$W$12];IF([.H24]=&quot;T&quot;;[.N24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25];[.L25])">
            <text:p/>
          </table:table-cell>
          <table:table-cell table:style-name="ce128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130" table:formula="of:=IF([.L25]=&quot;L&quot;;&quot;Baixa&quot;;IF([.L25]=&quot;A&quot;;&quot;Média&quot;;IF([.L25]=&quot;&quot;;&quot;&quot;;&quot;Alta&quot;)))">
            <text:p/>
          </table:table-cell>
          <table:table-cell table:style-name="ce132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135" table:formula="of:=IF([.H25]=&quot;I&quot;;[.N25]*[$Contagem.$W$11];IF([.H25]=&quot;E&quot;;[.N25]*[$Contagem.$W$13];IF([.H25]=&quot;A&quot;;[.N25]*[$Contagem.$W$12];IF([.H25]=&quot;T&quot;;[.N2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26];[.L26])">
            <text:p/>
          </table:table-cell>
          <table:table-cell table:style-name="ce128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130" table:formula="of:=IF([.L26]=&quot;L&quot;;&quot;Baixa&quot;;IF([.L26]=&quot;A&quot;;&quot;Média&quot;;IF([.L26]=&quot;&quot;;&quot;&quot;;&quot;Alta&quot;)))">
            <text:p/>
          </table:table-cell>
          <table:table-cell table:style-name="ce132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135" table:formula="of:=IF([.H26]=&quot;I&quot;;[.N26]*[$Contagem.$W$11];IF([.H26]=&quot;E&quot;;[.N26]*[$Contagem.$W$13];IF([.H26]=&quot;A&quot;;[.N26]*[$Contagem.$W$12];IF([.H26]=&quot;T&quot;;[.N2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7 – Cadastra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7];[.L27])" office:value-type="string" office:string-value="EEL" calcext:value-type="string">
            <text:p>EEL</text:p>
          </table:table-cell>
          <table:table-cell table:style-name="ce128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30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35" table:formula="of:=IF([.H27]=&quot;I&quot;;[.N27]*[$Contagem.$W$11];IF([.H27]=&quot;E&quot;;[.N27]*[$Contagem.$W$13];IF([.H27]=&quot;A&quot;;[.N27]*[$Contagem.$W$12];IF([.H27]=&quot;T&quot;;[.N27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09 – Altera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8];[.L28])" office:value-type="string" office:string-value="EEL" calcext:value-type="string">
            <text:p>EEL</text:p>
          </table:table-cell>
          <table:table-cell table:style-name="ce128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130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135" table:formula="of:=IF([.H28]=&quot;I&quot;;[.N28]*[$Contagem.$W$11];IF([.H28]=&quot;E&quot;;[.N28]*[$Contagem.$W$13];IF([.H28]=&quot;A&quot;;[.N28]*[$Contagem.$W$12];IF([.H28]=&quot;T&quot;;[.N28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C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29];[.L29])" office:value-type="string" office:string-value="CEL" calcext:value-type="string">
            <text:p>CEL</text:p>
          </table:table-cell>
          <table:table-cell table:style-name="ce12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30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35" table:formula="of:=IF([.H29]=&quot;I&quot;;[.N29]*[$Contagem.$W$11];IF([.H29]=&quot;E&quot;;[.N29]*[$Contagem.$W$13];IF([.H29]=&quot;A&quot;;[.N29]*[$Contagem.$W$12];IF([.H29]=&quot;T&quot;;[.N29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0 – Consultar produtos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2" calcext:value-type="float">
            <text:p>2</text:p>
          </table:table-cell>
          <table:table-cell table:style-name="ce127" table:formula="of:=CONCATENATE([.G30];[.L30])" office:value-type="string" office:string-value="SEA" calcext:value-type="string">
            <text:p>SEA</text:p>
          </table:table-cell>
          <table:table-cell table:style-name="ce12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style-name="ce130"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style-name="ce132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5" calcext:value-type="float">
            <text:p>5</text:p>
          </table:table-cell>
          <table:table-cell table:style-name="ce135" table:formula="of:=IF([.H30]=&quot;I&quot;;[.N30]*[$Contagem.$W$11];IF([.H30]=&quot;E&quot;;[.N30]*[$Contagem.$W$13];IF([.H30]=&quot;A&quot;;[.N30]*[$Contagem.$W$12];IF([.H30]=&quot;T&quot;;[.N30]*[$Contagem.$W$14];&quot;&quot;))))" office:value-type="float" office:value="5" calcext:value-type="float">
            <text:p>5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1 – Excluir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1];[.L31])" office:value-type="string" office:string-value="EEL" calcext:value-type="string">
            <text:p>EEL</text:p>
          </table:table-cell>
          <table:table-cell table:style-name="ce128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130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135" table:formula="of:=IF([.H31]=&quot;I&quot;;[.N31]*[$Contagem.$W$11];IF([.H31]=&quot;E&quot;;[.N31]*[$Contagem.$W$13];IF([.H31]=&quot;A&quot;;[.N31]*[$Contagem.$W$12];IF([.H31]=&quot;T&quot;;[.N31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5 – Dar entrada de lote de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7" calcext:value-type="float">
            <text:p>7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2];[.L32])" office:value-type="string" office:string-value="EEL" calcext:value-type="string">
            <text:p>EEL</text:p>
          </table:table-cell>
          <table:table-cell table:style-name="ce128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 calcext:value-type="string">
            <text:p>L</text:p>
          </table:table-cell>
          <table:table-cell table:style-name="ce130" table:formula="of:=IF([.L32]=&quot;L&quot;;&quot;Baixa&quot;;IF([.L32]=&quot;A&quot;;&quot;Média&quot;;IF([.L32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 calcext:value-type="float">
            <text:p>3</text:p>
          </table:table-cell>
          <table:table-cell table:style-name="ce135" table:formula="of:=IF([.H32]=&quot;I&quot;;[.N32]*[$Contagem.$W$11];IF([.H32]=&quot;E&quot;;[.N32]*[$Contagem.$W$13];IF([.H32]=&quot;A&quot;;[.N32]*[$Contagem.$W$12];IF([.H32]=&quot;T&quot;;[.N32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17 – Dar saída de itens de lote do estoque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3];[.L33])" office:value-type="string" office:string-value="EEL" calcext:value-type="string">
            <text:p>EEL</text:p>
          </table:table-cell>
          <table:table-cell table:style-name="ce128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130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135" table:formula="of:=IF([.H33]=&quot;I&quot;;[.N33]*[$Contagem.$W$11];IF([.H33]=&quot;E&quot;;[.N33]*[$Contagem.$W$13];IF([.H33]=&quot;A&quot;;[.N33]*[$Contagem.$W$12];IF([.H33]=&quot;T&quot;;[.N33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Consulta implícita para alteração de lote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E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3" calcext:value-type="float">
            <text:p>3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4];[.L34])" office:value-type="string" office:string-value="EEL" calcext:value-type="string">
            <text:p>EEL</text:p>
          </table:table-cell>
          <table:table-cell table:style-name="ce12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130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135" table:formula="of:=IF([.H34]=&quot;I&quot;;[.N34]*[$Contagem.$W$11];IF([.H34]=&quot;E&quot;;[.N34]*[$Contagem.$W$13];IF([.H34]=&quot;A&quot;;[.N34]*[$Contagem.$W$12];IF([.H34]=&quot;T&quot;;[.N34]*[$Contagem.$W$14];&quot;&quot;))))" office:value-type="float" office:value="3" calcext:value-type="float">
            <text:p>3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28 – Consultar lotes de produto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5];[.L35])" office:value-type="string" office:string-value="SEL" calcext:value-type="string">
            <text:p>SEL</text:p>
          </table:table-cell>
          <table:table-cell table:style-name="ce128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130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4" calcext:value-type="float">
            <text:p>4</text:p>
          </table:table-cell>
          <table:table-cell table:style-name="ce135" table:formula="of:=IF([.H35]=&quot;I&quot;;[.N35]*[$Contagem.$W$11];IF([.H35]=&quot;E&quot;;[.N35]*[$Contagem.$W$13];IF([.H35]=&quot;A&quot;;[.N35]*[$Contagem.$W$12];IF([.H35]=&quot;T&quot;;[.N35]*[$Contagem.$W$14];&quot;&quot;))))" office:value-type="float" office:value="4" calcext:value-type="float">
            <text:p>4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office:value-type="string" calcext:value-type="string">
            <text:p>RF0030 – Analisar lotes vencidos e a vencer</text:p>
          </table:table-cell>
          <table:table-cell table:style-name="ce91" table:number-columns-repeated="2"/>
          <table:table-cell table:style-name="ce95" table:number-columns-repeated="2"/>
          <table:table-cell table:style-name="ce97"/>
          <table:table-cell table:style-name="ce100" table:content-validation-name="val1" office:value-type="string" calcext:value-type="string">
            <text:p>SE</text:p>
          </table:table-cell>
          <table:table-cell table:style-name="ce107" table:content-validation-name="val2" office:value-type="string" calcext:value-type="string">
            <text:p>I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1" calcext:value-type="float">
            <text:p>1</text:p>
          </table:table-cell>
          <table:table-cell table:style-name="ce127" table:formula="of:=CONCATENATE([.G36];[.L36])" office:value-type="string" office:string-value="SEL" calcext:value-type="string">
            <text:p>SEL</text:p>
          </table:table-cell>
          <table:table-cell table:style-name="ce128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130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132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4" calcext:value-type="float">
            <text:p>4</text:p>
          </table:table-cell>
          <table:table-cell table:style-name="ce135" table:formula="of:=IF([.H36]=&quot;I&quot;;[.N36]*[$Contagem.$W$11];IF([.H36]=&quot;E&quot;;[.N36]*[$Contagem.$W$13];IF([.H36]=&quot;A&quot;;[.N36]*[$Contagem.$W$12];IF([.H36]=&quot;T&quot;;[.N36]*[$Contagem.$W$14];&quot;&quot;))))" office:value-type="float" office:value="4" calcext:value-type="float">
            <text:p>4,00</text:p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37];[.L37])">
            <text:p/>
          </table:table-cell>
          <table:table-cell table:style-name="ce128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130" table:formula="of:=IF([.L37]=&quot;L&quot;;&quot;Baixa&quot;;IF([.L37]=&quot;A&quot;;&quot;Média&quot;;IF([.L37]=&quot;&quot;;&quot;&quot;;&quot;Alta&quot;)))">
            <text:p/>
          </table:table-cell>
          <table:table-cell table:style-name="ce132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135" table:formula="of:=IF([.H37]=&quot;I&quot;;[.N37]*[$Contagem.$W$11];IF([.H37]=&quot;E&quot;;[.N37]*[$Contagem.$W$13];IF([.H37]=&quot;A&quot;;[.N37]*[$Contagem.$W$12];IF([.H37]=&quot;T&quot;;[.N3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38];[.L38])">
            <text:p/>
          </table:table-cell>
          <table:table-cell table:style-name="ce12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130" table:formula="of:=IF([.L38]=&quot;L&quot;;&quot;Baixa&quot;;IF([.L38]=&quot;A&quot;;&quot;Média&quot;;IF([.L38]=&quot;&quot;;&quot;&quot;;&quot;Alta&quot;)))">
            <text:p/>
          </table:table-cell>
          <table:table-cell table:style-name="ce132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135" table:formula="of:=IF([.H38]=&quot;I&quot;;[.N38]*[$Contagem.$W$11];IF([.H38]=&quot;E&quot;;[.N38]*[$Contagem.$W$13];IF([.H38]=&quot;A&quot;;[.N38]*[$Contagem.$W$12];IF([.H38]=&quot;T&quot;;[.N3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39];[.L39])">
            <text:p/>
          </table:table-cell>
          <table:table-cell table:style-name="ce128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130" table:formula="of:=IF([.L39]=&quot;L&quot;;&quot;Baixa&quot;;IF([.L39]=&quot;A&quot;;&quot;Média&quot;;IF([.L39]=&quot;&quot;;&quot;&quot;;&quot;Alta&quot;)))">
            <text:p/>
          </table:table-cell>
          <table:table-cell table:style-name="ce132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135" table:formula="of:=IF([.H39]=&quot;I&quot;;[.N39]*[$Contagem.$W$11];IF([.H39]=&quot;E&quot;;[.N39]*[$Contagem.$W$13];IF([.H39]=&quot;A&quot;;[.N39]*[$Contagem.$W$12];IF([.H39]=&quot;T&quot;;[.N3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0];[.L40])">
            <text:p/>
          </table:table-cell>
          <table:table-cell table:style-name="ce128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130" table:formula="of:=IF([.L40]=&quot;L&quot;;&quot;Baixa&quot;;IF([.L40]=&quot;A&quot;;&quot;Média&quot;;IF([.L40]=&quot;&quot;;&quot;&quot;;&quot;Alta&quot;)))">
            <text:p/>
          </table:table-cell>
          <table:table-cell table:style-name="ce132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135" table:formula="of:=IF([.H40]=&quot;I&quot;;[.N40]*[$Contagem.$W$11];IF([.H40]=&quot;E&quot;;[.N40]*[$Contagem.$W$13];IF([.H40]=&quot;A&quot;;[.N40]*[$Contagem.$W$12];IF([.H40]=&quot;T&quot;;[.N4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1];[.L41])">
            <text:p/>
          </table:table-cell>
          <table:table-cell table:style-name="ce128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130" table:formula="of:=IF([.L41]=&quot;L&quot;;&quot;Baixa&quot;;IF([.L41]=&quot;A&quot;;&quot;Média&quot;;IF([.L41]=&quot;&quot;;&quot;&quot;;&quot;Alta&quot;)))">
            <text:p/>
          </table:table-cell>
          <table:table-cell table:style-name="ce132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135" table:formula="of:=IF([.H41]=&quot;I&quot;;[.N41]*[$Contagem.$W$11];IF([.H41]=&quot;E&quot;;[.N41]*[$Contagem.$W$13];IF([.H41]=&quot;A&quot;;[.N41]*[$Contagem.$W$12];IF([.H41]=&quot;T&quot;;[.N4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2];[.L42])">
            <text:p/>
          </table:table-cell>
          <table:table-cell table:style-name="ce128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130" table:formula="of:=IF([.L42]=&quot;L&quot;;&quot;Baixa&quot;;IF([.L42]=&quot;A&quot;;&quot;Média&quot;;IF([.L42]=&quot;&quot;;&quot;&quot;;&quot;Alta&quot;)))">
            <text:p/>
          </table:table-cell>
          <table:table-cell table:style-name="ce132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135" table:formula="of:=IF([.H42]=&quot;I&quot;;[.N42]*[$Contagem.$W$11];IF([.H42]=&quot;E&quot;;[.N42]*[$Contagem.$W$13];IF([.H42]=&quot;A&quot;;[.N42]*[$Contagem.$W$12];IF([.H42]=&quot;T&quot;;[.N4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3];[.L43])">
            <text:p/>
          </table:table-cell>
          <table:table-cell table:style-name="ce128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130" table:formula="of:=IF([.L43]=&quot;L&quot;;&quot;Baixa&quot;;IF([.L43]=&quot;A&quot;;&quot;Média&quot;;IF([.L43]=&quot;&quot;;&quot;&quot;;&quot;Alta&quot;)))">
            <text:p/>
          </table:table-cell>
          <table:table-cell table:style-name="ce132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135" table:formula="of:=IF([.H43]=&quot;I&quot;;[.N43]*[$Contagem.$W$11];IF([.H43]=&quot;E&quot;;[.N43]*[$Contagem.$W$13];IF([.H43]=&quot;A&quot;;[.N43]*[$Contagem.$W$12];IF([.H43]=&quot;T&quot;;[.N4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4];[.L44])">
            <text:p/>
          </table:table-cell>
          <table:table-cell table:style-name="ce128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130" table:formula="of:=IF([.L44]=&quot;L&quot;;&quot;Baixa&quot;;IF([.L44]=&quot;A&quot;;&quot;Média&quot;;IF([.L44]=&quot;&quot;;&quot;&quot;;&quot;Alta&quot;)))">
            <text:p/>
          </table:table-cell>
          <table:table-cell table:style-name="ce132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135" table:formula="of:=IF([.H44]=&quot;I&quot;;[.N44]*[$Contagem.$W$11];IF([.H44]=&quot;E&quot;;[.N44]*[$Contagem.$W$13];IF([.H44]=&quot;A&quot;;[.N44]*[$Contagem.$W$12];IF([.H44]=&quot;T&quot;;[.N4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5];[.L45])">
            <text:p/>
          </table:table-cell>
          <table:table-cell table:style-name="ce128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130" table:formula="of:=IF([.L45]=&quot;L&quot;;&quot;Baixa&quot;;IF([.L45]=&quot;A&quot;;&quot;Média&quot;;IF([.L45]=&quot;&quot;;&quot;&quot;;&quot;Alta&quot;)))">
            <text:p/>
          </table:table-cell>
          <table:table-cell table:style-name="ce132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135" table:formula="of:=IF([.H45]=&quot;I&quot;;[.N45]*[$Contagem.$W$11];IF([.H45]=&quot;E&quot;;[.N45]*[$Contagem.$W$13];IF([.H45]=&quot;A&quot;;[.N45]*[$Contagem.$W$12];IF([.H45]=&quot;T&quot;;[.N4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6];[.L46])">
            <text:p/>
          </table:table-cell>
          <table:table-cell table:style-name="ce128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130" table:formula="of:=IF([.L46]=&quot;L&quot;;&quot;Baixa&quot;;IF([.L46]=&quot;A&quot;;&quot;Média&quot;;IF([.L46]=&quot;&quot;;&quot;&quot;;&quot;Alta&quot;)))">
            <text:p/>
          </table:table-cell>
          <table:table-cell table:style-name="ce132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135" table:formula="of:=IF([.H46]=&quot;I&quot;;[.N46]*[$Contagem.$W$11];IF([.H46]=&quot;E&quot;;[.N46]*[$Contagem.$W$13];IF([.H46]=&quot;A&quot;;[.N46]*[$Contagem.$W$12];IF([.H46]=&quot;T&quot;;[.N4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7];[.L47])">
            <text:p/>
          </table:table-cell>
          <table:table-cell table:style-name="ce128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130" table:formula="of:=IF([.L47]=&quot;L&quot;;&quot;Baixa&quot;;IF([.L47]=&quot;A&quot;;&quot;Média&quot;;IF([.L47]=&quot;&quot;;&quot;&quot;;&quot;Alta&quot;)))">
            <text:p/>
          </table:table-cell>
          <table:table-cell table:style-name="ce132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135" table:formula="of:=IF([.H47]=&quot;I&quot;;[.N47]*[$Contagem.$W$11];IF([.H47]=&quot;E&quot;;[.N47]*[$Contagem.$W$13];IF([.H47]=&quot;A&quot;;[.N47]*[$Contagem.$W$12];IF([.H47]=&quot;T&quot;;[.N4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8];[.L48])">
            <text:p/>
          </table:table-cell>
          <table:table-cell table:style-name="ce128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30" table:formula="of:=IF([.L48]=&quot;L&quot;;&quot;Baixa&quot;;IF([.L48]=&quot;A&quot;;&quot;Média&quot;;IF([.L48]=&quot;&quot;;&quot;&quot;;&quot;Alta&quot;)))">
            <text:p/>
          </table:table-cell>
          <table:table-cell table:style-name="ce132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35" table:formula="of:=IF([.H48]=&quot;I&quot;;[.N48]*[$Contagem.$W$11];IF([.H48]=&quot;E&quot;;[.N48]*[$Contagem.$W$13];IF([.H48]=&quot;A&quot;;[.N48]*[$Contagem.$W$12];IF([.H48]=&quot;T&quot;;[.N4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49];[.L49])">
            <text:p/>
          </table:table-cell>
          <table:table-cell table:style-name="ce128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130" table:formula="of:=IF([.L49]=&quot;L&quot;;&quot;Baixa&quot;;IF([.L49]=&quot;A&quot;;&quot;Média&quot;;IF([.L49]=&quot;&quot;;&quot;&quot;;&quot;Alta&quot;)))">
            <text:p/>
          </table:table-cell>
          <table:table-cell table:style-name="ce132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135" table:formula="of:=IF([.H49]=&quot;I&quot;;[.N49]*[$Contagem.$W$11];IF([.H49]=&quot;E&quot;;[.N49]*[$Contagem.$W$13];IF([.H49]=&quot;A&quot;;[.N49]*[$Contagem.$W$12];IF([.H49]=&quot;T&quot;;[.N4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0];[.L50])">
            <text:p/>
          </table:table-cell>
          <table:table-cell table:style-name="ce128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130" table:formula="of:=IF([.L50]=&quot;L&quot;;&quot;Baixa&quot;;IF([.L50]=&quot;A&quot;;&quot;Média&quot;;IF([.L50]=&quot;&quot;;&quot;&quot;;&quot;Alta&quot;)))">
            <text:p/>
          </table:table-cell>
          <table:table-cell table:style-name="ce132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135" table:formula="of:=IF([.H50]=&quot;I&quot;;[.N50]*[$Contagem.$W$11];IF([.H50]=&quot;E&quot;;[.N50]*[$Contagem.$W$13];IF([.H50]=&quot;A&quot;;[.N50]*[$Contagem.$W$12];IF([.H50]=&quot;T&quot;;[.N5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1];[.L51])">
            <text:p/>
          </table:table-cell>
          <table:table-cell table:style-name="ce128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130" table:formula="of:=IF([.L51]=&quot;L&quot;;&quot;Baixa&quot;;IF([.L51]=&quot;A&quot;;&quot;Média&quot;;IF([.L51]=&quot;&quot;;&quot;&quot;;&quot;Alta&quot;)))">
            <text:p/>
          </table:table-cell>
          <table:table-cell table:style-name="ce132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135" table:formula="of:=IF([.H51]=&quot;I&quot;;[.N51]*[$Contagem.$W$11];IF([.H51]=&quot;E&quot;;[.N51]*[$Contagem.$W$13];IF([.H51]=&quot;A&quot;;[.N51]*[$Contagem.$W$12];IF([.H51]=&quot;T&quot;;[.N5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2];[.L52])">
            <text:p/>
          </table:table-cell>
          <table:table-cell table:style-name="ce128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130" table:formula="of:=IF([.L52]=&quot;L&quot;;&quot;Baixa&quot;;IF([.L52]=&quot;A&quot;;&quot;Média&quot;;IF([.L52]=&quot;&quot;;&quot;&quot;;&quot;Alta&quot;)))">
            <text:p/>
          </table:table-cell>
          <table:table-cell table:style-name="ce132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135" table:formula="of:=IF([.H52]=&quot;I&quot;;[.N52]*[$Contagem.$W$11];IF([.H52]=&quot;E&quot;;[.N52]*[$Contagem.$W$13];IF([.H52]=&quot;A&quot;;[.N52]*[$Contagem.$W$12];IF([.H52]=&quot;T&quot;;[.N5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3];[.L53])">
            <text:p/>
          </table:table-cell>
          <table:table-cell table:style-name="ce128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130" table:formula="of:=IF([.L53]=&quot;L&quot;;&quot;Baixa&quot;;IF([.L53]=&quot;A&quot;;&quot;Média&quot;;IF([.L53]=&quot;&quot;;&quot;&quot;;&quot;Alta&quot;)))">
            <text:p/>
          </table:table-cell>
          <table:table-cell table:style-name="ce132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135" table:formula="of:=IF([.H53]=&quot;I&quot;;[.N53]*[$Contagem.$W$11];IF([.H53]=&quot;E&quot;;[.N53]*[$Contagem.$W$13];IF([.H53]=&quot;A&quot;;[.N53]*[$Contagem.$W$12];IF([.H53]=&quot;T&quot;;[.N5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4];[.L54])">
            <text:p/>
          </table:table-cell>
          <table:table-cell table:style-name="ce128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130" table:formula="of:=IF([.L54]=&quot;L&quot;;&quot;Baixa&quot;;IF([.L54]=&quot;A&quot;;&quot;Média&quot;;IF([.L54]=&quot;&quot;;&quot;&quot;;&quot;Alta&quot;)))">
            <text:p/>
          </table:table-cell>
          <table:table-cell table:style-name="ce132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135" table:formula="of:=IF([.H54]=&quot;I&quot;;[.N54]*[$Contagem.$W$11];IF([.H54]=&quot;E&quot;;[.N54]*[$Contagem.$W$13];IF([.H54]=&quot;A&quot;;[.N54]*[$Contagem.$W$12];IF([.H54]=&quot;T&quot;;[.N5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5];[.L55])">
            <text:p/>
          </table:table-cell>
          <table:table-cell table:style-name="ce128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130" table:formula="of:=IF([.L55]=&quot;L&quot;;&quot;Baixa&quot;;IF([.L55]=&quot;A&quot;;&quot;Média&quot;;IF([.L55]=&quot;&quot;;&quot;&quot;;&quot;Alta&quot;)))">
            <text:p/>
          </table:table-cell>
          <table:table-cell table:style-name="ce132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135" table:formula="of:=IF([.H55]=&quot;I&quot;;[.N55]*[$Contagem.$W$11];IF([.H55]=&quot;E&quot;;[.N55]*[$Contagem.$W$13];IF([.H55]=&quot;A&quot;;[.N55]*[$Contagem.$W$12];IF([.H55]=&quot;T&quot;;[.N5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6];[.L56])">
            <text:p/>
          </table:table-cell>
          <table:table-cell table:style-name="ce128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130" table:formula="of:=IF([.L56]=&quot;L&quot;;&quot;Baixa&quot;;IF([.L56]=&quot;A&quot;;&quot;Média&quot;;IF([.L56]=&quot;&quot;;&quot;&quot;;&quot;Alta&quot;)))">
            <text:p/>
          </table:table-cell>
          <table:table-cell table:style-name="ce132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135" table:formula="of:=IF([.H56]=&quot;I&quot;;[.N56]*[$Contagem.$W$11];IF([.H56]=&quot;E&quot;;[.N56]*[$Contagem.$W$13];IF([.H56]=&quot;A&quot;;[.N56]*[$Contagem.$W$12];IF([.H56]=&quot;T&quot;;[.N5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7];[.L57])">
            <text:p/>
          </table:table-cell>
          <table:table-cell table:style-name="ce128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130" table:formula="of:=IF([.L57]=&quot;L&quot;;&quot;Baixa&quot;;IF([.L57]=&quot;A&quot;;&quot;Média&quot;;IF([.L57]=&quot;&quot;;&quot;&quot;;&quot;Alta&quot;)))">
            <text:p/>
          </table:table-cell>
          <table:table-cell table:style-name="ce132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135" table:formula="of:=IF([.H57]=&quot;I&quot;;[.N57]*[$Contagem.$W$11];IF([.H57]=&quot;E&quot;;[.N57]*[$Contagem.$W$13];IF([.H57]=&quot;A&quot;;[.N57]*[$Contagem.$W$12];IF([.H57]=&quot;T&quot;;[.N5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8];[.L58])">
            <text:p/>
          </table:table-cell>
          <table:table-cell table:style-name="ce128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130" table:formula="of:=IF([.L58]=&quot;L&quot;;&quot;Baixa&quot;;IF([.L58]=&quot;A&quot;;&quot;Média&quot;;IF([.L58]=&quot;&quot;;&quot;&quot;;&quot;Alta&quot;)))">
            <text:p/>
          </table:table-cell>
          <table:table-cell table:style-name="ce132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135" table:formula="of:=IF([.H58]=&quot;I&quot;;[.N58]*[$Contagem.$W$11];IF([.H58]=&quot;E&quot;;[.N58]*[$Contagem.$W$13];IF([.H58]=&quot;A&quot;;[.N58]*[$Contagem.$W$12];IF([.H58]=&quot;T&quot;;[.N5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59];[.L59])">
            <text:p/>
          </table:table-cell>
          <table:table-cell table:style-name="ce128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130" table:formula="of:=IF([.L59]=&quot;L&quot;;&quot;Baixa&quot;;IF([.L59]=&quot;A&quot;;&quot;Média&quot;;IF([.L59]=&quot;&quot;;&quot;&quot;;&quot;Alta&quot;)))">
            <text:p/>
          </table:table-cell>
          <table:table-cell table:style-name="ce132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135" table:formula="of:=IF([.H59]=&quot;I&quot;;[.N59]*[$Contagem.$W$11];IF([.H59]=&quot;E&quot;;[.N59]*[$Contagem.$W$13];IF([.H59]=&quot;A&quot;;[.N59]*[$Contagem.$W$12];IF([.H59]=&quot;T&quot;;[.N5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0];[.L60])">
            <text:p/>
          </table:table-cell>
          <table:table-cell table:style-name="ce128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130" table:formula="of:=IF([.L60]=&quot;L&quot;;&quot;Baixa&quot;;IF([.L60]=&quot;A&quot;;&quot;Média&quot;;IF([.L60]=&quot;&quot;;&quot;&quot;;&quot;Alta&quot;)))">
            <text:p/>
          </table:table-cell>
          <table:table-cell table:style-name="ce132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135" table:formula="of:=IF([.H60]=&quot;I&quot;;[.N60]*[$Contagem.$W$11];IF([.H60]=&quot;E&quot;;[.N60]*[$Contagem.$W$13];IF([.H60]=&quot;A&quot;;[.N60]*[$Contagem.$W$12];IF([.H60]=&quot;T&quot;;[.N6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1];[.L61])">
            <text:p/>
          </table:table-cell>
          <table:table-cell table:style-name="ce128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130" table:formula="of:=IF([.L61]=&quot;L&quot;;&quot;Baixa&quot;;IF([.L61]=&quot;A&quot;;&quot;Média&quot;;IF([.L61]=&quot;&quot;;&quot;&quot;;&quot;Alta&quot;)))">
            <text:p/>
          </table:table-cell>
          <table:table-cell table:style-name="ce132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135" table:formula="of:=IF([.H61]=&quot;I&quot;;[.N61]*[$Contagem.$W$11];IF([.H61]=&quot;E&quot;;[.N61]*[$Contagem.$W$13];IF([.H61]=&quot;A&quot;;[.N61]*[$Contagem.$W$12];IF([.H61]=&quot;T&quot;;[.N6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7" table:content-validation-name="val2"/>
          <table:table-cell table:style-name="ce125" table:number-columns-repeated="2"/>
          <table:table-cell table:style-name="ce127" table:formula="of:=CONCATENATE([.G62];[.L62])">
            <text:p/>
          </table:table-cell>
          <table:table-cell table:style-name="ce128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130" table:formula="of:=IF([.L62]=&quot;L&quot;;&quot;Baixa&quot;;IF([.L62]=&quot;A&quot;;&quot;Média&quot;;IF([.L62]=&quot;&quot;;&quot;&quot;;&quot;Alta&quot;)))">
            <text:p/>
          </table:table-cell>
          <table:table-cell table:style-name="ce132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135" table:formula="of:=IF([.H62]=&quot;I&quot;;[.N62]*[$Contagem.$W$11];IF([.H62]=&quot;E&quot;;[.N62]*[$Contagem.$W$13];IF([.H62]=&quot;A&quot;;[.N62]*[$Contagem.$W$12];IF([.H62]=&quot;T&quot;;[.N6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3];[.L63])">
            <text:p/>
          </table:table-cell>
          <table:table-cell table:style-name="ce128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130" table:formula="of:=IF([.L63]=&quot;L&quot;;&quot;Baixa&quot;;IF([.L63]=&quot;A&quot;;&quot;Média&quot;;IF([.L63]=&quot;&quot;;&quot;&quot;;&quot;Alta&quot;)))">
            <text:p/>
          </table:table-cell>
          <table:table-cell table:style-name="ce132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135" table:formula="of:=IF([.H63]=&quot;I&quot;;[.N63]*[$Contagem.$W$11];IF([.H63]=&quot;E&quot;;[.N63]*[$Contagem.$W$13];IF([.H63]=&quot;A&quot;;[.N63]*[$Contagem.$W$12];IF([.H63]=&quot;T&quot;;[.N6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8" table:content-validation-name="val2"/>
          <table:table-cell table:style-name="ce125" table:number-columns-repeated="2"/>
          <table:table-cell table:style-name="ce127" table:formula="of:=CONCATENATE([.G64];[.L64])">
            <text:p/>
          </table:table-cell>
          <table:table-cell table:style-name="ce128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130" table:formula="of:=IF([.L64]=&quot;L&quot;;&quot;Baixa&quot;;IF([.L64]=&quot;A&quot;;&quot;Média&quot;;IF([.L64]=&quot;&quot;;&quot;&quot;;&quot;Alta&quot;)))">
            <text:p/>
          </table:table-cell>
          <table:table-cell table:style-name="ce132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135" table:formula="of:=IF([.H64]=&quot;I&quot;;[.N64]*[$Contagem.$W$11];IF([.H64]=&quot;E&quot;;[.N64]*[$Contagem.$W$13];IF([.H64]=&quot;A&quot;;[.N64]*[$Contagem.$W$12];IF([.H64]=&quot;T&quot;;[.N6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5];[.L65])">
            <text:p/>
          </table:table-cell>
          <table:table-cell table:style-name="ce128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130" table:formula="of:=IF([.L65]=&quot;L&quot;;&quot;Baixa&quot;;IF([.L65]=&quot;A&quot;;&quot;Média&quot;;IF([.L65]=&quot;&quot;;&quot;&quot;;&quot;Alta&quot;)))">
            <text:p/>
          </table:table-cell>
          <table:table-cell table:style-name="ce132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135" table:formula="of:=IF([.H65]=&quot;I&quot;;[.N65]*[$Contagem.$W$11];IF([.H65]=&quot;E&quot;;[.N65]*[$Contagem.$W$13];IF([.H65]=&quot;A&quot;;[.N65]*[$Contagem.$W$12];IF([.H65]=&quot;T&quot;;[.N6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6];[.L66])">
            <text:p/>
          </table:table-cell>
          <table:table-cell table:style-name="ce128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130" table:formula="of:=IF([.L66]=&quot;L&quot;;&quot;Baixa&quot;;IF([.L66]=&quot;A&quot;;&quot;Média&quot;;IF([.L66]=&quot;&quot;;&quot;&quot;;&quot;Alta&quot;)))">
            <text:p/>
          </table:table-cell>
          <table:table-cell table:style-name="ce132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135" table:formula="of:=IF([.H66]=&quot;I&quot;;[.N66]*[$Contagem.$W$11];IF([.H66]=&quot;E&quot;;[.N66]*[$Contagem.$W$13];IF([.H66]=&quot;A&quot;;[.N66]*[$Contagem.$W$12];IF([.H66]=&quot;T&quot;;[.N6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7];[.L67])">
            <text:p/>
          </table:table-cell>
          <table:table-cell table:style-name="ce128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130" table:formula="of:=IF([.L67]=&quot;L&quot;;&quot;Baixa&quot;;IF([.L67]=&quot;A&quot;;&quot;Média&quot;;IF([.L67]=&quot;&quot;;&quot;&quot;;&quot;Alta&quot;)))">
            <text:p/>
          </table:table-cell>
          <table:table-cell table:style-name="ce132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135" table:formula="of:=IF([.H67]=&quot;I&quot;;[.N67]*[$Contagem.$W$11];IF([.H67]=&quot;E&quot;;[.N67]*[$Contagem.$W$13];IF([.H67]=&quot;A&quot;;[.N67]*[$Contagem.$W$12];IF([.H67]=&quot;T&quot;;[.N6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8];[.L68])">
            <text:p/>
          </table:table-cell>
          <table:table-cell table:style-name="ce128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130" table:formula="of:=IF([.L68]=&quot;L&quot;;&quot;Baixa&quot;;IF([.L68]=&quot;A&quot;;&quot;Média&quot;;IF([.L68]=&quot;&quot;;&quot;&quot;;&quot;Alta&quot;)))">
            <text:p/>
          </table:table-cell>
          <table:table-cell table:style-name="ce132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135" table:formula="of:=IF([.H68]=&quot;I&quot;;[.N68]*[$Contagem.$W$11];IF([.H68]=&quot;E&quot;;[.N68]*[$Contagem.$W$13];IF([.H68]=&quot;A&quot;;[.N68]*[$Contagem.$W$12];IF([.H68]=&quot;T&quot;;[.N6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69];[.L69])">
            <text:p/>
          </table:table-cell>
          <table:table-cell table:style-name="ce128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130" table:formula="of:=IF([.L69]=&quot;L&quot;;&quot;Baixa&quot;;IF([.L69]=&quot;A&quot;;&quot;Média&quot;;IF([.L69]=&quot;&quot;;&quot;&quot;;&quot;Alta&quot;)))">
            <text:p/>
          </table:table-cell>
          <table:table-cell table:style-name="ce132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135" table:formula="of:=IF([.H69]=&quot;I&quot;;[.N69]*[$Contagem.$W$11];IF([.H69]=&quot;E&quot;;[.N69]*[$Contagem.$W$13];IF([.H69]=&quot;A&quot;;[.N69]*[$Contagem.$W$12];IF([.H69]=&quot;T&quot;;[.N6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0];[.L70])">
            <text:p/>
          </table:table-cell>
          <table:table-cell table:style-name="ce128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130" table:formula="of:=IF([.L70]=&quot;L&quot;;&quot;Baixa&quot;;IF([.L70]=&quot;A&quot;;&quot;Média&quot;;IF([.L70]=&quot;&quot;;&quot;&quot;;&quot;Alta&quot;)))">
            <text:p/>
          </table:table-cell>
          <table:table-cell table:style-name="ce132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135" table:formula="of:=IF([.H70]=&quot;I&quot;;[.N70]*[$Contagem.$W$11];IF([.H70]=&quot;E&quot;;[.N70]*[$Contagem.$W$13];IF([.H70]=&quot;A&quot;;[.N70]*[$Contagem.$W$12];IF([.H70]=&quot;T&quot;;[.N7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1];[.L71])">
            <text:p/>
          </table:table-cell>
          <table:table-cell table:style-name="ce128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130" table:formula="of:=IF([.L71]=&quot;L&quot;;&quot;Baixa&quot;;IF([.L71]=&quot;A&quot;;&quot;Média&quot;;IF([.L71]=&quot;&quot;;&quot;&quot;;&quot;Alta&quot;)))">
            <text:p/>
          </table:table-cell>
          <table:table-cell table:style-name="ce132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135" table:formula="of:=IF([.H71]=&quot;I&quot;;[.N71]*[$Contagem.$W$11];IF([.H71]=&quot;E&quot;;[.N71]*[$Contagem.$W$13];IF([.H71]=&quot;A&quot;;[.N71]*[$Contagem.$W$12];IF([.H71]=&quot;T&quot;;[.N7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2];[.L72])">
            <text:p/>
          </table:table-cell>
          <table:table-cell table:style-name="ce128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130" table:formula="of:=IF([.L72]=&quot;L&quot;;&quot;Baixa&quot;;IF([.L72]=&quot;A&quot;;&quot;Média&quot;;IF([.L72]=&quot;&quot;;&quot;&quot;;&quot;Alta&quot;)))">
            <text:p/>
          </table:table-cell>
          <table:table-cell table:style-name="ce132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135" table:formula="of:=IF([.H72]=&quot;I&quot;;[.N72]*[$Contagem.$W$11];IF([.H72]=&quot;E&quot;;[.N72]*[$Contagem.$W$13];IF([.H72]=&quot;A&quot;;[.N72]*[$Contagem.$W$12];IF([.H72]=&quot;T&quot;;[.N7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3];[.L73])">
            <text:p/>
          </table:table-cell>
          <table:table-cell table:style-name="ce128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130" table:formula="of:=IF([.L73]=&quot;L&quot;;&quot;Baixa&quot;;IF([.L73]=&quot;A&quot;;&quot;Média&quot;;IF([.L73]=&quot;&quot;;&quot;&quot;;&quot;Alta&quot;)))">
            <text:p/>
          </table:table-cell>
          <table:table-cell table:style-name="ce132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135" table:formula="of:=IF([.H73]=&quot;I&quot;;[.N73]*[$Contagem.$W$11];IF([.H73]=&quot;E&quot;;[.N73]*[$Contagem.$W$13];IF([.H73]=&quot;A&quot;;[.N73]*[$Contagem.$W$12];IF([.H73]=&quot;T&quot;;[.N7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4];[.L74])">
            <text:p/>
          </table:table-cell>
          <table:table-cell table:style-name="ce128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130" table:formula="of:=IF([.L74]=&quot;L&quot;;&quot;Baixa&quot;;IF([.L74]=&quot;A&quot;;&quot;Média&quot;;IF([.L74]=&quot;&quot;;&quot;&quot;;&quot;Alta&quot;)))">
            <text:p/>
          </table:table-cell>
          <table:table-cell table:style-name="ce132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135" table:formula="of:=IF([.H74]=&quot;I&quot;;[.N74]*[$Contagem.$W$11];IF([.H74]=&quot;E&quot;;[.N74]*[$Contagem.$W$13];IF([.H74]=&quot;A&quot;;[.N74]*[$Contagem.$W$12];IF([.H74]=&quot;T&quot;;[.N7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5];[.L75])">
            <text:p/>
          </table:table-cell>
          <table:table-cell table:style-name="ce12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130" table:formula="of:=IF([.L75]=&quot;L&quot;;&quot;Baixa&quot;;IF([.L75]=&quot;A&quot;;&quot;Média&quot;;IF([.L75]=&quot;&quot;;&quot;&quot;;&quot;Alta&quot;)))">
            <text:p/>
          </table:table-cell>
          <table:table-cell table:style-name="ce132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135" table:formula="of:=IF([.H75]=&quot;I&quot;;[.N75]*[$Contagem.$W$11];IF([.H75]=&quot;E&quot;;[.N75]*[$Contagem.$W$13];IF([.H75]=&quot;A&quot;;[.N75]*[$Contagem.$W$12];IF([.H75]=&quot;T&quot;;[.N7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6];[.L76])">
            <text:p/>
          </table:table-cell>
          <table:table-cell table:style-name="ce128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130" table:formula="of:=IF([.L76]=&quot;L&quot;;&quot;Baixa&quot;;IF([.L76]=&quot;A&quot;;&quot;Média&quot;;IF([.L76]=&quot;&quot;;&quot;&quot;;&quot;Alta&quot;)))">
            <text:p/>
          </table:table-cell>
          <table:table-cell table:style-name="ce132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135" table:formula="of:=IF([.H76]=&quot;I&quot;;[.N76]*[$Contagem.$W$11];IF([.H76]=&quot;E&quot;;[.N76]*[$Contagem.$W$13];IF([.H76]=&quot;A&quot;;[.N76]*[$Contagem.$W$12];IF([.H76]=&quot;T&quot;;[.N7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7];[.L77])">
            <text:p/>
          </table:table-cell>
          <table:table-cell table:style-name="ce128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130" table:formula="of:=IF([.L77]=&quot;L&quot;;&quot;Baixa&quot;;IF([.L77]=&quot;A&quot;;&quot;Média&quot;;IF([.L77]=&quot;&quot;;&quot;&quot;;&quot;Alta&quot;)))">
            <text:p/>
          </table:table-cell>
          <table:table-cell table:style-name="ce132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135" table:formula="of:=IF([.H77]=&quot;I&quot;;[.N77]*[$Contagem.$W$11];IF([.H77]=&quot;E&quot;;[.N77]*[$Contagem.$W$13];IF([.H77]=&quot;A&quot;;[.N77]*[$Contagem.$W$12];IF([.H77]=&quot;T&quot;;[.N7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8];[.L78])">
            <text:p/>
          </table:table-cell>
          <table:table-cell table:style-name="ce128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130" table:formula="of:=IF([.L78]=&quot;L&quot;;&quot;Baixa&quot;;IF([.L78]=&quot;A&quot;;&quot;Média&quot;;IF([.L78]=&quot;&quot;;&quot;&quot;;&quot;Alta&quot;)))">
            <text:p/>
          </table:table-cell>
          <table:table-cell table:style-name="ce132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135" table:formula="of:=IF([.H78]=&quot;I&quot;;[.N78]*[$Contagem.$W$11];IF([.H78]=&quot;E&quot;;[.N78]*[$Contagem.$W$13];IF([.H78]=&quot;A&quot;;[.N78]*[$Contagem.$W$12];IF([.H78]=&quot;T&quot;;[.N7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79];[.L79])">
            <text:p/>
          </table:table-cell>
          <table:table-cell table:style-name="ce128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130" table:formula="of:=IF([.L79]=&quot;L&quot;;&quot;Baixa&quot;;IF([.L79]=&quot;A&quot;;&quot;Média&quot;;IF([.L79]=&quot;&quot;;&quot;&quot;;&quot;Alta&quot;)))">
            <text:p/>
          </table:table-cell>
          <table:table-cell table:style-name="ce132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135" table:formula="of:=IF([.H79]=&quot;I&quot;;[.N79]*[$Contagem.$W$11];IF([.H79]=&quot;E&quot;;[.N79]*[$Contagem.$W$13];IF([.H79]=&quot;A&quot;;[.N79]*[$Contagem.$W$12];IF([.H79]=&quot;T&quot;;[.N7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0];[.L80])">
            <text:p/>
          </table:table-cell>
          <table:table-cell table:style-name="ce128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130" table:formula="of:=IF([.L80]=&quot;L&quot;;&quot;Baixa&quot;;IF([.L80]=&quot;A&quot;;&quot;Média&quot;;IF([.L80]=&quot;&quot;;&quot;&quot;;&quot;Alta&quot;)))">
            <text:p/>
          </table:table-cell>
          <table:table-cell table:style-name="ce132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135" table:formula="of:=IF([.H80]=&quot;I&quot;;[.N80]*[$Contagem.$W$11];IF([.H80]=&quot;E&quot;;[.N80]*[$Contagem.$W$13];IF([.H80]=&quot;A&quot;;[.N80]*[$Contagem.$W$12];IF([.H80]=&quot;T&quot;;[.N8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1];[.L81])">
            <text:p/>
          </table:table-cell>
          <table:table-cell table:style-name="ce128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130" table:formula="of:=IF([.L81]=&quot;L&quot;;&quot;Baixa&quot;;IF([.L81]=&quot;A&quot;;&quot;Média&quot;;IF([.L81]=&quot;&quot;;&quot;&quot;;&quot;Alta&quot;)))">
            <text:p/>
          </table:table-cell>
          <table:table-cell table:style-name="ce132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135" table:formula="of:=IF([.H81]=&quot;I&quot;;[.N81]*[$Contagem.$W$11];IF([.H81]=&quot;E&quot;;[.N81]*[$Contagem.$W$13];IF([.H81]=&quot;A&quot;;[.N81]*[$Contagem.$W$12];IF([.H81]=&quot;T&quot;;[.N8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2];[.L82])">
            <text:p/>
          </table:table-cell>
          <table:table-cell table:style-name="ce128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130" table:formula="of:=IF([.L82]=&quot;L&quot;;&quot;Baixa&quot;;IF([.L82]=&quot;A&quot;;&quot;Média&quot;;IF([.L82]=&quot;&quot;;&quot;&quot;;&quot;Alta&quot;)))">
            <text:p/>
          </table:table-cell>
          <table:table-cell table:style-name="ce132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135" table:formula="of:=IF([.H82]=&quot;I&quot;;[.N82]*[$Contagem.$W$11];IF([.H82]=&quot;E&quot;;[.N82]*[$Contagem.$W$13];IF([.H82]=&quot;A&quot;;[.N82]*[$Contagem.$W$12];IF([.H82]=&quot;T&quot;;[.N8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3];[.L83])">
            <text:p/>
          </table:table-cell>
          <table:table-cell table:style-name="ce12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130" table:formula="of:=IF([.L83]=&quot;L&quot;;&quot;Baixa&quot;;IF([.L83]=&quot;A&quot;;&quot;Média&quot;;IF([.L83]=&quot;&quot;;&quot;&quot;;&quot;Alta&quot;)))">
            <text:p/>
          </table:table-cell>
          <table:table-cell table:style-name="ce132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135" table:formula="of:=IF([.H83]=&quot;I&quot;;[.N83]*[$Contagem.$W$11];IF([.H83]=&quot;E&quot;;[.N83]*[$Contagem.$W$13];IF([.H83]=&quot;A&quot;;[.N83]*[$Contagem.$W$12];IF([.H83]=&quot;T&quot;;[.N8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4];[.L84])">
            <text:p/>
          </table:table-cell>
          <table:table-cell table:style-name="ce128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130" table:formula="of:=IF([.L84]=&quot;L&quot;;&quot;Baixa&quot;;IF([.L84]=&quot;A&quot;;&quot;Média&quot;;IF([.L84]=&quot;&quot;;&quot;&quot;;&quot;Alta&quot;)))">
            <text:p/>
          </table:table-cell>
          <table:table-cell table:style-name="ce132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135" table:formula="of:=IF([.H84]=&quot;I&quot;;[.N84]*[$Contagem.$W$11];IF([.H84]=&quot;E&quot;;[.N84]*[$Contagem.$W$13];IF([.H84]=&quot;A&quot;;[.N84]*[$Contagem.$W$12];IF([.H84]=&quot;T&quot;;[.N8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5];[.L85])">
            <text:p/>
          </table:table-cell>
          <table:table-cell table:style-name="ce128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130" table:formula="of:=IF([.L85]=&quot;L&quot;;&quot;Baixa&quot;;IF([.L85]=&quot;A&quot;;&quot;Média&quot;;IF([.L85]=&quot;&quot;;&quot;&quot;;&quot;Alta&quot;)))">
            <text:p/>
          </table:table-cell>
          <table:table-cell table:style-name="ce132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135" table:formula="of:=IF([.H85]=&quot;I&quot;;[.N85]*[$Contagem.$W$11];IF([.H85]=&quot;E&quot;;[.N85]*[$Contagem.$W$13];IF([.H85]=&quot;A&quot;;[.N85]*[$Contagem.$W$12];IF([.H85]=&quot;T&quot;;[.N8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6];[.L86])">
            <text:p/>
          </table:table-cell>
          <table:table-cell table:style-name="ce128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30" table:formula="of:=IF([.L86]=&quot;L&quot;;&quot;Baixa&quot;;IF([.L86]=&quot;A&quot;;&quot;Média&quot;;IF([.L86]=&quot;&quot;;&quot;&quot;;&quot;Alta&quot;)))">
            <text:p/>
          </table:table-cell>
          <table:table-cell table:style-name="ce132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35" table:formula="of:=IF([.H86]=&quot;I&quot;;[.N86]*[$Contagem.$W$11];IF([.H86]=&quot;E&quot;;[.N86]*[$Contagem.$W$13];IF([.H86]=&quot;A&quot;;[.N86]*[$Contagem.$W$12];IF([.H86]=&quot;T&quot;;[.N8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7];[.L87])">
            <text:p/>
          </table:table-cell>
          <table:table-cell table:style-name="ce128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130" table:formula="of:=IF([.L87]=&quot;L&quot;;&quot;Baixa&quot;;IF([.L87]=&quot;A&quot;;&quot;Média&quot;;IF([.L87]=&quot;&quot;;&quot;&quot;;&quot;Alta&quot;)))">
            <text:p/>
          </table:table-cell>
          <table:table-cell table:style-name="ce132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135" table:formula="of:=IF([.H87]=&quot;I&quot;;[.N87]*[$Contagem.$W$11];IF([.H87]=&quot;E&quot;;[.N87]*[$Contagem.$W$13];IF([.H87]=&quot;A&quot;;[.N87]*[$Contagem.$W$12];IF([.H87]=&quot;T&quot;;[.N8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88];[.L88])">
            <text:p/>
          </table:table-cell>
          <table:table-cell table:style-name="ce128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130" table:formula="of:=IF([.L88]=&quot;L&quot;;&quot;Baixa&quot;;IF([.L88]=&quot;A&quot;;&quot;Média&quot;;IF([.L88]=&quot;&quot;;&quot;&quot;;&quot;Alta&quot;)))">
            <text:p/>
          </table:table-cell>
          <table:table-cell table:style-name="ce132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135" table:formula="of:=IF([.H88]=&quot;I&quot;;[.N88]*[$Contagem.$W$11];IF([.H88]=&quot;E&quot;;[.N88]*[$Contagem.$W$13];IF([.H88]=&quot;A&quot;;[.N88]*[$Contagem.$W$12];IF([.H88]=&quot;T&quot;;[.N8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 table:number-rows-repeated="2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2];[.L92])">
            <text:p/>
          </table:table-cell>
          <table:table-cell table:style-name="ce128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130" table:formula="of:=IF([.L92]=&quot;L&quot;;&quot;Baixa&quot;;IF([.L92]=&quot;A&quot;;&quot;Média&quot;;IF([.L92]=&quot;&quot;;&quot;&quot;;&quot;Alta&quot;)))">
            <text:p/>
          </table:table-cell>
          <table:table-cell table:style-name="ce132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135" table:formula="of:=IF([.H92]=&quot;I&quot;;[.N92]*[$Contagem.$W$11];IF([.H92]=&quot;E&quot;;[.N92]*[$Contagem.$W$13];IF([.H92]=&quot;A&quot;;[.N92]*[$Contagem.$W$12];IF([.H92]=&quot;T&quot;;[.N9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3];[.L93])">
            <text:p/>
          </table:table-cell>
          <table:table-cell table:style-name="ce128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130" table:formula="of:=IF([.L93]=&quot;L&quot;;&quot;Baixa&quot;;IF([.L93]=&quot;A&quot;;&quot;Média&quot;;IF([.L93]=&quot;&quot;;&quot;&quot;;&quot;Alta&quot;)))">
            <text:p/>
          </table:table-cell>
          <table:table-cell table:style-name="ce132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135" table:formula="of:=IF([.H93]=&quot;I&quot;;[.N93]*[$Contagem.$W$11];IF([.H93]=&quot;E&quot;;[.N93]*[$Contagem.$W$13];IF([.H93]=&quot;A&quot;;[.N93]*[$Contagem.$W$12];IF([.H93]=&quot;T&quot;;[.N9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4];[.L94])">
            <text:p/>
          </table:table-cell>
          <table:table-cell table:style-name="ce128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130" table:formula="of:=IF([.L94]=&quot;L&quot;;&quot;Baixa&quot;;IF([.L94]=&quot;A&quot;;&quot;Média&quot;;IF([.L94]=&quot;&quot;;&quot;&quot;;&quot;Alta&quot;)))">
            <text:p/>
          </table:table-cell>
          <table:table-cell table:style-name="ce132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135" table:formula="of:=IF([.H94]=&quot;I&quot;;[.N94]*[$Contagem.$W$11];IF([.H94]=&quot;E&quot;;[.N94]*[$Contagem.$W$13];IF([.H94]=&quot;A&quot;;[.N94]*[$Contagem.$W$12];IF([.H94]=&quot;T&quot;;[.N9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5];[.L95])">
            <text:p/>
          </table:table-cell>
          <table:table-cell table:style-name="ce128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130" table:formula="of:=IF([.L95]=&quot;L&quot;;&quot;Baixa&quot;;IF([.L95]=&quot;A&quot;;&quot;Média&quot;;IF([.L95]=&quot;&quot;;&quot;&quot;;&quot;Alta&quot;)))">
            <text:p/>
          </table:table-cell>
          <table:table-cell table:style-name="ce132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135" table:formula="of:=IF([.H95]=&quot;I&quot;;[.N95]*[$Contagem.$W$11];IF([.H95]=&quot;E&quot;;[.N95]*[$Contagem.$W$13];IF([.H95]=&quot;A&quot;;[.N95]*[$Contagem.$W$12];IF([.H95]=&quot;T&quot;;[.N9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6];[.L96])">
            <text:p/>
          </table:table-cell>
          <table:table-cell table:style-name="ce128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130" table:formula="of:=IF([.L96]=&quot;L&quot;;&quot;Baixa&quot;;IF([.L96]=&quot;A&quot;;&quot;Média&quot;;IF([.L96]=&quot;&quot;;&quot;&quot;;&quot;Alta&quot;)))">
            <text:p/>
          </table:table-cell>
          <table:table-cell table:style-name="ce132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135" table:formula="of:=IF([.H96]=&quot;I&quot;;[.N96]*[$Contagem.$W$11];IF([.H96]=&quot;E&quot;;[.N96]*[$Contagem.$W$13];IF([.H96]=&quot;A&quot;;[.N96]*[$Contagem.$W$12];IF([.H96]=&quot;T&quot;;[.N9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7];[.L97])">
            <text:p/>
          </table:table-cell>
          <table:table-cell table:style-name="ce128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130" table:formula="of:=IF([.L97]=&quot;L&quot;;&quot;Baixa&quot;;IF([.L97]=&quot;A&quot;;&quot;Média&quot;;IF([.L97]=&quot;&quot;;&quot;&quot;;&quot;Alta&quot;)))">
            <text:p/>
          </table:table-cell>
          <table:table-cell table:style-name="ce132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135" table:formula="of:=IF([.H97]=&quot;I&quot;;[.N97]*[$Contagem.$W$11];IF([.H97]=&quot;E&quot;;[.N97]*[$Contagem.$W$13];IF([.H97]=&quot;A&quot;;[.N97]*[$Contagem.$W$12];IF([.H97]=&quot;T&quot;;[.N9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8];[.L98])">
            <text:p/>
          </table:table-cell>
          <table:table-cell table:style-name="ce128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130" table:formula="of:=IF([.L98]=&quot;L&quot;;&quot;Baixa&quot;;IF([.L98]=&quot;A&quot;;&quot;Média&quot;;IF([.L98]=&quot;&quot;;&quot;&quot;;&quot;Alta&quot;)))">
            <text:p/>
          </table:table-cell>
          <table:table-cell table:style-name="ce132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135" table:formula="of:=IF([.H98]=&quot;I&quot;;[.N98]*[$Contagem.$W$11];IF([.H98]=&quot;E&quot;;[.N98]*[$Contagem.$W$13];IF([.H98]=&quot;A&quot;;[.N98]*[$Contagem.$W$12];IF([.H98]=&quot;T&quot;;[.N9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99];[.L99])">
            <text:p/>
          </table:table-cell>
          <table:table-cell table:style-name="ce128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130" table:formula="of:=IF([.L99]=&quot;L&quot;;&quot;Baixa&quot;;IF([.L99]=&quot;A&quot;;&quot;Média&quot;;IF([.L99]=&quot;&quot;;&quot;&quot;;&quot;Alta&quot;)))">
            <text:p/>
          </table:table-cell>
          <table:table-cell table:style-name="ce132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135" table:formula="of:=IF([.H99]=&quot;I&quot;;[.N99]*[$Contagem.$W$11];IF([.H99]=&quot;E&quot;;[.N99]*[$Contagem.$W$13];IF([.H99]=&quot;A&quot;;[.N99]*[$Contagem.$W$12];IF([.H99]=&quot;T&quot;;[.N9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100];[.L100])">
            <text:p/>
          </table:table-cell>
          <table:table-cell table:style-name="ce128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130" table:formula="of:=IF([.L100]=&quot;L&quot;;&quot;Baixa&quot;;IF([.L100]=&quot;A&quot;;&quot;Média&quot;;IF([.L100]=&quot;&quot;;&quot;&quot;;&quot;Alta&quot;)))">
            <text:p/>
          </table:table-cell>
          <table:table-cell table:style-name="ce132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135" table:formula="of:=IF([.H100]=&quot;I&quot;;[.N100]*[$Contagem.$W$11];IF([.H100]=&quot;E&quot;;[.N100]*[$Contagem.$W$13];IF([.H100]=&quot;A&quot;;[.N100]*[$Contagem.$W$12];IF([.H100]=&quot;T&quot;;[.N10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0" table:content-validation-name="val2"/>
          <table:table-cell table:style-name="ce125" table:number-columns-repeated="2"/>
          <table:table-cell table:style-name="ce127" table:formula="of:=CONCATENATE([.G101];[.L101])">
            <text:p/>
          </table:table-cell>
          <table:table-cell table:style-name="ce128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130" table:formula="of:=IF([.L101]=&quot;L&quot;;&quot;Baixa&quot;;IF([.L101]=&quot;A&quot;;&quot;Média&quot;;IF([.L101]=&quot;&quot;;&quot;&quot;;&quot;Alta&quot;)))">
            <text:p/>
          </table:table-cell>
          <table:table-cell table:style-name="ce132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135" table:formula="of:=IF([.H101]=&quot;I&quot;;[.N101]*[$Contagem.$W$11];IF([.H101]=&quot;E&quot;;[.N101]*[$Contagem.$W$13];IF([.H101]=&quot;A&quot;;[.N101]*[$Contagem.$W$12];IF([.H101]=&quot;T&quot;;[.N10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 table:number-rows-repeated="10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/>
          <table:table-cell table:style-name="ce121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2];[.L112])">
            <text:p/>
          </table:table-cell>
          <table:table-cell table:style-name="ce128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130" table:formula="of:=IF([.L112]=&quot;L&quot;;&quot;Baixa&quot;;IF([.L112]=&quot;A&quot;;&quot;Média&quot;;IF([.L112]=&quot;&quot;;&quot;&quot;;&quot;Alta&quot;)))">
            <text:p/>
          </table:table-cell>
          <table:table-cell table:style-name="ce132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135" table:formula="of:=IF([.H112]=&quot;I&quot;;[.N112]*[$Contagem.$W$11];IF([.H112]=&quot;E&quot;;[.N112]*[$Contagem.$W$13];IF([.H112]=&quot;A&quot;;[.N112]*[$Contagem.$W$12];IF([.H112]=&quot;T&quot;;[.N11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3];[.L113])">
            <text:p/>
          </table:table-cell>
          <table:table-cell table:style-name="ce128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130" table:formula="of:=IF([.L113]=&quot;L&quot;;&quot;Baixa&quot;;IF([.L113]=&quot;A&quot;;&quot;Média&quot;;IF([.L113]=&quot;&quot;;&quot;&quot;;&quot;Alta&quot;)))">
            <text:p/>
          </table:table-cell>
          <table:table-cell table:style-name="ce132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135" table:formula="of:=IF([.H113]=&quot;I&quot;;[.N113]*[$Contagem.$W$11];IF([.H113]=&quot;E&quot;;[.N113]*[$Contagem.$W$13];IF([.H113]=&quot;A&quot;;[.N113]*[$Contagem.$W$12];IF([.H113]=&quot;T&quot;;[.N11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4];[.L114])">
            <text:p/>
          </table:table-cell>
          <table:table-cell table:style-name="ce128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130" table:formula="of:=IF([.L114]=&quot;L&quot;;&quot;Baixa&quot;;IF([.L114]=&quot;A&quot;;&quot;Média&quot;;IF([.L114]=&quot;&quot;;&quot;&quot;;&quot;Alta&quot;)))">
            <text:p/>
          </table:table-cell>
          <table:table-cell table:style-name="ce132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135" table:formula="of:=IF([.H114]=&quot;I&quot;;[.N114]*[$Contagem.$W$11];IF([.H114]=&quot;E&quot;;[.N114]*[$Contagem.$W$13];IF([.H114]=&quot;A&quot;;[.N114]*[$Contagem.$W$12];IF([.H114]=&quot;T&quot;;[.N11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5];[.L115])">
            <text:p/>
          </table:table-cell>
          <table:table-cell table:style-name="ce128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130" table:formula="of:=IF([.L115]=&quot;L&quot;;&quot;Baixa&quot;;IF([.L115]=&quot;A&quot;;&quot;Média&quot;;IF([.L115]=&quot;&quot;;&quot;&quot;;&quot;Alta&quot;)))">
            <text:p/>
          </table:table-cell>
          <table:table-cell table:style-name="ce132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135" table:formula="of:=IF([.H115]=&quot;I&quot;;[.N115]*[$Contagem.$W$11];IF([.H115]=&quot;E&quot;;[.N115]*[$Contagem.$W$13];IF([.H115]=&quot;A&quot;;[.N115]*[$Contagem.$W$12];IF([.H115]=&quot;T&quot;;[.N11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6];[.L116])">
            <text:p/>
          </table:table-cell>
          <table:table-cell table:style-name="ce128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130" table:formula="of:=IF([.L116]=&quot;L&quot;;&quot;Baixa&quot;;IF([.L116]=&quot;A&quot;;&quot;Média&quot;;IF([.L116]=&quot;&quot;;&quot;&quot;;&quot;Alta&quot;)))">
            <text:p/>
          </table:table-cell>
          <table:table-cell table:style-name="ce132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135" table:formula="of:=IF([.H116]=&quot;I&quot;;[.N116]*[$Contagem.$W$11];IF([.H116]=&quot;E&quot;;[.N116]*[$Contagem.$W$13];IF([.H116]=&quot;A&quot;;[.N116]*[$Contagem.$W$12];IF([.H116]=&quot;T&quot;;[.N11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7];[.L117])">
            <text:p/>
          </table:table-cell>
          <table:table-cell table:style-name="ce128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130" table:formula="of:=IF([.L117]=&quot;L&quot;;&quot;Baixa&quot;;IF([.L117]=&quot;A&quot;;&quot;Média&quot;;IF([.L117]=&quot;&quot;;&quot;&quot;;&quot;Alta&quot;)))">
            <text:p/>
          </table:table-cell>
          <table:table-cell table:style-name="ce132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135" table:formula="of:=IF([.H117]=&quot;I&quot;;[.N117]*[$Contagem.$W$11];IF([.H117]=&quot;E&quot;;[.N117]*[$Contagem.$W$13];IF([.H117]=&quot;A&quot;;[.N117]*[$Contagem.$W$12];IF([.H117]=&quot;T&quot;;[.N11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8];[.L118])">
            <text:p/>
          </table:table-cell>
          <table:table-cell table:style-name="ce128" table:formula="of:=IF(OR(ISBLANK([.I118]);ISBLANK([.J118]));IF(OR([.G118]=&quot;ALI&quot;;[.G118]=&quot;AIE&quot;);&quot;L&quot;;IF(ISBLANK([.G118]);&quot;&quot;;&quot;A&quot;));IF([.G118]=&quot;EE&quot;;IF([.J118]&gt;=3;IF([.I118]&gt;=5;&quot;H&quot;;&quot;A&quot;);IF([.J118]&gt;=2;IF([.I118]&gt;=16;&quot;H&quot;;IF([.I118]&lt;=4;&quot;L&quot;;&quot;A&quot;));IF([.I118]&lt;=15;&quot;L&quot;;&quot;A&quot;)));IF(OR([.G118]=&quot;SE&quot;;[.G118]=&quot;CE&quot;);IF([.J118]&gt;=4;IF([.I118]&gt;=6;&quot;H&quot;;&quot;A&quot;);IF([.J118]&gt;=2;IF([.I118]&gt;=20;&quot;H&quot;;IF([.I118]&lt;=5;&quot;L&quot;;&quot;A&quot;));IF([.I118]&lt;=19;&quot;L&quot;;&quot;A&quot;)));IF(OR([.G118]=&quot;ALI&quot;;[.G118]=&quot;AIE&quot;);IF([.J118]&gt;=6;IF([.I118]&gt;=20;&quot;H&quot;;&quot;A&quot;);IF([.J118]&gt;=2;IF([.I118]&gt;=51;&quot;H&quot;;IF([.I118]&lt;=19;&quot;L&quot;;&quot;A&quot;));IF([.I118]&lt;=50;&quot;L&quot;;&quot;A&quot;)))))))">
            <text:p/>
          </table:table-cell>
          <table:table-cell table:style-name="ce130" table:formula="of:=IF([.L118]=&quot;L&quot;;&quot;Baixa&quot;;IF([.L118]=&quot;A&quot;;&quot;Média&quot;;IF([.L118]=&quot;&quot;;&quot;&quot;;&quot;Alta&quot;)))">
            <text:p/>
          </table:table-cell>
          <table:table-cell table:style-name="ce132" table:formula="of:=IF(ISBLANK([.G118]);&quot;&quot;;IF([.G118]=&quot;ALI&quot;;IF([.L118]=&quot;L&quot;;7;IF([.L118]=&quot;A&quot;;10;15));IF([.G118]=&quot;AIE&quot;;IF([.L118]=&quot;L&quot;;5;IF([.L118]=&quot;A&quot;;7;10));IF([.G118]=&quot;SE&quot;;IF([.L118]=&quot;L&quot;;4;IF([.L118]=&quot;A&quot;;5;7));IF(OR([.G118]=&quot;EE&quot;;[.G118]=&quot;CE&quot;);IF([.L118]=&quot;L&quot;;3;IF([.L118]=&quot;A&quot;;4;6)))))))">
            <text:p/>
          </table:table-cell>
          <table:table-cell table:style-name="ce135" table:formula="of:=IF([.H118]=&quot;I&quot;;[.N118]*[$Contagem.$W$11];IF([.H118]=&quot;E&quot;;[.N118]*[$Contagem.$W$13];IF([.H118]=&quot;A&quot;;[.N118]*[$Contagem.$W$12];IF([.H118]=&quot;T&quot;;[.N11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19];[.L119])">
            <text:p/>
          </table:table-cell>
          <table:table-cell table:style-name="ce128" table:formula="of:=IF(OR(ISBLANK([.I119]);ISBLANK([.J119]));IF(OR([.G119]=&quot;ALI&quot;;[.G119]=&quot;AIE&quot;);&quot;L&quot;;IF(ISBLANK([.G119]);&quot;&quot;;&quot;A&quot;));IF([.G119]=&quot;EE&quot;;IF([.J119]&gt;=3;IF([.I119]&gt;=5;&quot;H&quot;;&quot;A&quot;);IF([.J119]&gt;=2;IF([.I119]&gt;=16;&quot;H&quot;;IF([.I119]&lt;=4;&quot;L&quot;;&quot;A&quot;));IF([.I119]&lt;=15;&quot;L&quot;;&quot;A&quot;)));IF(OR([.G119]=&quot;SE&quot;;[.G119]=&quot;CE&quot;);IF([.J119]&gt;=4;IF([.I119]&gt;=6;&quot;H&quot;;&quot;A&quot;);IF([.J119]&gt;=2;IF([.I119]&gt;=20;&quot;H&quot;;IF([.I119]&lt;=5;&quot;L&quot;;&quot;A&quot;));IF([.I119]&lt;=19;&quot;L&quot;;&quot;A&quot;)));IF(OR([.G119]=&quot;ALI&quot;;[.G119]=&quot;AIE&quot;);IF([.J119]&gt;=6;IF([.I119]&gt;=20;&quot;H&quot;;&quot;A&quot;);IF([.J119]&gt;=2;IF([.I119]&gt;=51;&quot;H&quot;;IF([.I119]&lt;=19;&quot;L&quot;;&quot;A&quot;));IF([.I119]&lt;=50;&quot;L&quot;;&quot;A&quot;)))))))">
            <text:p/>
          </table:table-cell>
          <table:table-cell table:style-name="ce130" table:formula="of:=IF([.L119]=&quot;L&quot;;&quot;Baixa&quot;;IF([.L119]=&quot;A&quot;;&quot;Média&quot;;IF([.L119]=&quot;&quot;;&quot;&quot;;&quot;Alta&quot;)))">
            <text:p/>
          </table:table-cell>
          <table:table-cell table:style-name="ce132" table:formula="of:=IF(ISBLANK([.G119]);&quot;&quot;;IF([.G119]=&quot;ALI&quot;;IF([.L119]=&quot;L&quot;;7;IF([.L119]=&quot;A&quot;;10;15));IF([.G119]=&quot;AIE&quot;;IF([.L119]=&quot;L&quot;;5;IF([.L119]=&quot;A&quot;;7;10));IF([.G119]=&quot;SE&quot;;IF([.L119]=&quot;L&quot;;4;IF([.L119]=&quot;A&quot;;5;7));IF(OR([.G119]=&quot;EE&quot;;[.G119]=&quot;CE&quot;);IF([.L119]=&quot;L&quot;;3;IF([.L119]=&quot;A&quot;;4;6)))))))">
            <text:p/>
          </table:table-cell>
          <table:table-cell table:style-name="ce135" table:formula="of:=IF([.H119]=&quot;I&quot;;[.N119]*[$Contagem.$W$11];IF([.H119]=&quot;E&quot;;[.N119]*[$Contagem.$W$13];IF([.H119]=&quot;A&quot;;[.N119]*[$Contagem.$W$12];IF([.H119]=&quot;T&quot;;[.N11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0];[.L120])">
            <text:p/>
          </table:table-cell>
          <table:table-cell table:style-name="ce128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>
            <text:p/>
          </table:table-cell>
          <table:table-cell table:style-name="ce130" table:formula="of:=IF([.L120]=&quot;L&quot;;&quot;Baixa&quot;;IF([.L120]=&quot;A&quot;;&quot;Média&quot;;IF([.L120]=&quot;&quot;;&quot;&quot;;&quot;Alta&quot;)))">
            <text:p/>
          </table:table-cell>
          <table:table-cell table:style-name="ce132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>
            <text:p/>
          </table:table-cell>
          <table:table-cell table:style-name="ce135" table:formula="of:=IF([.H120]=&quot;I&quot;;[.N120]*[$Contagem.$W$11];IF([.H120]=&quot;E&quot;;[.N120]*[$Contagem.$W$13];IF([.H120]=&quot;A&quot;;[.N120]*[$Contagem.$W$12];IF([.H120]=&quot;T&quot;;[.N12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1];[.L121])">
            <text:p/>
          </table:table-cell>
          <table:table-cell table:style-name="ce128" table:formula="of:=IF(OR(ISBLANK([.I121]);ISBLANK([.J121]));IF(OR([.G121]=&quot;ALI&quot;;[.G121]=&quot;AIE&quot;);&quot;L&quot;;IF(ISBLANK([.G121]);&quot;&quot;;&quot;A&quot;));IF([.G121]=&quot;EE&quot;;IF([.J121]&gt;=3;IF([.I121]&gt;=5;&quot;H&quot;;&quot;A&quot;);IF([.J121]&gt;=2;IF([.I121]&gt;=16;&quot;H&quot;;IF([.I121]&lt;=4;&quot;L&quot;;&quot;A&quot;));IF([.I121]&lt;=15;&quot;L&quot;;&quot;A&quot;)));IF(OR([.G121]=&quot;SE&quot;;[.G121]=&quot;CE&quot;);IF([.J121]&gt;=4;IF([.I121]&gt;=6;&quot;H&quot;;&quot;A&quot;);IF([.J121]&gt;=2;IF([.I121]&gt;=20;&quot;H&quot;;IF([.I121]&lt;=5;&quot;L&quot;;&quot;A&quot;));IF([.I121]&lt;=19;&quot;L&quot;;&quot;A&quot;)));IF(OR([.G121]=&quot;ALI&quot;;[.G121]=&quot;AIE&quot;);IF([.J121]&gt;=6;IF([.I121]&gt;=20;&quot;H&quot;;&quot;A&quot;);IF([.J121]&gt;=2;IF([.I121]&gt;=51;&quot;H&quot;;IF([.I121]&lt;=19;&quot;L&quot;;&quot;A&quot;));IF([.I121]&lt;=50;&quot;L&quot;;&quot;A&quot;)))))))">
            <text:p/>
          </table:table-cell>
          <table:table-cell table:style-name="ce130" table:formula="of:=IF([.L121]=&quot;L&quot;;&quot;Baixa&quot;;IF([.L121]=&quot;A&quot;;&quot;Média&quot;;IF([.L121]=&quot;&quot;;&quot;&quot;;&quot;Alta&quot;)))">
            <text:p/>
          </table:table-cell>
          <table:table-cell table:style-name="ce132" table:formula="of:=IF(ISBLANK([.G121]);&quot;&quot;;IF([.G121]=&quot;ALI&quot;;IF([.L121]=&quot;L&quot;;7;IF([.L121]=&quot;A&quot;;10;15));IF([.G121]=&quot;AIE&quot;;IF([.L121]=&quot;L&quot;;5;IF([.L121]=&quot;A&quot;;7;10));IF([.G121]=&quot;SE&quot;;IF([.L121]=&quot;L&quot;;4;IF([.L121]=&quot;A&quot;;5;7));IF(OR([.G121]=&quot;EE&quot;;[.G121]=&quot;CE&quot;);IF([.L121]=&quot;L&quot;;3;IF([.L121]=&quot;A&quot;;4;6)))))))">
            <text:p/>
          </table:table-cell>
          <table:table-cell table:style-name="ce135" table:formula="of:=IF([.H121]=&quot;I&quot;;[.N121]*[$Contagem.$W$11];IF([.H121]=&quot;E&quot;;[.N121]*[$Contagem.$W$13];IF([.H121]=&quot;A&quot;;[.N121]*[$Contagem.$W$12];IF([.H121]=&quot;T&quot;;[.N12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2];[.L122])">
            <text:p/>
          </table:table-cell>
          <table:table-cell table:style-name="ce128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>
            <text:p/>
          </table:table-cell>
          <table:table-cell table:style-name="ce130" table:formula="of:=IF([.L122]=&quot;L&quot;;&quot;Baixa&quot;;IF([.L122]=&quot;A&quot;;&quot;Média&quot;;IF([.L122]=&quot;&quot;;&quot;&quot;;&quot;Alta&quot;)))">
            <text:p/>
          </table:table-cell>
          <table:table-cell table:style-name="ce132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>
            <text:p/>
          </table:table-cell>
          <table:table-cell table:style-name="ce135" table:formula="of:=IF([.H122]=&quot;I&quot;;[.N122]*[$Contagem.$W$11];IF([.H122]=&quot;E&quot;;[.N122]*[$Contagem.$W$13];IF([.H122]=&quot;A&quot;;[.N122]*[$Contagem.$W$12];IF([.H122]=&quot;T&quot;;[.N12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3];[.L123])">
            <text:p/>
          </table:table-cell>
          <table:table-cell table:style-name="ce128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>
            <text:p/>
          </table:table-cell>
          <table:table-cell table:style-name="ce130" table:formula="of:=IF([.L123]=&quot;L&quot;;&quot;Baixa&quot;;IF([.L123]=&quot;A&quot;;&quot;Média&quot;;IF([.L123]=&quot;&quot;;&quot;&quot;;&quot;Alta&quot;)))">
            <text:p/>
          </table:table-cell>
          <table:table-cell table:style-name="ce132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>
            <text:p/>
          </table:table-cell>
          <table:table-cell table:style-name="ce135" table:formula="of:=IF([.H123]=&quot;I&quot;;[.N123]*[$Contagem.$W$11];IF([.H123]=&quot;E&quot;;[.N123]*[$Contagem.$W$13];IF([.H123]=&quot;A&quot;;[.N123]*[$Contagem.$W$12];IF([.H123]=&quot;T&quot;;[.N12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4];[.L124])">
            <text:p/>
          </table:table-cell>
          <table:table-cell table:style-name="ce128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>
            <text:p/>
          </table:table-cell>
          <table:table-cell table:style-name="ce130" table:formula="of:=IF([.L124]=&quot;L&quot;;&quot;Baixa&quot;;IF([.L124]=&quot;A&quot;;&quot;Média&quot;;IF([.L124]=&quot;&quot;;&quot;&quot;;&quot;Alta&quot;)))">
            <text:p/>
          </table:table-cell>
          <table:table-cell table:style-name="ce132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>
            <text:p/>
          </table:table-cell>
          <table:table-cell table:style-name="ce135" table:formula="of:=IF([.H124]=&quot;I&quot;;[.N124]*[$Contagem.$W$11];IF([.H124]=&quot;E&quot;;[.N124]*[$Contagem.$W$13];IF([.H124]=&quot;A&quot;;[.N124]*[$Contagem.$W$12];IF([.H124]=&quot;T&quot;;[.N12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5];[.L125])">
            <text:p/>
          </table:table-cell>
          <table:table-cell table:style-name="ce128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>
            <text:p/>
          </table:table-cell>
          <table:table-cell table:style-name="ce130" table:formula="of:=IF([.L125]=&quot;L&quot;;&quot;Baixa&quot;;IF([.L125]=&quot;A&quot;;&quot;Média&quot;;IF([.L125]=&quot;&quot;;&quot;&quot;;&quot;Alta&quot;)))">
            <text:p/>
          </table:table-cell>
          <table:table-cell table:style-name="ce132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>
            <text:p/>
          </table:table-cell>
          <table:table-cell table:style-name="ce135" table:formula="of:=IF([.H125]=&quot;I&quot;;[.N125]*[$Contagem.$W$11];IF([.H125]=&quot;E&quot;;[.N125]*[$Contagem.$W$13];IF([.H125]=&quot;A&quot;;[.N125]*[$Contagem.$W$12];IF([.H125]=&quot;T&quot;;[.N12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19" table:content-validation-name="val2"/>
          <table:table-cell table:style-name="ce125" table:number-columns-repeated="2"/>
          <table:table-cell table:style-name="ce127" table:formula="of:=CONCATENATE([.G126];[.L126])">
            <text:p/>
          </table:table-cell>
          <table:table-cell table:style-name="ce128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>
            <text:p/>
          </table:table-cell>
          <table:table-cell table:style-name="ce130" table:formula="of:=IF([.L126]=&quot;L&quot;;&quot;Baixa&quot;;IF([.L126]=&quot;A&quot;;&quot;Média&quot;;IF([.L126]=&quot;&quot;;&quot;&quot;;&quot;Alta&quot;)))">
            <text:p/>
          </table:table-cell>
          <table:table-cell table:style-name="ce132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>
            <text:p/>
          </table:table-cell>
          <table:table-cell table:style-name="ce135" table:formula="of:=IF([.H126]=&quot;I&quot;;[.N126]*[$Contagem.$W$11];IF([.H126]=&quot;E&quot;;[.N126]*[$Contagem.$W$13];IF([.H126]=&quot;A&quot;;[.N126]*[$Contagem.$W$12];IF([.H126]=&quot;T&quot;;[.N12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27];[.L127])">
            <text:p/>
          </table:table-cell>
          <table:table-cell table:style-name="ce128" table:formula="of:=IF(OR(ISBLANK([.I127]);ISBLANK([.J127]));IF(OR([.G127]=&quot;ALI&quot;;[.G127]=&quot;AIE&quot;);&quot;L&quot;;IF(ISBLANK([.G127]);&quot;&quot;;&quot;A&quot;));IF([.G127]=&quot;EE&quot;;IF([.J127]&gt;=3;IF([.I127]&gt;=5;&quot;H&quot;;&quot;A&quot;);IF([.J127]&gt;=2;IF([.I127]&gt;=16;&quot;H&quot;;IF([.I127]&lt;=4;&quot;L&quot;;&quot;A&quot;));IF([.I127]&lt;=15;&quot;L&quot;;&quot;A&quot;)));IF(OR([.G127]=&quot;SE&quot;;[.G127]=&quot;CE&quot;);IF([.J127]&gt;=4;IF([.I127]&gt;=6;&quot;H&quot;;&quot;A&quot;);IF([.J127]&gt;=2;IF([.I127]&gt;=20;&quot;H&quot;;IF([.I127]&lt;=5;&quot;L&quot;;&quot;A&quot;));IF([.I127]&lt;=19;&quot;L&quot;;&quot;A&quot;)));IF(OR([.G127]=&quot;ALI&quot;;[.G127]=&quot;AIE&quot;);IF([.J127]&gt;=6;IF([.I127]&gt;=20;&quot;H&quot;;&quot;A&quot;);IF([.J127]&gt;=2;IF([.I127]&gt;=51;&quot;H&quot;;IF([.I127]&lt;=19;&quot;L&quot;;&quot;A&quot;));IF([.I127]&lt;=50;&quot;L&quot;;&quot;A&quot;)))))))">
            <text:p/>
          </table:table-cell>
          <table:table-cell table:style-name="ce130" table:formula="of:=IF([.L127]=&quot;L&quot;;&quot;Baixa&quot;;IF([.L127]=&quot;A&quot;;&quot;Média&quot;;IF([.L127]=&quot;&quot;;&quot;&quot;;&quot;Alta&quot;)))">
            <text:p/>
          </table:table-cell>
          <table:table-cell table:style-name="ce132" table:formula="of:=IF(ISBLANK([.G127]);&quot;&quot;;IF([.G127]=&quot;ALI&quot;;IF([.L127]=&quot;L&quot;;7;IF([.L127]=&quot;A&quot;;10;15));IF([.G127]=&quot;AIE&quot;;IF([.L127]=&quot;L&quot;;5;IF([.L127]=&quot;A&quot;;7;10));IF([.G127]=&quot;SE&quot;;IF([.L127]=&quot;L&quot;;4;IF([.L127]=&quot;A&quot;;5;7));IF(OR([.G127]=&quot;EE&quot;;[.G127]=&quot;CE&quot;);IF([.L127]=&quot;L&quot;;3;IF([.L127]=&quot;A&quot;;4;6)))))))">
            <text:p/>
          </table:table-cell>
          <table:table-cell table:style-name="ce135" table:formula="of:=IF([.H127]=&quot;I&quot;;[.N127]*[$Contagem.$W$11];IF([.H127]=&quot;E&quot;;[.N127]*[$Contagem.$W$13];IF([.H127]=&quot;A&quot;;[.N127]*[$Contagem.$W$12];IF([.H127]=&quot;T&quot;;[.N12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28];[.L128])">
            <text:p/>
          </table:table-cell>
          <table:table-cell table:style-name="ce128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>
            <text:p/>
          </table:table-cell>
          <table:table-cell table:style-name="ce130" table:formula="of:=IF([.L128]=&quot;L&quot;;&quot;Baixa&quot;;IF([.L128]=&quot;A&quot;;&quot;Média&quot;;IF([.L128]=&quot;&quot;;&quot;&quot;;&quot;Alta&quot;)))">
            <text:p/>
          </table:table-cell>
          <table:table-cell table:style-name="ce132"/>
          <table:table-cell table:style-name="ce135" table:formula="of:=IF([.H128]=&quot;I&quot;;[.N128]*[$Contagem.$W$11];IF([.H128]=&quot;E&quot;;[.N128]*[$Contagem.$W$13];IF([.H128]=&quot;A&quot;;[.N128]*[$Contagem.$W$12];IF([.H128]=&quot;T&quot;;[.N12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29];[.L129])">
            <text:p/>
          </table:table-cell>
          <table:table-cell table:style-name="ce128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>
            <text:p/>
          </table:table-cell>
          <table:table-cell table:style-name="ce130" table:formula="of:=IF([.L129]=&quot;L&quot;;&quot;Baixa&quot;;IF([.L129]=&quot;A&quot;;&quot;Média&quot;;IF([.L129]=&quot;&quot;;&quot;&quot;;&quot;Alta&quot;)))">
            <text:p/>
          </table:table-cell>
          <table:table-cell table:style-name="ce132"/>
          <table:table-cell table:style-name="ce135" table:formula="of:=IF([.H129]=&quot;I&quot;;[.N129]*[$Contagem.$W$11];IF([.H129]=&quot;E&quot;;[.N129]*[$Contagem.$W$13];IF([.H129]=&quot;A&quot;;[.N129]*[$Contagem.$W$12];IF([.H129]=&quot;T&quot;;[.N12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0];[.L130])">
            <text:p/>
          </table:table-cell>
          <table:table-cell table:style-name="ce128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>
            <text:p/>
          </table:table-cell>
          <table:table-cell table:style-name="ce130" table:formula="of:=IF([.L130]=&quot;L&quot;;&quot;Baixa&quot;;IF([.L130]=&quot;A&quot;;&quot;Média&quot;;IF([.L130]=&quot;&quot;;&quot;&quot;;&quot;Alta&quot;)))">
            <text:p/>
          </table:table-cell>
          <table:table-cell table:style-name="ce132"/>
          <table:table-cell table:style-name="ce135" table:formula="of:=IF([.H130]=&quot;I&quot;;[.N130]*[$Contagem.$W$11];IF([.H130]=&quot;E&quot;;[.N130]*[$Contagem.$W$13];IF([.H130]=&quot;A&quot;;[.N130]*[$Contagem.$W$12];IF([.H130]=&quot;T&quot;;[.N13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1];[.L131])">
            <text:p/>
          </table:table-cell>
          <table:table-cell table:style-name="ce128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>
            <text:p/>
          </table:table-cell>
          <table:table-cell table:style-name="ce130" table:formula="of:=IF([.L131]=&quot;L&quot;;&quot;Baixa&quot;;IF([.L131]=&quot;A&quot;;&quot;Média&quot;;IF([.L131]=&quot;&quot;;&quot;&quot;;&quot;Alta&quot;)))">
            <text:p/>
          </table:table-cell>
          <table:table-cell table:style-name="ce132"/>
          <table:table-cell table:style-name="ce135" table:formula="of:=IF([.H131]=&quot;I&quot;;[.N131]*[$Contagem.$W$11];IF([.H131]=&quot;E&quot;;[.N131]*[$Contagem.$W$13];IF([.H131]=&quot;A&quot;;[.N131]*[$Contagem.$W$12];IF([.H131]=&quot;T&quot;;[.N13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2];[.L132])">
            <text:p/>
          </table:table-cell>
          <table:table-cell table:style-name="ce128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>
            <text:p/>
          </table:table-cell>
          <table:table-cell table:style-name="ce130" table:formula="of:=IF([.L132]=&quot;L&quot;;&quot;Baixa&quot;;IF([.L132]=&quot;A&quot;;&quot;Média&quot;;IF([.L132]=&quot;&quot;;&quot;&quot;;&quot;Alta&quot;)))">
            <text:p/>
          </table:table-cell>
          <table:table-cell table:style-name="ce132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>
            <text:p/>
          </table:table-cell>
          <table:table-cell table:style-name="ce135" table:formula="of:=IF([.H132]=&quot;I&quot;;[.N132]*[$Contagem.$W$11];IF([.H132]=&quot;E&quot;;[.N132]*[$Contagem.$W$13];IF([.H132]=&quot;A&quot;;[.N132]*[$Contagem.$W$12];IF([.H132]=&quot;T&quot;;[.N13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3];[.L133])">
            <text:p/>
          </table:table-cell>
          <table:table-cell table:style-name="ce128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>
            <text:p/>
          </table:table-cell>
          <table:table-cell table:style-name="ce130" table:formula="of:=IF([.L133]=&quot;L&quot;;&quot;Baixa&quot;;IF([.L133]=&quot;A&quot;;&quot;Média&quot;;IF([.L133]=&quot;&quot;;&quot;&quot;;&quot;Alta&quot;)))">
            <text:p/>
          </table:table-cell>
          <table:table-cell table:style-name="ce132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>
            <text:p/>
          </table:table-cell>
          <table:table-cell table:style-name="ce135" table:formula="of:=IF([.H133]=&quot;I&quot;;[.N133]*[$Contagem.$W$11];IF([.H133]=&quot;E&quot;;[.N133]*[$Contagem.$W$13];IF([.H133]=&quot;A&quot;;[.N133]*[$Contagem.$W$12];IF([.H133]=&quot;T&quot;;[.N13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4];[.L134])">
            <text:p/>
          </table:table-cell>
          <table:table-cell table:style-name="ce128" table:formula="of:=IF(OR(ISBLANK([.I134]);ISBLANK([.J134]));IF(OR([.G134]=&quot;ALI&quot;;[.G134]=&quot;AIE&quot;);&quot;L&quot;;IF(ISBLANK([.G134]);&quot;&quot;;&quot;A&quot;));IF([.G134]=&quot;EE&quot;;IF([.J134]&gt;=3;IF([.I134]&gt;=5;&quot;H&quot;;&quot;A&quot;);IF([.J134]&gt;=2;IF([.I134]&gt;=16;&quot;H&quot;;IF([.I134]&lt;=4;&quot;L&quot;;&quot;A&quot;));IF([.I134]&lt;=15;&quot;L&quot;;&quot;A&quot;)));IF(OR([.G134]=&quot;SE&quot;;[.G134]=&quot;CE&quot;);IF([.J134]&gt;=4;IF([.I134]&gt;=6;&quot;H&quot;;&quot;A&quot;);IF([.J134]&gt;=2;IF([.I134]&gt;=20;&quot;H&quot;;IF([.I134]&lt;=5;&quot;L&quot;;&quot;A&quot;));IF([.I134]&lt;=19;&quot;L&quot;;&quot;A&quot;)));IF(OR([.G134]=&quot;ALI&quot;;[.G134]=&quot;AIE&quot;);IF([.J134]&gt;=6;IF([.I134]&gt;=20;&quot;H&quot;;&quot;A&quot;);IF([.J134]&gt;=2;IF([.I134]&gt;=51;&quot;H&quot;;IF([.I134]&lt;=19;&quot;L&quot;;&quot;A&quot;));IF([.I134]&lt;=50;&quot;L&quot;;&quot;A&quot;)))))))">
            <text:p/>
          </table:table-cell>
          <table:table-cell table:style-name="ce130" table:formula="of:=IF([.L134]=&quot;L&quot;;&quot;Baixa&quot;;IF([.L134]=&quot;A&quot;;&quot;Média&quot;;IF([.L134]=&quot;&quot;;&quot;&quot;;&quot;Alta&quot;)))">
            <text:p/>
          </table:table-cell>
          <table:table-cell table:style-name="ce132" table:formula="of:=IF(ISBLANK([.G134]);&quot;&quot;;IF([.G134]=&quot;ALI&quot;;IF([.L134]=&quot;L&quot;;7;IF([.L134]=&quot;A&quot;;10;15));IF([.G134]=&quot;AIE&quot;;IF([.L134]=&quot;L&quot;;5;IF([.L134]=&quot;A&quot;;7;10));IF([.G134]=&quot;SE&quot;;IF([.L134]=&quot;L&quot;;4;IF([.L134]=&quot;A&quot;;5;7));IF(OR([.G134]=&quot;EE&quot;;[.G134]=&quot;CE&quot;);IF([.L134]=&quot;L&quot;;3;IF([.L134]=&quot;A&quot;;4;6)))))))">
            <text:p/>
          </table:table-cell>
          <table:table-cell table:style-name="ce135" table:formula="of:=IF([.H134]=&quot;I&quot;;[.N134]*[$Contagem.$W$11];IF([.H134]=&quot;E&quot;;[.N134]*[$Contagem.$W$13];IF([.H134]=&quot;A&quot;;[.N134]*[$Contagem.$W$12];IF([.H134]=&quot;T&quot;;[.N13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5];[.L135])">
            <text:p/>
          </table:table-cell>
          <table:table-cell table:style-name="ce128" table:formula="of:=IF(OR(ISBLANK([.I135]);ISBLANK([.J135]));IF(OR([.G135]=&quot;ALI&quot;;[.G135]=&quot;AIE&quot;);&quot;L&quot;;IF(ISBLANK([.G135]);&quot;&quot;;&quot;A&quot;));IF([.G135]=&quot;EE&quot;;IF([.J135]&gt;=3;IF([.I135]&gt;=5;&quot;H&quot;;&quot;A&quot;);IF([.J135]&gt;=2;IF([.I135]&gt;=16;&quot;H&quot;;IF([.I135]&lt;=4;&quot;L&quot;;&quot;A&quot;));IF([.I135]&lt;=15;&quot;L&quot;;&quot;A&quot;)));IF(OR([.G135]=&quot;SE&quot;;[.G135]=&quot;CE&quot;);IF([.J135]&gt;=4;IF([.I135]&gt;=6;&quot;H&quot;;&quot;A&quot;);IF([.J135]&gt;=2;IF([.I135]&gt;=20;&quot;H&quot;;IF([.I135]&lt;=5;&quot;L&quot;;&quot;A&quot;));IF([.I135]&lt;=19;&quot;L&quot;;&quot;A&quot;)));IF(OR([.G135]=&quot;ALI&quot;;[.G135]=&quot;AIE&quot;);IF([.J135]&gt;=6;IF([.I135]&gt;=20;&quot;H&quot;;&quot;A&quot;);IF([.J135]&gt;=2;IF([.I135]&gt;=51;&quot;H&quot;;IF([.I135]&lt;=19;&quot;L&quot;;&quot;A&quot;));IF([.I135]&lt;=50;&quot;L&quot;;&quot;A&quot;)))))))">
            <text:p/>
          </table:table-cell>
          <table:table-cell table:style-name="ce130" table:formula="of:=IF([.L135]=&quot;L&quot;;&quot;Baixa&quot;;IF([.L135]=&quot;A&quot;;&quot;Média&quot;;IF([.L135]=&quot;&quot;;&quot;&quot;;&quot;Alta&quot;)))">
            <text:p/>
          </table:table-cell>
          <table:table-cell table:style-name="ce132" table:formula="of:=IF(ISBLANK([.G135]);&quot;&quot;;IF([.G135]=&quot;ALI&quot;;IF([.L135]=&quot;L&quot;;7;IF([.L135]=&quot;A&quot;;10;15));IF([.G135]=&quot;AIE&quot;;IF([.L135]=&quot;L&quot;;5;IF([.L135]=&quot;A&quot;;7;10));IF([.G135]=&quot;SE&quot;;IF([.L135]=&quot;L&quot;;4;IF([.L135]=&quot;A&quot;;5;7));IF(OR([.G135]=&quot;EE&quot;;[.G135]=&quot;CE&quot;);IF([.L135]=&quot;L&quot;;3;IF([.L135]=&quot;A&quot;;4;6)))))))">
            <text:p/>
          </table:table-cell>
          <table:table-cell table:style-name="ce135" table:formula="of:=IF([.H135]=&quot;I&quot;;[.N135]*[$Contagem.$W$11];IF([.H135]=&quot;E&quot;;[.N135]*[$Contagem.$W$13];IF([.H135]=&quot;A&quot;;[.N135]*[$Contagem.$W$12];IF([.H135]=&quot;T&quot;;[.N13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6];[.L136])">
            <text:p/>
          </table:table-cell>
          <table:table-cell table:style-name="ce128" table:formula="of:=IF(OR(ISBLANK([.I136]);ISBLANK([.J136]));IF(OR([.G136]=&quot;ALI&quot;;[.G136]=&quot;AIE&quot;);&quot;L&quot;;IF(ISBLANK([.G136]);&quot;&quot;;&quot;A&quot;));IF([.G136]=&quot;EE&quot;;IF([.J136]&gt;=3;IF([.I136]&gt;=5;&quot;H&quot;;&quot;A&quot;);IF([.J136]&gt;=2;IF([.I136]&gt;=16;&quot;H&quot;;IF([.I136]&lt;=4;&quot;L&quot;;&quot;A&quot;));IF([.I136]&lt;=15;&quot;L&quot;;&quot;A&quot;)));IF(OR([.G136]=&quot;SE&quot;;[.G136]=&quot;CE&quot;);IF([.J136]&gt;=4;IF([.I136]&gt;=6;&quot;H&quot;;&quot;A&quot;);IF([.J136]&gt;=2;IF([.I136]&gt;=20;&quot;H&quot;;IF([.I136]&lt;=5;&quot;L&quot;;&quot;A&quot;));IF([.I136]&lt;=19;&quot;L&quot;;&quot;A&quot;)));IF(OR([.G136]=&quot;ALI&quot;;[.G136]=&quot;AIE&quot;);IF([.J136]&gt;=6;IF([.I136]&gt;=20;&quot;H&quot;;&quot;A&quot;);IF([.J136]&gt;=2;IF([.I136]&gt;=51;&quot;H&quot;;IF([.I136]&lt;=19;&quot;L&quot;;&quot;A&quot;));IF([.I136]&lt;=50;&quot;L&quot;;&quot;A&quot;)))))))">
            <text:p/>
          </table:table-cell>
          <table:table-cell table:style-name="ce130" table:formula="of:=IF([.L136]=&quot;L&quot;;&quot;Baixa&quot;;IF([.L136]=&quot;A&quot;;&quot;Média&quot;;IF([.L136]=&quot;&quot;;&quot;&quot;;&quot;Alta&quot;)))">
            <text:p/>
          </table:table-cell>
          <table:table-cell table:style-name="ce132" table:formula="of:=IF(ISBLANK([.G136]);&quot;&quot;;IF([.G136]=&quot;ALI&quot;;IF([.L136]=&quot;L&quot;;7;IF([.L136]=&quot;A&quot;;10;15));IF([.G136]=&quot;AIE&quot;;IF([.L136]=&quot;L&quot;;5;IF([.L136]=&quot;A&quot;;7;10));IF([.G136]=&quot;SE&quot;;IF([.L136]=&quot;L&quot;;4;IF([.L136]=&quot;A&quot;;5;7));IF(OR([.G136]=&quot;EE&quot;;[.G136]=&quot;CE&quot;);IF([.L136]=&quot;L&quot;;3;IF([.L136]=&quot;A&quot;;4;6)))))))">
            <text:p/>
          </table:table-cell>
          <table:table-cell table:style-name="ce135" table:formula="of:=IF([.H136]=&quot;I&quot;;[.N136]*[$Contagem.$W$11];IF([.H136]=&quot;E&quot;;[.N136]*[$Contagem.$W$13];IF([.H136]=&quot;A&quot;;[.N136]*[$Contagem.$W$12];IF([.H136]=&quot;T&quot;;[.N13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7];[.L137])">
            <text:p/>
          </table:table-cell>
          <table:table-cell table:style-name="ce128" table:formula="of:=IF(OR(ISBLANK([.I137]);ISBLANK([.J137]));IF(OR([.G137]=&quot;ALI&quot;;[.G137]=&quot;AIE&quot;);&quot;L&quot;;IF(ISBLANK([.G137]);&quot;&quot;;&quot;A&quot;));IF([.G137]=&quot;EE&quot;;IF([.J137]&gt;=3;IF([.I137]&gt;=5;&quot;H&quot;;&quot;A&quot;);IF([.J137]&gt;=2;IF([.I137]&gt;=16;&quot;H&quot;;IF([.I137]&lt;=4;&quot;L&quot;;&quot;A&quot;));IF([.I137]&lt;=15;&quot;L&quot;;&quot;A&quot;)));IF(OR([.G137]=&quot;SE&quot;;[.G137]=&quot;CE&quot;);IF([.J137]&gt;=4;IF([.I137]&gt;=6;&quot;H&quot;;&quot;A&quot;);IF([.J137]&gt;=2;IF([.I137]&gt;=20;&quot;H&quot;;IF([.I137]&lt;=5;&quot;L&quot;;&quot;A&quot;));IF([.I137]&lt;=19;&quot;L&quot;;&quot;A&quot;)));IF(OR([.G137]=&quot;ALI&quot;;[.G137]=&quot;AIE&quot;);IF([.J137]&gt;=6;IF([.I137]&gt;=20;&quot;H&quot;;&quot;A&quot;);IF([.J137]&gt;=2;IF([.I137]&gt;=51;&quot;H&quot;;IF([.I137]&lt;=19;&quot;L&quot;;&quot;A&quot;));IF([.I137]&lt;=50;&quot;L&quot;;&quot;A&quot;)))))))">
            <text:p/>
          </table:table-cell>
          <table:table-cell table:style-name="ce130" table:formula="of:=IF([.L137]=&quot;L&quot;;&quot;Baixa&quot;;IF([.L137]=&quot;A&quot;;&quot;Média&quot;;IF([.L137]=&quot;&quot;;&quot;&quot;;&quot;Alta&quot;)))">
            <text:p/>
          </table:table-cell>
          <table:table-cell table:style-name="ce132" table:formula="of:=IF(ISBLANK([.G137]);&quot;&quot;;IF([.G137]=&quot;ALI&quot;;IF([.L137]=&quot;L&quot;;7;IF([.L137]=&quot;A&quot;;10;15));IF([.G137]=&quot;AIE&quot;;IF([.L137]=&quot;L&quot;;5;IF([.L137]=&quot;A&quot;;7;10));IF([.G137]=&quot;SE&quot;;IF([.L137]=&quot;L&quot;;4;IF([.L137]=&quot;A&quot;;5;7));IF(OR([.G137]=&quot;EE&quot;;[.G137]=&quot;CE&quot;);IF([.L137]=&quot;L&quot;;3;IF([.L137]=&quot;A&quot;;4;6)))))))">
            <text:p/>
          </table:table-cell>
          <table:table-cell table:style-name="ce135" table:formula="of:=IF([.H137]=&quot;I&quot;;[.N137]*[$Contagem.$W$11];IF([.H137]=&quot;E&quot;;[.N137]*[$Contagem.$W$13];IF([.H137]=&quot;A&quot;;[.N137]*[$Contagem.$W$12];IF([.H137]=&quot;T&quot;;[.N13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22" table:content-validation-name="val2"/>
          <table:table-cell table:style-name="ce125" table:number-columns-repeated="2"/>
          <table:table-cell table:style-name="ce127" table:formula="of:=CONCATENATE([.G138];[.L138])">
            <text:p/>
          </table:table-cell>
          <table:table-cell table:style-name="ce128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>
            <text:p/>
          </table:table-cell>
          <table:table-cell table:style-name="ce130" table:formula="of:=IF([.L138]=&quot;L&quot;;&quot;Baixa&quot;;IF([.L138]=&quot;A&quot;;&quot;Média&quot;;IF([.L138]=&quot;&quot;;&quot;&quot;;&quot;Alta&quot;)))">
            <text:p/>
          </table:table-cell>
          <table:table-cell table:style-name="ce132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>
            <text:p/>
          </table:table-cell>
          <table:table-cell table:style-name="ce135" table:formula="of:=IF([.H138]=&quot;I&quot;;[.N138]*[$Contagem.$W$11];IF([.H138]=&quot;E&quot;;[.N138]*[$Contagem.$W$13];IF([.H138]=&quot;A&quot;;[.N138]*[$Contagem.$W$12];IF([.H138]=&quot;T&quot;;[.N13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39];[.L139])">
            <text:p/>
          </table:table-cell>
          <table:table-cell table:style-name="ce128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>
            <text:p/>
          </table:table-cell>
          <table:table-cell table:style-name="ce130" table:formula="of:=IF([.L139]=&quot;L&quot;;&quot;Baixa&quot;;IF([.L139]=&quot;A&quot;;&quot;Média&quot;;IF([.L139]=&quot;&quot;;&quot;&quot;;&quot;Alta&quot;)))">
            <text:p/>
          </table:table-cell>
          <table:table-cell table:style-name="ce132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>
            <text:p/>
          </table:table-cell>
          <table:table-cell table:style-name="ce135" table:formula="of:=IF([.H139]=&quot;I&quot;;[.N139]*[$Contagem.$W$11];IF([.H139]=&quot;E&quot;;[.N139]*[$Contagem.$W$13];IF([.H139]=&quot;A&quot;;[.N139]*[$Contagem.$W$12];IF([.H139]=&quot;T&quot;;[.N13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0];[.L140])">
            <text:p/>
          </table:table-cell>
          <table:table-cell table:style-name="ce128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>
            <text:p/>
          </table:table-cell>
          <table:table-cell table:style-name="ce130" table:formula="of:=IF([.L140]=&quot;L&quot;;&quot;Baixa&quot;;IF([.L140]=&quot;A&quot;;&quot;Média&quot;;IF([.L140]=&quot;&quot;;&quot;&quot;;&quot;Alta&quot;)))">
            <text:p/>
          </table:table-cell>
          <table:table-cell table:style-name="ce132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>
            <text:p/>
          </table:table-cell>
          <table:table-cell table:style-name="ce135" table:formula="of:=IF([.H140]=&quot;I&quot;;[.N140]*[$Contagem.$W$11];IF([.H140]=&quot;E&quot;;[.N140]*[$Contagem.$W$13];IF([.H140]=&quot;A&quot;;[.N140]*[$Contagem.$W$12];IF([.H140]=&quot;T&quot;;[.N14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1];[.L141])">
            <text:p/>
          </table:table-cell>
          <table:table-cell table:style-name="ce128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>
            <text:p/>
          </table:table-cell>
          <table:table-cell table:style-name="ce130" table:formula="of:=IF([.L141]=&quot;L&quot;;&quot;Baixa&quot;;IF([.L141]=&quot;A&quot;;&quot;Média&quot;;IF([.L141]=&quot;&quot;;&quot;&quot;;&quot;Alta&quot;)))">
            <text:p/>
          </table:table-cell>
          <table:table-cell table:style-name="ce132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>
            <text:p/>
          </table:table-cell>
          <table:table-cell table:style-name="ce135" table:formula="of:=IF([.H141]=&quot;I&quot;;[.N141]*[$Contagem.$W$11];IF([.H141]=&quot;E&quot;;[.N141]*[$Contagem.$W$13];IF([.H141]=&quot;A&quot;;[.N141]*[$Contagem.$W$12];IF([.H141]=&quot;T&quot;;[.N14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2];[.L142])">
            <text:p/>
          </table:table-cell>
          <table:table-cell table:style-name="ce128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>
            <text:p/>
          </table:table-cell>
          <table:table-cell table:style-name="ce130" table:formula="of:=IF([.L142]=&quot;L&quot;;&quot;Baixa&quot;;IF([.L142]=&quot;A&quot;;&quot;Média&quot;;IF([.L142]=&quot;&quot;;&quot;&quot;;&quot;Alta&quot;)))">
            <text:p/>
          </table:table-cell>
          <table:table-cell table:style-name="ce132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>
            <text:p/>
          </table:table-cell>
          <table:table-cell table:style-name="ce135" table:formula="of:=IF([.H142]=&quot;I&quot;;[.N142]*[$Contagem.$W$11];IF([.H142]=&quot;E&quot;;[.N142]*[$Contagem.$W$13];IF([.H142]=&quot;A&quot;;[.N142]*[$Contagem.$W$12];IF([.H142]=&quot;T&quot;;[.N142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3];[.L143])">
            <text:p/>
          </table:table-cell>
          <table:table-cell table:style-name="ce128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>
            <text:p/>
          </table:table-cell>
          <table:table-cell table:style-name="ce130" table:formula="of:=IF([.L143]=&quot;L&quot;;&quot;Baixa&quot;;IF([.L143]=&quot;A&quot;;&quot;Média&quot;;IF([.L143]=&quot;&quot;;&quot;&quot;;&quot;Alta&quot;)))">
            <text:p/>
          </table:table-cell>
          <table:table-cell table:style-name="ce132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>
            <text:p/>
          </table:table-cell>
          <table:table-cell table:style-name="ce135" table:formula="of:=IF([.H143]=&quot;I&quot;;[.N143]*[$Contagem.$W$11];IF([.H143]=&quot;E&quot;;[.N143]*[$Contagem.$W$13];IF([.H143]=&quot;A&quot;;[.N143]*[$Contagem.$W$12];IF([.H143]=&quot;T&quot;;[.N143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4];[.L144])">
            <text:p/>
          </table:table-cell>
          <table:table-cell table:style-name="ce128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>
            <text:p/>
          </table:table-cell>
          <table:table-cell table:style-name="ce130" table:formula="of:=IF([.L144]=&quot;L&quot;;&quot;Baixa&quot;;IF([.L144]=&quot;A&quot;;&quot;Média&quot;;IF([.L144]=&quot;&quot;;&quot;&quot;;&quot;Alta&quot;)))">
            <text:p/>
          </table:table-cell>
          <table:table-cell table:style-name="ce132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>
            <text:p/>
          </table:table-cell>
          <table:table-cell table:style-name="ce135" table:formula="of:=IF([.H144]=&quot;I&quot;;[.N144]*[$Contagem.$W$11];IF([.H144]=&quot;E&quot;;[.N144]*[$Contagem.$W$13];IF([.H144]=&quot;A&quot;;[.N144]*[$Contagem.$W$12];IF([.H144]=&quot;T&quot;;[.N144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5];[.L145])">
            <text:p/>
          </table:table-cell>
          <table:table-cell table:style-name="ce128" table:formula="of:=IF(OR(ISBLANK([.I145]);ISBLANK([.J145]));IF(OR([.G145]=&quot;ALI&quot;;[.G145]=&quot;AIE&quot;);&quot;L&quot;;IF(ISBLANK([.G145]);&quot;&quot;;&quot;A&quot;));IF([.G145]=&quot;EE&quot;;IF([.J145]&gt;=3;IF([.I145]&gt;=5;&quot;H&quot;;&quot;A&quot;);IF([.J145]&gt;=2;IF([.I145]&gt;=16;&quot;H&quot;;IF([.I145]&lt;=4;&quot;L&quot;;&quot;A&quot;));IF([.I145]&lt;=15;&quot;L&quot;;&quot;A&quot;)));IF(OR([.G145]=&quot;SE&quot;;[.G145]=&quot;CE&quot;);IF([.J145]&gt;=4;IF([.I145]&gt;=6;&quot;H&quot;;&quot;A&quot;);IF([.J145]&gt;=2;IF([.I145]&gt;=20;&quot;H&quot;;IF([.I145]&lt;=5;&quot;L&quot;;&quot;A&quot;));IF([.I145]&lt;=19;&quot;L&quot;;&quot;A&quot;)));IF(OR([.G145]=&quot;ALI&quot;;[.G145]=&quot;AIE&quot;);IF([.J145]&gt;=6;IF([.I145]&gt;=20;&quot;H&quot;;&quot;A&quot;);IF([.J145]&gt;=2;IF([.I145]&gt;=51;&quot;H&quot;;IF([.I145]&lt;=19;&quot;L&quot;;&quot;A&quot;));IF([.I145]&lt;=50;&quot;L&quot;;&quot;A&quot;)))))))">
            <text:p/>
          </table:table-cell>
          <table:table-cell table:style-name="ce130" table:formula="of:=IF([.L145]=&quot;L&quot;;&quot;Baixa&quot;;IF([.L145]=&quot;A&quot;;&quot;Média&quot;;IF([.L145]=&quot;&quot;;&quot;&quot;;&quot;Alta&quot;)))">
            <text:p/>
          </table:table-cell>
          <table:table-cell table:style-name="ce132" table:formula="of:=IF(ISBLANK([.G145]);&quot;&quot;;IF([.G145]=&quot;ALI&quot;;IF([.L145]=&quot;L&quot;;7;IF([.L145]=&quot;A&quot;;10;15));IF([.G145]=&quot;AIE&quot;;IF([.L145]=&quot;L&quot;;5;IF([.L145]=&quot;A&quot;;7;10));IF([.G145]=&quot;SE&quot;;IF([.L145]=&quot;L&quot;;4;IF([.L145]=&quot;A&quot;;5;7));IF(OR([.G145]=&quot;EE&quot;;[.G145]=&quot;CE&quot;);IF([.L145]=&quot;L&quot;;3;IF([.L145]=&quot;A&quot;;4;6)))))))">
            <text:p/>
          </table:table-cell>
          <table:table-cell table:style-name="ce135" table:formula="of:=IF([.H145]=&quot;I&quot;;[.N145]*[$Contagem.$W$11];IF([.H145]=&quot;E&quot;;[.N145]*[$Contagem.$W$13];IF([.H145]=&quot;A&quot;;[.N145]*[$Contagem.$W$12];IF([.H145]=&quot;T&quot;;[.N145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6];[.L146])">
            <text:p/>
          </table:table-cell>
          <table:table-cell table:style-name="ce128"/>
          <table:table-cell table:style-name="ce130" table:formula="of:=IF([.L146]=&quot;L&quot;;&quot;Baixa&quot;;IF([.L146]=&quot;A&quot;;&quot;Média&quot;;IF([.L146]=&quot;&quot;;&quot;&quot;;&quot;Alta&quot;)))">
            <text:p/>
          </table:table-cell>
          <table:table-cell table:style-name="ce132" table:formula="of:=IF(ISBLANK([.G146]);&quot;&quot;;IF([.G146]=&quot;ALI&quot;;IF([.L146]=&quot;L&quot;;7;IF([.L146]=&quot;A&quot;;10;15));IF([.G146]=&quot;AIE&quot;;IF([.L146]=&quot;L&quot;;5;IF([.L146]=&quot;A&quot;;7;10));IF([.G146]=&quot;SE&quot;;IF([.L146]=&quot;L&quot;;4;IF([.L146]=&quot;A&quot;;5;7));IF(OR([.G146]=&quot;EE&quot;;[.G146]=&quot;CE&quot;);IF([.L146]=&quot;L&quot;;3;IF([.L146]=&quot;A&quot;;4;6)))))))">
            <text:p/>
          </table:table-cell>
          <table:table-cell table:style-name="ce135" table:formula="of:=IF([.H146]=&quot;I&quot;;[.N146]*[$Contagem.$W$11];IF([.H146]=&quot;E&quot;;[.N146]*[$Contagem.$W$13];IF([.H146]=&quot;A&quot;;[.N146]*[$Contagem.$W$12];IF([.H146]=&quot;T&quot;;[.N146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7];[.L147])">
            <text:p/>
          </table:table-cell>
          <table:table-cell table:style-name="ce128"/>
          <table:table-cell table:style-name="ce130" table:formula="of:=IF([.L147]=&quot;L&quot;;&quot;Baixa&quot;;IF([.L147]=&quot;A&quot;;&quot;Média&quot;;IF([.L147]=&quot;&quot;;&quot;&quot;;&quot;Alta&quot;)))">
            <text:p/>
          </table:table-cell>
          <table:table-cell table:style-name="ce132" table:formula="of:=IF(ISBLANK([.G147]);&quot;&quot;;IF([.G147]=&quot;ALI&quot;;IF([.L147]=&quot;L&quot;;7;IF([.L147]=&quot;A&quot;;10;15));IF([.G147]=&quot;AIE&quot;;IF([.L147]=&quot;L&quot;;5;IF([.L147]=&quot;A&quot;;7;10));IF([.G147]=&quot;SE&quot;;IF([.L147]=&quot;L&quot;;4;IF([.L147]=&quot;A&quot;;5;7));IF(OR([.G147]=&quot;EE&quot;;[.G147]=&quot;CE&quot;);IF([.L147]=&quot;L&quot;;3;IF([.L147]=&quot;A&quot;;4;6)))))))">
            <text:p/>
          </table:table-cell>
          <table:table-cell table:style-name="ce135" table:formula="of:=IF([.H147]=&quot;I&quot;;[.N147]*[$Contagem.$W$11];IF([.H147]=&quot;E&quot;;[.N147]*[$Contagem.$W$13];IF([.H147]=&quot;A&quot;;[.N147]*[$Contagem.$W$12];IF([.H147]=&quot;T&quot;;[.N147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8];[.L148])">
            <text:p/>
          </table:table-cell>
          <table:table-cell table:style-name="ce128"/>
          <table:table-cell table:style-name="ce130" table:formula="of:=IF([.L148]=&quot;L&quot;;&quot;Baixa&quot;;IF([.L148]=&quot;A&quot;;&quot;Média&quot;;IF([.L148]=&quot;&quot;;&quot;&quot;;&quot;Alta&quot;)))">
            <text:p/>
          </table:table-cell>
          <table:table-cell table:style-name="ce132" table:formula="of:=IF(ISBLANK([.G148]);&quot;&quot;;IF([.G148]=&quot;ALI&quot;;IF([.L148]=&quot;L&quot;;7;IF([.L148]=&quot;A&quot;;10;15));IF([.G148]=&quot;AIE&quot;;IF([.L148]=&quot;L&quot;;5;IF([.L148]=&quot;A&quot;;7;10));IF([.G148]=&quot;SE&quot;;IF([.L148]=&quot;L&quot;;4;IF([.L148]=&quot;A&quot;;5;7));IF(OR([.G148]=&quot;EE&quot;;[.G148]=&quot;CE&quot;);IF([.L148]=&quot;L&quot;;3;IF([.L148]=&quot;A&quot;;4;6)))))))">
            <text:p/>
          </table:table-cell>
          <table:table-cell table:style-name="ce135" table:formula="of:=IF([.H148]=&quot;I&quot;;[.N148]*[$Contagem.$W$11];IF([.H148]=&quot;E&quot;;[.N148]*[$Contagem.$W$13];IF([.H148]=&quot;A&quot;;[.N148]*[$Contagem.$W$12];IF([.H148]=&quot;T&quot;;[.N148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49];[.L149])">
            <text:p/>
          </table:table-cell>
          <table:table-cell table:style-name="ce128"/>
          <table:table-cell table:style-name="ce130" table:formula="of:=IF([.L149]=&quot;L&quot;;&quot;Baixa&quot;;IF([.L149]=&quot;A&quot;;&quot;Média&quot;;IF([.L149]=&quot;&quot;;&quot;&quot;;&quot;Alta&quot;)))">
            <text:p/>
          </table:table-cell>
          <table:table-cell table:style-name="ce132" table:formula="of:=IF(ISBLANK([.G149]);&quot;&quot;;IF([.G149]=&quot;ALI&quot;;IF([.L149]=&quot;L&quot;;7;IF([.L149]=&quot;A&quot;;10;15));IF([.G149]=&quot;AIE&quot;;IF([.L149]=&quot;L&quot;;5;IF([.L149]=&quot;A&quot;;7;10));IF([.G149]=&quot;SE&quot;;IF([.L149]=&quot;L&quot;;4;IF([.L149]=&quot;A&quot;;5;7));IF(OR([.G149]=&quot;EE&quot;;[.G149]=&quot;CE&quot;);IF([.L149]=&quot;L&quot;;3;IF([.L149]=&quot;A&quot;;4;6)))))))">
            <text:p/>
          </table:table-cell>
          <table:table-cell table:style-name="ce135" table:formula="of:=IF([.H149]=&quot;I&quot;;[.N149]*[$Contagem.$W$11];IF([.H149]=&quot;E&quot;;[.N149]*[$Contagem.$W$13];IF([.H149]=&quot;A&quot;;[.N149]*[$Contagem.$W$12];IF([.H149]=&quot;T&quot;;[.N149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7">
          <table:table-cell table:style-name="ce91" table:number-columns-repeated="3"/>
          <table:table-cell table:style-name="ce95" table:number-columns-repeated="2"/>
          <table:table-cell table:style-name="ce97"/>
          <table:table-cell table:style-name="ce100" table:content-validation-name="val1"/>
          <table:table-cell table:style-name="ce107" table:content-validation-name="val2"/>
          <table:table-cell table:style-name="ce125" table:number-columns-repeated="2"/>
          <table:table-cell table:style-name="ce127" table:formula="of:=CONCATENATE([.G150];[.L150])">
            <text:p/>
          </table:table-cell>
          <table:table-cell table:style-name="ce128"/>
          <table:table-cell table:style-name="ce130" table:formula="of:=IF([.L150]=&quot;L&quot;;&quot;Baixa&quot;;IF([.L150]=&quot;A&quot;;&quot;Média&quot;;IF([.L150]=&quot;&quot;;&quot;&quot;;&quot;Alta&quot;)))">
            <text:p/>
          </table:table-cell>
          <table:table-cell table:style-name="ce132" table:formula="of:=IF(ISBLANK([.G150]);&quot;&quot;;IF([.G150]=&quot;ALI&quot;;IF([.L150]=&quot;L&quot;;7;IF([.L150]=&quot;A&quot;;10;15));IF([.G150]=&quot;AIE&quot;;IF([.L150]=&quot;L&quot;;5;IF([.L150]=&quot;A&quot;;7;10));IF([.G150]=&quot;SE&quot;;IF([.L150]=&quot;L&quot;;4;IF([.L150]=&quot;A&quot;;5;7));IF(OR([.G150]=&quot;EE&quot;;[.G150]=&quot;CE&quot;);IF([.L150]=&quot;L&quot;;3;IF([.L150]=&quot;A&quot;;4;6)))))))">
            <text:p/>
          </table:table-cell>
          <table:table-cell table:style-name="ce135" table:formula="of:=IF([.H150]=&quot;I&quot;;[.N150]*[$Contagem.$W$11];IF([.H150]=&quot;E&quot;;[.N150]*[$Contagem.$W$13];IF([.H150]=&quot;A&quot;;[.N150]*[$Contagem.$W$12];IF([.H150]=&quot;T&quot;;[.N150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6">
          <table:table-cell table:style-name="ce92"/>
          <table:table-cell table:style-name="ce94" table:number-columns-repeated="4"/>
          <table:table-cell table:style-name="ce98"/>
          <table:table-cell table:style-name="ce100" table:content-validation-name="val1"/>
          <table:table-cell table:style-name="ce123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 table:formula="of:=IF([.L151]=&quot;L&quot;;&quot;Baixa&quot;;IF([.L151]=&quot;A&quot;;&quot;Média&quot;;IF([.L151]=&quot;&quot;;&quot;&quot;;&quot;Alta&quot;)))">
            <text:p/>
          </table:table-cell>
          <table:table-cell table:style-name="ce132" table:formula="of:=IF(ISBLANK([.G151]);&quot;&quot;;IF([.G151]=&quot;ALI&quot;;IF([.L151]=&quot;L&quot;;7;IF([.L151]=&quot;A&quot;;10;15));IF([.G151]=&quot;AIE&quot;;IF([.L151]=&quot;L&quot;;5;IF([.L151]=&quot;A&quot;;7;10));IF([.G151]=&quot;SE&quot;;IF([.L151]=&quot;L&quot;;4;IF([.L151]=&quot;A&quot;;5;7));IF(OR([.G151]=&quot;EE&quot;;[.G151]=&quot;CE&quot;);IF([.L151]=&quot;L&quot;;3;IF([.L151]=&quot;A&quot;;4;6)))))))">
            <text:p/>
          </table:table-cell>
          <table:table-cell table:style-name="ce135" table:formula="of:=IF([.H151]=&quot;I&quot;;[.N151]*[$Contagem.$W$11];IF([.H151]=&quot;E&quot;;[.N151]*[$Contagem.$W$13];IF([.H151]=&quot;A&quot;;[.N151]*[$Contagem.$W$12];IF([.H151]=&quot;T&quot;;[.N151]*[$Contagem.$W$14];&quot;&quot;))))">
            <text:p/>
          </table:table-cell>
          <table:table-cell table:style-name="ce94" table:number-columns-repeated="4"/>
          <table:table-cell table:number-columns-repeated="1005"/>
        </table:table-row>
        <table:table-row table:style-name="ro6">
          <table:table-cell table:style-name="ce92"/>
          <table:table-cell table:style-name="ce94" table:number-columns-repeated="4"/>
          <table:table-cell table:style-name="ce98"/>
          <table:table-cell table:style-name="ce100" table:content-validation-name="val1"/>
          <table:table-cell table:style-name="ce123" table:content-validation-name="val2"/>
          <table:table-cell table:style-name="ce125" table:number-columns-repeated="2"/>
          <table:table-cell table:style-name="ce127"/>
          <table:table-cell table:style-name="ce128"/>
          <table:table-cell table:style-name="ce130"/>
          <table:table-cell table:style-name="ce132"/>
          <table:table-cell table:style-name="ce135"/>
          <table:table-cell table:style-name="ce94" table:number-columns-repeated="4"/>
          <table:table-cell table:number-columns-repeated="1005"/>
        </table:table-row>
        <table:table-row table:style-name="ro6" table:number-rows-repeated="104842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S$8" table:range-usable-as="print-range"/>
          <table:named-range table:name="Excel_BuiltIn_Print_Titles" table:base-cell-address="$Contagem.$A$1" table:cell-range-address="$Funções.$A$1:.$AMJ$7" table:range-usable-as="repeat-column repeat-row"/>
          <table:named-range table:name="Excel_BuiltIn__FilterDatabase" table:base-cell-address="$Contagem.$A$1" table:cell-range-address="$Funções.$A$7:.$O$8"/>
          <table:named-range table:name="_Toc365913964" table:base-cell-address="$Contagem.$A$1" table:cell-range-address="$Funções.$A$60"/>
          <table:named-range table:name="_Toc365913971" table:base-cell-address="$Contagem.$A$1" table:cell-range-address="$Funções.$A$69"/>
          <table:named-expression table:name="_Toc365962232" table:base-cell-address="$Contagem.$A$1" table:expression="$funções.$#ref!$#REF!"/>
          <table:named-expression table:name="_Toc365962233" table:base-cell-address="$Contagem.$A$1" table:expression="$funções.$#ref!$#REF!"/>
          <table:named-range table:name="_Toc365962238" table:base-cell-address="$Contagem.$A$1" table:cell-range-address="$Funções.$A$96"/>
          <table:named-range table:name="_Toc365962239" table:base-cell-address="$Contagem.$A$1" table:cell-range-address="$Funções.$A$97"/>
          <table:named-range table:name="_Toc365962240" table:base-cell-address="$Contagem.$A$1" table:cell-range-address="$Funções.$A$98"/>
          <table:named-range table:name="_Toc365962241" table:base-cell-address="$Contagem.$A$1" table:cell-range-address="$Funções.$A$99"/>
          <table:named-range table:name="_Toc365962242" table:base-cell-address="$Contagem.$A$1" table:cell-range-address="$Funções.$A$100"/>
          <table:named-range table:name="_Toc365962244" table:base-cell-address="$Contagem.$A$1" table:cell-range-address="$Funções.$A$112"/>
          <table:named-range table:name="_Toc365962245" table:base-cell-address="$Contagem.$A$1" table:cell-range-address="$Funções.$A$113"/>
          <table:named-range table:name="_Toc365962247" table:base-cell-address="$Contagem.$A$1" table:cell-range-address="$Funções.$A$115"/>
          <table:named-range table:name="_Toc365962248" table:base-cell-address="$Contagem.$A$1" table:cell-range-address="$Funções.$A$116"/>
          <table:named-range table:name="_Toc365962249" table:base-cell-address="$Contagem.$A$1" table:cell-range-address="$Funções.$A$117"/>
          <table:named-range table:name="_Toc365962250" table:base-cell-address="$Contagem.$A$1" table:cell-range-address="$Funções.$A$118"/>
          <table:named-range table:name="_Toc365962251" table:base-cell-address="$Contagem.$A$1" table:cell-range-address="$Funções.$A$119"/>
          <table:named-range table:name="_Toc365962252" table:base-cell-address="$Contagem.$A$1" table:cell-range-address="$Funções.$A$120"/>
          <table:named-range table:name="_Toc365962253" table:base-cell-address="$Contagem.$A$1" table:cell-range-address="$Funções.$A$121"/>
          <table:named-range table:name="_Toc365962254" table:base-cell-address="$Contagem.$A$1" table:cell-range-address="$Funções.$A$122"/>
          <table:named-range table:name="_Toc365966643" table:base-cell-address="$Contagem.$A$1" table:cell-range-address="$Funções.$A$77"/>
          <table:named-range table:name="_Toc365966644" table:base-cell-address="$Contagem.$A$1" table:cell-range-address="$Funções.$A$78"/>
          <table:named-range table:name="_Toc365966645" table:base-cell-address="$Contagem.$A$1" table:cell-range-address="$Funções.$A$79"/>
          <table:named-range table:name="_Toc365966646" table:base-cell-address="$Contagem.$A$1" table:cell-range-address="$Funções.$A$80"/>
          <table:named-range table:name="_Toc365966649" table:base-cell-address="$Contagem.$A$1" table:cell-range-address="$Funções.$A$83"/>
          <table:named-range table:name="_Toc365966650" table:base-cell-address="$Contagem.$A$1" table:cell-range-address="$Funções.$A$84"/>
          <table:named-range table:name="_Toc365966651" table:base-cell-address="$Contagem.$A$1" table:cell-range-address="$Funções.$A$85"/>
          <table:named-range table:name="_Toc365966652" table:base-cell-address="$Contagem.$A$1" table:cell-range-address="$Funções.$A$86"/>
          <table:named-range table:name="_Toc365969417" table:base-cell-address="$Contagem.$A$1" table:cell-range-address="$Funções.$A$73"/>
          <table:named-range table:name="_Toc365969418" table:base-cell-address="$Contagem.$A$1" table:cell-range-address="$Funções.$A$74"/>
          <table:named-range table:name="_Toc367867784" table:base-cell-address="$Contagem.$A$1" table:cell-range-address="$Funções.$A$43"/>
          <table:named-range table:name="_Toc369275544" table:base-cell-address="$Contagem.$A$1" table:cell-range-address="$Funções.$A$9"/>
          <table:named-range table:name="_Toc369275546" table:base-cell-address="$Contagem.$A$1" table:cell-range-address="$Funções.$A$10"/>
          <table:named-range table:name="_Toc369275566" table:base-cell-address="$Contagem.$A$1" table:cell-range-address="$Funções.$A$27"/>
        </table:named-expressions>
        <calcext:conditional-formats>
          <calcext:conditional-format calcext:target-range-address="Funções.H139:Funções.H152 Funções.H9:Funções.H12 Funções.H18:Funções.H61 Funções.H63:Funções.H63 Funções.H65:Funções.H90">
            <calcext:condition calcext:apply-style-name="Excel_CondFormat_3_1_1" calcext:value="=&quot;I&quot;" calcext:base-cell-address="Funções.H139"/>
            <calcext:condition calcext:apply-style-name="Excel_CondFormat_3_1_2" calcext:value="=&quot;A&quot;" calcext:base-cell-address="Funções.H139"/>
            <calcext:condition calcext:apply-style-name="Excel_CondFormat_3_1_3" calcext:value="=&quot;E&quot;" calcext:base-cell-address="Funções.H139"/>
          </calcext:conditional-format>
          <calcext:conditional-format calcext:target-range-address="Funções.H18:Funções.H150 Funções.H9:Funções.H16">
            <calcext:condition calcext:apply-style-name="Excel_CondFormat_3_2_1" calcext:value="=&quot;I&quot;" calcext:base-cell-address="Funções.H8"/>
            <calcext:condition calcext:apply-style-name="Excel_CondFormat_3_2_2" calcext:value="=&quot;A&quot;" calcext:base-cell-address="Funções.H8"/>
            <calcext:condition calcext:apply-style-name="Excel_CondFormat_3_2_3" calcext:value="=&quot;E&quot;" calcext:base-cell-address="Funções.H8"/>
          </calcext:conditional-format>
          <calcext:conditional-format calcext:target-range-address="Funções.H13:Funções.H13">
            <calcext:condition calcext:apply-style-name="Excel_CondFormat_3_3_1" calcext:value="=&quot;I&quot;" calcext:base-cell-address="Funções.H13"/>
            <calcext:condition calcext:apply-style-name="Excel_CondFormat_3_3_2" calcext:value="=&quot;A&quot;" calcext:base-cell-address="Funções.H13"/>
            <calcext:condition calcext:apply-style-name="Excel_CondFormat_3_3_3" calcext:value="=&quot;E&quot;" calcext:base-cell-address="Funções.H13"/>
          </calcext:conditional-format>
          <calcext:conditional-format calcext:target-range-address="Funções.H14:Funções.H14">
            <calcext:condition calcext:apply-style-name="Excel_CondFormat_3_4_1" calcext:value="=&quot;I&quot;" calcext:base-cell-address="Funções.H14"/>
            <calcext:condition calcext:apply-style-name="Excel_CondFormat_3_4_2" calcext:value="=&quot;A&quot;" calcext:base-cell-address="Funções.H14"/>
            <calcext:condition calcext:apply-style-name="Excel_CondFormat_3_4_3" calcext:value="=&quot;E&quot;" calcext:base-cell-address="Funções.H14"/>
          </calcext:conditional-format>
          <calcext:conditional-format calcext:target-range-address="Funções.H15:Funções.H15">
            <calcext:condition calcext:apply-style-name="Excel_CondFormat_3_5_1" calcext:value="=&quot;I&quot;" calcext:base-cell-address="Funções.H15"/>
            <calcext:condition calcext:apply-style-name="Excel_CondFormat_3_5_2" calcext:value="=&quot;A&quot;" calcext:base-cell-address="Funções.H15"/>
            <calcext:condition calcext:apply-style-name="Excel_CondFormat_3_5_3" calcext:value="=&quot;E&quot;" calcext:base-cell-address="Funções.H15"/>
          </calcext:conditional-format>
          <calcext:conditional-format calcext:target-range-address="Funções.H16:Funções.H16">
            <calcext:condition calcext:apply-style-name="Excel_CondFormat_3_6_1" calcext:value="=&quot;I&quot;" calcext:base-cell-address="Funções.H16"/>
            <calcext:condition calcext:apply-style-name="Excel_CondFormat_3_6_2" calcext:value="=&quot;A&quot;" calcext:base-cell-address="Funções.H16"/>
            <calcext:condition calcext:apply-style-name="Excel_CondFormat_3_6_3" calcext:value="=&quot;E&quot;" calcext:base-cell-address="Funções.H16"/>
          </calcext:conditional-format>
          <calcext:conditional-format calcext:target-range-address="Funções.H91:Funções.H91 Funções.H112:Funções.H126">
            <calcext:condition calcext:apply-style-name="Excel_CondFormat_3_10_1" calcext:value="=&quot;I&quot;" calcext:base-cell-address="Funções.H91"/>
            <calcext:condition calcext:apply-style-name="Excel_CondFormat_3_10_2" calcext:value="=&quot;A&quot;" calcext:base-cell-address="Funções.H91"/>
            <calcext:condition calcext:apply-style-name="Excel_CondFormat_3_10_3" calcext:value="=&quot;E&quot;" calcext:base-cell-address="Funções.H91"/>
          </calcext:conditional-format>
          <calcext:conditional-format calcext:target-range-address="Funções.H127:Funções.H138">
            <calcext:condition calcext:apply-style-name="Excel_CondFormat_3_11_1" calcext:value="=&quot;I&quot;" calcext:base-cell-address="Funções.H127"/>
            <calcext:condition calcext:apply-style-name="Excel_CondFormat_3_11_2" calcext:value="=&quot;A&quot;" calcext:base-cell-address="Funções.H127"/>
            <calcext:condition calcext:apply-style-name="Excel_CondFormat_3_11_3" calcext:value="=&quot;E&quot;" calcext:base-cell-address="Funções.H127"/>
          </calcext:conditional-format>
          <calcext:conditional-format calcext:target-range-address="Funções.H92:Funções.H101">
            <calcext:condition calcext:apply-style-name="Excel_CondFormat_3_12_1" calcext:value="=&quot;I&quot;" calcext:base-cell-address="Funções.H92"/>
            <calcext:condition calcext:apply-style-name="Excel_CondFormat_3_12_2" calcext:value="=&quot;A&quot;" calcext:base-cell-address="Funções.H92"/>
            <calcext:condition calcext:apply-style-name="Excel_CondFormat_3_12_3" calcext:value="=&quot;E&quot;" calcext:base-cell-address="Funções.H92"/>
          </calcext:conditional-format>
          <calcext:conditional-format calcext:target-range-address="Funções.H62:Funções.H62">
            <calcext:condition calcext:apply-style-name="Excel_CondFormat_3_13_1" calcext:value="=&quot;I&quot;" calcext:base-cell-address="Funções.H62"/>
            <calcext:condition calcext:apply-style-name="Excel_CondFormat_3_13_2" calcext:value="=&quot;A&quot;" calcext:base-cell-address="Funções.H62"/>
            <calcext:condition calcext:apply-style-name="Excel_CondFormat_3_13_3" calcext:value="=&quot;E&quot;" calcext:base-cell-address="Funções.H62"/>
          </calcext:conditional-format>
          <calcext:conditional-format calcext:target-range-address="Funções.H64:Funções.H64">
            <calcext:condition calcext:apply-style-name="Excel_CondFormat_3_14_1" calcext:value="=&quot;I&quot;" calcext:base-cell-address="Funções.H64"/>
            <calcext:condition calcext:apply-style-name="Excel_CondFormat_3_14_2" calcext:value="=&quot;A&quot;" calcext:base-cell-address="Funções.H64"/>
            <calcext:condition calcext:apply-style-name="Excel_CondFormat_3_14_3" calcext:value="=&quot;E&quot;" calcext:base-cell-address="Funções.H64"/>
          </calcext:conditional-format>
          <calcext:conditional-format calcext:target-range-address="Funções.H9:Funções.H11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9:Funções.H11">
            <calcext:condition calcext:apply-style-name="Excel_CondFormat_3_2_1" calcext:value="=&quot;I&quot;" calcext:base-cell-address="Funções.H9"/>
            <calcext:condition calcext:apply-style-name="Excel_CondFormat_3_2_2" calcext:value="=&quot;A&quot;" calcext:base-cell-address="Funções.H9"/>
            <calcext:condition calcext:apply-style-name="Excel_CondFormat_3_2_3" calcext:value="=&quot;E&quot;" calcext:base-cell-address="Funções.H9"/>
          </calcext:conditional-format>
          <calcext:conditional-format calcext:target-range-address="Funções.H9:Funções.H10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9:Funções.H10">
            <calcext:condition calcext:apply-style-name="Excel_CondFormat_3_2_1" calcext:value="=&quot;I&quot;" calcext:base-cell-address="Funções.H9"/>
            <calcext:condition calcext:apply-style-name="Excel_CondFormat_3_2_2" calcext:value="=&quot;A&quot;" calcext:base-cell-address="Funções.H9"/>
            <calcext:condition calcext:apply-style-name="Excel_CondFormat_3_2_3" calcext:value="=&quot;E&quot;" calcext:base-cell-address="Funções.H9"/>
          </calcext:conditional-format>
          <calcext:conditional-format calcext:target-range-address="Funções.H9:Funções.H10">
            <calcext:condition calcext:apply-style-name="Excel_CondFormat_3_1_1" calcext:value="=&quot;I&quot;" calcext:base-cell-address="Funções.H9"/>
            <calcext:condition calcext:apply-style-name="Excel_CondFormat_3_1_2" calcext:value="=&quot;A&quot;" calcext:base-cell-address="Funções.H9"/>
            <calcext:condition calcext:apply-style-name="Excel_CondFormat_3_1_3" calcext:value="=&quot;E&quot;" calcext:base-cell-address="Funções.H9"/>
          </calcext:conditional-format>
          <calcext:conditional-format calcext:target-range-address="Funções.H8:Funções.H10">
            <calcext:condition calcext:apply-style-name="Excel_CondFormat_3_2_1" calcext:value="=&quot;I&quot;" calcext:base-cell-address="Funções.H8"/>
            <calcext:condition calcext:apply-style-name="Excel_CondFormat_3_2_2" calcext:value="=&quot;A&quot;" calcext:base-cell-address="Funções.H8"/>
            <calcext:condition calcext:apply-style-name="Excel_CondFormat_3_2_3" calcext:value="=&quot;E&quot;" calcext:base-cell-address="Funções.H8"/>
          </calcext:conditional-format>
          <calcext:conditional-format calcext:target-range-address="Funções.H18:Funções.H23">
            <calcext:condition calcext:apply-style-name="Excel_CondFormat_3_1_1" calcext:value="=&quot;I&quot;" calcext:base-cell-address="Funções.H18"/>
            <calcext:condition calcext:apply-style-name="Excel_CondFormat_3_1_2" calcext:value="=&quot;A&quot;" calcext:base-cell-address="Funções.H18"/>
            <calcext:condition calcext:apply-style-name="Excel_CondFormat_3_1_3" calcext:value="=&quot;E&quot;" calcext:base-cell-address="Funções.H18"/>
          </calcext:conditional-format>
          <calcext:conditional-format calcext:target-range-address="Funções.H23:Funções.H23">
            <calcext:condition calcext:apply-style-name="Excel_CondFormat_3_2_1" calcext:value="=&quot;I&quot;" calcext:base-cell-address="Funções.H23"/>
            <calcext:condition calcext:apply-style-name="Excel_CondFormat_3_2_2" calcext:value="=&quot;A&quot;" calcext:base-cell-address="Funções.H23"/>
            <calcext:condition calcext:apply-style-name="Excel_CondFormat_3_2_3" calcext:value="=&quot;E&quot;" calcext:base-cell-address="Funções.H23"/>
          </calcext:conditional-format>
          <calcext:conditional-format calcext:target-range-address="Funções.H18:Funções.H22">
            <calcext:condition calcext:apply-style-name="Excel_CondFormat_3_1_1" calcext:value="=&quot;I&quot;" calcext:base-cell-address="Funções.H18"/>
            <calcext:condition calcext:apply-style-name="Excel_CondFormat_3_1_2" calcext:value="=&quot;A&quot;" calcext:base-cell-address="Funções.H18"/>
            <calcext:condition calcext:apply-style-name="Excel_CondFormat_3_1_3" calcext:value="=&quot;E&quot;" calcext:base-cell-address="Funções.H18"/>
          </calcext:conditional-format>
          <calcext:conditional-format calcext:target-range-address="Funções.H21:Funções.H22">
            <calcext:condition calcext:apply-style-name="Excel_CondFormat_3_1_1" calcext:value="=&quot;I&quot;" calcext:base-cell-address="Funções.H21"/>
            <calcext:condition calcext:apply-style-name="Excel_CondFormat_3_1_2" calcext:value="=&quot;A&quot;" calcext:base-cell-address="Funções.H21"/>
            <calcext:condition calcext:apply-style-name="Excel_CondFormat_3_1_3" calcext:value="=&quot;E&quot;" calcext:base-cell-address="Funções.H21"/>
          </calcext:conditional-format>
          <calcext:conditional-format calcext:target-range-address="Funções.H17:Funções.H22">
            <calcext:condition calcext:apply-style-name="Excel_CondFormat_3_2_1" calcext:value="=&quot;I&quot;" calcext:base-cell-address="Funções.H17"/>
            <calcext:condition calcext:apply-style-name="Excel_CondFormat_3_2_2" calcext:value="=&quot;A&quot;" calcext:base-cell-address="Funções.H17"/>
            <calcext:condition calcext:apply-style-name="Excel_CondFormat_3_2_3" calcext:value="=&quot;E&quot;" calcext:base-cell-address="Funções.H17"/>
          </calcext:conditional-format>
          <calcext:conditional-format calcext:target-range-address="Funções.H18:Funções.H19">
            <calcext:condition calcext:apply-style-name="Excel_CondFormat_3_7_1" calcext:value="=&quot;I&quot;" calcext:base-cell-address="Funções.H18"/>
            <calcext:condition calcext:apply-style-name="Excel_CondFormat_3_7_2" calcext:value="=&quot;A&quot;" calcext:base-cell-address="Funções.H18"/>
            <calcext:condition calcext:apply-style-name="Excel_CondFormat_3_7_3" calcext:value="=&quot;E&quot;" calcext:base-cell-address="Funções.H18"/>
          </calcext:conditional-format>
          <calcext:conditional-format calcext:target-range-address="Funções.H17:Funções.H17">
            <calcext:condition calcext:apply-style-name="Excel_CondFormat_3_8_1" calcext:value="=&quot;I&quot;" calcext:base-cell-address="Funções.H17"/>
            <calcext:condition calcext:apply-style-name="Excel_CondFormat_3_8_2" calcext:value="=&quot;A&quot;" calcext:base-cell-address="Funções.H17"/>
            <calcext:condition calcext:apply-style-name="Excel_CondFormat_3_8_3" calcext:value="=&quot;E&quot;" calcext:base-cell-address="Funções.H17"/>
          </calcext:conditional-format>
          <calcext:conditional-format calcext:target-range-address="Funções.H20:Funções.H20">
            <calcext:condition calcext:apply-style-name="Excel_CondFormat_3_9_1" calcext:value="=&quot;I&quot;" calcext:base-cell-address="Funções.H20"/>
            <calcext:condition calcext:apply-style-name="Excel_CondFormat_3_9_2" calcext:value="=&quot;A&quot;" calcext:base-cell-address="Funções.H20"/>
            <calcext:condition calcext:apply-style-name="Excel_CondFormat_3_9_3" calcext:value="=&quot;E&quot;" calcext:base-cell-address="Funções.H20"/>
          </calcext:conditional-format>
        </calcext:conditional-formats>
      </table:table>
      <table:table table:name="Ajuste" table:style-name="ta4" table:print-ranges="Ajuste.A1:Ajuste.L26">
        <office:forms form:automatic-focus="false" form:apply-design-mode="false"/>
        <table:table-column table:style-name="co27" table:number-columns-repeated="1024" table:default-cell-style-name="Default"/>
        <table:table-row table:style-name="ro6">
          <table:table-cell table:style-name="ce29" office:value-type="string" calcext:value-type="string" table:number-columns-spanned="12" table:number-rows-spanned="3">
            <text:p>Fatores de Ajuste da Contagem</text:p>
          </table:table-cell>
          <table:covered-table-cell table:number-columns-repeated="11" table:style-name="ce29"/>
          <table:table-cell table:number-columns-repeated="1012"/>
        </table:table-row>
        <table:table-row table:style-name="ro6">
          <table:covered-table-cell table:number-columns-repeated="12" table:style-name="ce29"/>
          <table:table-cell table:number-columns-repeated="1012"/>
        </table:table-row>
        <table:table-row table:style-name="ro6">
          <table:covered-table-cell table:number-columns-repeated="12" table:style-name="ce29"/>
          <table:table-cell table:number-columns-repeated="1012"/>
        </table:table-row>
        <table:table-row table:style-name="ro6">
          <table:table-cell table:style-name="ce3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30"/>
          <table:table-cell table:style-name="ce59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59"/>
          <table:table-cell table:number-columns-repeated="1012"/>
        </table:table-row>
        <table:table-row table:style-name="ro6">
          <table:table-cell table:style-name="ce31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1"/>
          <table:table-cell table:style-name="ce59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59"/>
          <table:table-cell table:number-columns-repeated="1012"/>
        </table:table-row>
        <table:table-row table:style-name="ro2">
          <table:table-cell table:style-name="ce32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38" table:number-columns-repeated="2"/>
          <table:table-cell table:style-name="ce52" table:number-columns-repeated="2"/>
          <table:table-cell table:style-name="ce60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60"/>
          <table:table-cell table:style-name="ce60" table:formula="of:=&quot; Custo= &quot;&amp;DOLLAR([$Contagem.Y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60"/>
          <table:table-cell table:style-name="ce74" table:formula="of:=&quot;PF  = &quot;&amp;VALUE([$Contagem.Y5])" office:value-type="string" office:string-value="PF  = 86" calcext:value-type="string" table:number-columns-spanned="2" table:number-rows-spanned="1">
            <text:p>PF <text:s/>= 86</text:p>
          </table:table-cell>
          <table:covered-table-cell table:style-name="ce74"/>
          <table:table-cell table:number-columns-repeated="1012"/>
        </table:table-row>
        <table:table-row table:style-name="ro2">
          <table:table-cell table:style-name="ce144" office:value-type="string" calcext:value-type="string">
            <text:p>Características Gerais do Sistema</text:p>
          </table:table-cell>
          <table:table-cell table:style-name="ce147" table:number-columns-repeated="2"/>
          <table:table-cell table:style-name="ce150"/>
          <table:table-cell table:style-name="ce152" office:value-type="string" calcext:value-type="string">
            <text:p>DI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1 - Comunicação de Dados</text:p>
          </table:table-cell>
          <table:table-cell table:style-name="ce148" table:number-columns-repeated="3"/>
          <table:table-cell table:style-name="ce153" office:value-type="float" office:value="4" calcext:value-type="float">
            <text:p>4</text:p>
          </table:table-cell>
          <table:table-cell table:style-name="ce40"/>
          <table:table-cell table:style-name="ce156"/>
          <table:table-cell table:style-name="ce40" table:number-columns-repeated="4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2 - Processamento Distribuído</text:p>
          </table:table-cell>
          <table:table-cell table:style-name="ce148" table:number-columns-repeated="3"/>
          <table:table-cell table:style-name="ce153" office:value-type="float" office:value="4" calcext:value-type="float">
            <text:p>4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3 - Performance</text:p>
          </table:table-cell>
          <table:table-cell table:style-name="ce148" table:number-columns-repeated="3"/>
          <table:table-cell table:style-name="ce153" office:value-type="float" office:value="4" calcext:value-type="float">
            <text:p>4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4 - Configuração Altamente Utilizada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/>
          <table:table-cell table:style-name="ce49"/>
          <table:table-cell table:style-name="ce161" table:number-columns-repeated="4"/>
          <table:table-cell table:style-name="ce169"/>
          <table:table-cell table:number-columns-repeated="1012"/>
        </table:table-row>
        <table:table-row table:style-name="ro2">
          <table:table-cell table:style-name="ce145" office:value-type="string" calcext:value-type="string">
            <text:p>05 - Volume de Transações</text:p>
          </table:table-cell>
          <table:table-cell table:style-name="ce148" table:number-columns-repeated="2"/>
          <table:table-cell table:style-name="ce151"/>
          <table:table-cell table:style-name="ce153" office:value-type="float" office:value="4" calcext:value-type="float">
            <text:p>4</text:p>
          </table:table-cell>
          <table:table-cell table:style-name="ce40"/>
          <table:table-cell table:style-name="ce49"/>
          <table:table-cell table:style-name="ce161" table:number-columns-repeated="3"/>
          <table:table-cell table:style-name="ce49"/>
          <table:table-cell table:style-name="ce169"/>
          <table:table-cell table:number-columns-repeated="1012"/>
        </table:table-row>
        <table:table-row table:style-name="ro2">
          <table:table-cell table:style-name="ce145" office:value-type="string" calcext:value-type="string">
            <text:p>06 - Entrada de Dados On-line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/>
          <table:table-cell table:style-name="ce49"/>
          <table:table-cell table:style-name="ce161" table:number-columns-repeated="4"/>
          <table:table-cell table:style-name="ce169"/>
          <table:table-cell table:number-columns-repeated="1012"/>
        </table:table-row>
        <table:table-row table:style-name="ro2">
          <table:table-cell table:style-name="ce145" office:value-type="string" calcext:value-type="string">
            <text:p>07 - Eficiência do Usuário Final</text:p>
          </table:table-cell>
          <table:table-cell table:style-name="ce148" table:number-columns-repeated="2"/>
          <table:table-cell table:style-name="ce151"/>
          <table:table-cell table:style-name="ce153" office:value-type="float" office:value="3" calcext:value-type="float">
            <text:p>3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8 - Atualização On-Line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09 - Processamento Complexo</text:p>
          </table:table-cell>
          <table:table-cell table:style-name="ce148" table:number-columns-repeated="2"/>
          <table:table-cell table:style-name="ce151"/>
          <table:table-cell table:style-name="ce153" office:value-type="float" office:value="3" calcext:value-type="float">
            <text:p>3</text:p>
          </table:table-cell>
          <table:table-cell table:style-name="ce40"/>
          <table:table-cell table:style-name="ce156"/>
          <table:table-cell table:style-name="ce40" table:number-columns-repeated="4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10 - Reusabilidade</text:p>
          </table:table-cell>
          <table:table-cell table:style-name="ce148" table:number-columns-repeated="2"/>
          <table:table-cell table:style-name="ce151"/>
          <table:table-cell table:style-name="ce153" office:value-type="float" office:value="5" calcext:value-type="float">
            <text:p>5</text:p>
          </table:table-cell>
          <table:table-cell table:style-name="ce40" table:number-columns-repeated="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11 - Facilidade de Instalação</text:p>
          </table:table-cell>
          <table:table-cell table:style-name="ce148" table:number-columns-repeated="2"/>
          <table:table-cell table:style-name="ce151"/>
          <table:table-cell table:style-name="ce153" office:value-type="float" office:value="0" calcext:value-type="float">
            <text:p>0</text:p>
          </table:table-cell>
          <table:table-cell table:style-name="ce40"/>
          <table:table-cell table:style-name="ce157" office:value-type="string" calcext:value-type="string">
            <text:p>Total da Contagem</text:p>
          </table:table-cell>
          <table:table-cell table:style-name="ce162" table:number-columns-repeated="3"/>
          <table:table-cell table:style-name="ce166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12 - Facilidade de Operação</text:p>
          </table:table-cell>
          <table:table-cell table:style-name="ce148" table:number-columns-repeated="2"/>
          <table:table-cell table:style-name="ce151"/>
          <table:table-cell table:style-name="ce153" office:value-type="float" office:value="4" calcext:value-type="float">
            <text:p>4</text:p>
          </table:table-cell>
          <table:table-cell table:style-name="ce40"/>
          <table:table-cell table:style-name="ce36" office:value-type="string" calcext:value-type="string">
            <text:p>Pontos de Função não Ajustados</text:p>
          </table:table-cell>
          <table:table-cell table:style-name="ce42" table:number-columns-repeated="2"/>
          <table:table-cell table:style-name="ce164"/>
          <table:table-cell table:style-name="ce167" table:formula="of:=[$Contagem.Y5]+[.K16]" office:value-type="float" office:value="86" calcext:value-type="float">
            <text:p>86,00</text:p>
          </table:table-cell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5" office:value-type="string" calcext:value-type="string">
            <text:p>13 - Múltiplos Locais</text:p>
          </table:table-cell>
          <table:table-cell table:style-name="ce148" table:number-columns-repeated="2"/>
          <table:table-cell table:style-name="ce151"/>
          <table:table-cell table:style-name="ce153" office:value-type="float" office:value="3" calcext:value-type="float">
            <text:p>3</text:p>
          </table:table-cell>
          <table:table-cell table:style-name="ce40"/>
          <table:table-cell table:style-name="ce158" office:value-type="string" calcext:value-type="string">
            <text:p>Pontos de Função Ajustados</text:p>
          </table:table-cell>
          <table:table-cell table:style-name="ce163" table:number-columns-repeated="2"/>
          <table:table-cell table:style-name="ce165"/>
          <table:table-cell table:style-name="ce168" table:formula="of:=[.K19]*[.E24]" office:value-type="float" office:value="86" calcext:value-type="float">
            <text:p>86,00</text:p>
          </table:table-cell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5" office:value-type="string" calcext:value-type="string">
            <text:p>14 - Modificação Facilitada</text:p>
          </table:table-cell>
          <table:table-cell table:style-name="ce148" table:number-columns-repeated="2"/>
          <table:table-cell table:style-name="ce151"/>
          <table:table-cell table:style-name="ce154" office:value-type="float" office:value="5" calcext:value-type="float">
            <text:p>5</text:p>
          </table:table-cell>
          <table:table-cell table:style-name="ce40" table:number-columns-repeated="6"/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8">
          <table:table-cell table:style-name="ce35"/>
          <table:table-cell table:style-name="ce40" table:number-columns-repeated="5"/>
          <table:table-cell table:style-name="ce159" office:value-type="string" calcext:value-type="string" table:number-columns-spanned="5" table:number-rows-spanned="1">
            <text:p>Total FPAS</text:p>
          </table:table-cell>
          <table:covered-table-cell table:number-columns-repeated="4" table:style-name="ce159"/>
          <table:table-cell table:style-name="ce80"/>
          <table:table-cell table:number-columns-repeated="2"/>
          <table:table-cell table:style-name="ce171"/>
          <table:table-cell table:number-columns-repeated="1009"/>
        </table:table-row>
        <table:table-row table:style-name="ro2">
          <table:table-cell table:style-name="ce145" office:value-type="string" calcext:value-type="string">
            <text:p>Total dos Níveis de Influência (TDI)</text:p>
          </table:table-cell>
          <table:table-cell table:style-name="ce148" table:number-columns-repeated="2"/>
          <table:table-cell table:style-name="ce151"/>
          <table:table-cell table:style-name="ce155" table:formula="of:=SUM([.E8:.E22])" office:value-type="float" office:value="54" calcext:value-type="float">
            <text:p>54</text:p>
          </table:table-cell>
          <table:table-cell table:style-name="ce40"/>
          <table:table-cell table:style-name="ce160" table:formula="of:=[.K20]" office:value-type="float" office:value="86" calcext:value-type="float" table:number-columns-spanned="5" table:number-rows-spanned="2">
            <text:p>86,00</text:p>
          </table:table-cell>
          <table:covered-table-cell table:number-columns-repeated="4" table:style-name="ce160"/>
          <table:table-cell table:style-name="ce80"/>
          <table:table-cell table:number-columns-repeated="1012"/>
        </table:table-row>
        <table:table-row table:style-name="ro2">
          <table:table-cell table:style-name="ce145" office:value-type="string" calcext:value-type="string">
            <text:p>Valor do Fator de Ajuste (VAF)</text:p>
          </table:table-cell>
          <table:table-cell table:style-name="ce148" table:number-columns-repeated="2"/>
          <table:table-cell table:style-name="ce151"/>
          <table:table-cell table:style-name="ce155" office:value-type="float" office:value="1" calcext:value-type="float">
            <text:p>1</text:p>
          </table:table-cell>
          <table:table-cell table:style-name="ce40"/>
          <table:covered-table-cell table:number-columns-repeated="5" table:style-name="ce160"/>
          <table:table-cell table:style-name="ce80"/>
          <table:table-cell table:number-columns-repeated="1012"/>
        </table:table-row>
        <table:table-row table:style-name="ro6">
          <table:table-cell table:style-name="ce146"/>
          <table:table-cell table:style-name="ce149" table:number-columns-repeated="10"/>
          <table:table-cell table:style-name="ce170"/>
          <table:table-cell table:number-columns-repeated="1012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Ajuste.$A$1:.$L$26" table:range-usable-as="print-range"/>
        </table:named-expressions>
      </table:table>
      <table:named-expressions>
        <table:named-range table:name="CF" table:base-cell-address="$Contagem.$A$1" table:cell-range-address="$Funções.$K$8:.$K$8"/>
        <table:named-range table:name="Data" table:base-cell-address="$Contagem.$A$1" table:cell-range-address="$Contagem.$Z$7"/>
        <table:named-range table:name="Excel_BuiltIn_Print_Titles_3_1" table:base-cell-address="$Contagem.$A$1" table:cell-range-address="$Funções.$A$1:.$IU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Z$8"/>
        <table:named-range table:name="UFPB" table:base-cell-address="$Contagem.$A$1" table:cell-range-address="$Contagem.$AA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  <table:database-ranges>
        <table:database-range table:name="__Anonymous_Sheet_DB__2" table:target-range-address="Funções.A7:Funções.O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Franklin Gothic Medium" svg:font-family="'Franklin Gothic Medium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Tahoma1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ahoma1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R$ 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4">
      <number:number number:decimal-places="1" loext:min-decimal-places="1" number:min-integer-digits="1"/>
      <number:text>%</number:text>
    </number:percentage-style>
    <number:number-style style:name="N146P0" style:volatile="true">
      <number:text>Sim</number:text>
    </number:number-style>
    <number:number-style style:name="N146P1" style:volatile="true">
      <number:text>Sim</number:text>
    </number:number-style>
    <number:number-style style:name="N146">
      <number:text>Nã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Verdadeiro</number:text>
    </number:number-style>
    <number:number-style style:name="N148P1" style:volatile="true">
      <number:text>Verdadeiro</number:text>
    </number:number-style>
    <number:number-style style:name="N148">
      <number:text>Fals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Ativado</number:text>
    </number:number-style>
    <number:number-style style:name="N150P1" style:volatile="true">
      <number:text>Ativado</number:text>
    </number:number-style>
    <number:number-style style:name="N150">
      <number:text>Desativado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2P0"/>
    </number:currency-style>
    <number:number-style style:name="N15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1P1" style:volatile="true"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6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4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5" loext:min-decimal-places="5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7P0" style:volatile="true"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7P1" style:volatile="true">
      <loext:fill-character> </loext:fill-character>
      <number:text>(</number:text>
      <number:number number:decimal-places="6" loext:min-decimal-places="6" number:min-integer-digits="1" number:grouping="true"/>
      <number:text>)</number:text>
    </number:number-style>
    <number:number-style style:name="N16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4" loext:min-decimal-places="4" number:min-integer-digits="1"/>
    </number:number-style>
    <number:number-style style:name="N171">
      <number:number number:decimal-places="3" loext:min-decimal-places="3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Ênfase1" style:display-name="Excel_BuiltIn_20% - Ênfase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2" style:display-name="Excel_BuiltIn_20% - Ênfase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3" style:display-name="Excel_BuiltIn_20% - Ênfase3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4" style:display-name="Excel_BuiltIn_20% - Ênfas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5" style:display-name="Excel_BuiltIn_20% - Ênfase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Ênfase6" style:display-name="Excel_BuiltIn_20% - Ênfase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1" style:display-name="Excel_BuiltIn_40% - Ênfase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2" style:display-name="Excel_BuiltIn_40% - Ênfase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3" style:display-name="Excel_BuiltIn_40% - Ênfase3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4" style:display-name="Excel_BuiltIn_40% - Ênfase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5" style:display-name="Excel_BuiltIn_40% - Ênfase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Ênfase6" style:display-name="Excel_BuiltIn_40% - Ênfase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1" style:display-name="Excel_BuiltIn_60% - Ênfas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2" style:display-name="Excel_BuiltIn_60% - Ênfase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3" style:display-name="Excel_BuiltIn_60% - Ênfase3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4" style:display-name="Excel_BuiltIn_60% - Ênfase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5" style:display-name="Excel_BuiltIn_60% - Ênfase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Ênfase6" style:display-name="Excel_BuiltIn_60% - Ênfase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om" style:display-name="Excel_BuiltIn_Bom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de_20_Verificação" style:display-name="Excel_BuiltIn_Célula de Verificação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élula_20_Vinculada" style:display-name="Excel_BuiltIn_Célul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to" style:display-name="Excel_BuiltIn_Incorre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" style:display-name="Excel_BuiltIn_Neutra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" style:display-name="Excel_BuiltIn_Nota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Saída" style:display-name="Excel_BuiltIn_Saída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viso" style:display-name="Excel_BuiltIn_Texto de Aviso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_20_4" style:display-name="Excel_BuiltIn_Título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Ênfase1" style:display-name="Excel_BuiltIn_Ênfas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2" style:display-name="Excel_BuiltIn_Ênfase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3" style:display-name="Excel_BuiltIn_Ênfase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4" style:display-name="Excel_BuiltIn_Ênfase4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5" style:display-name="Excel_BuiltIn_Ênfase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Ênfase6" style:display-name="Excel_BuiltIn_Ênfase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ator_20_de_20_Ajuste" style:display-name="Normal_Fator de Ajust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ítulo_20_1_20_1" style:display-name="Título 1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3_5f_1_5f_1" style:display-name="Excel_CondFormat_3_1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_5f_2" style:display-name="Excel_CondFormat_3_1_2" style:family="table-cell" style:parent-style-name="Default">
      <style:table-cell-properties fo:background-color="#ffff99"/>
      <style:text-properties fo:color="#ff6600"/>
    </style:style>
    <style:style style:name="Excel_5f_CondFormat_5f_3_5f_1_5f_3" style:display-name="Excel_CondFormat_3_1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2_5f_1" style:display-name="Excel_CondFormat_3_2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2_5f_2" style:display-name="Excel_CondFormat_3_2_2" style:family="table-cell" style:parent-style-name="Default">
      <style:table-cell-properties fo:background-color="#ffff99"/>
      <style:text-properties fo:color="#ff6600"/>
    </style:style>
    <style:style style:name="Excel_5f_CondFormat_5f_3_5f_2_5f_3" style:display-name="Excel_CondFormat_3_2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3_5f_2" style:display-name="Excel_CondFormat_3_3_2" style:family="table-cell" style:parent-style-name="Default">
      <style:table-cell-properties fo:background-color="#ffff99"/>
      <style:text-properties fo:color="#ff6600"/>
    </style:style>
    <style:style style:name="Excel_5f_CondFormat_5f_3_5f_3_5f_3" style:display-name="Excel_CondFormat_3_3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4_5f_2" style:display-name="Excel_CondFormat_3_4_2" style:family="table-cell" style:parent-style-name="Default">
      <style:table-cell-properties fo:background-color="#ffff99"/>
      <style:text-properties fo:color="#ff6600"/>
    </style:style>
    <style:style style:name="Excel_5f_CondFormat_5f_3_5f_4_5f_3" style:display-name="Excel_CondFormat_3_4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5_5f_2" style:display-name="Excel_CondFormat_3_5_2" style:family="table-cell" style:parent-style-name="Default">
      <style:table-cell-properties fo:background-color="#ffff99"/>
      <style:text-properties fo:color="#ff6600"/>
    </style:style>
    <style:style style:name="Excel_5f_CondFormat_5f_3_5f_5_5f_3" style:display-name="Excel_CondFormat_3_5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6_5f_2" style:display-name="Excel_CondFormat_3_6_2" style:family="table-cell" style:parent-style-name="Default">
      <style:table-cell-properties fo:background-color="#ffff99"/>
      <style:text-properties fo:color="#ff6600"/>
    </style:style>
    <style:style style:name="Excel_5f_CondFormat_5f_3_5f_6_5f_3" style:display-name="Excel_CondFormat_3_6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7_5f_1" style:display-name="Excel_CondFormat_3_7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7_5f_2" style:display-name="Excel_CondFormat_3_7_2" style:family="table-cell" style:parent-style-name="Default">
      <style:table-cell-properties fo:background-color="#ffff99"/>
      <style:text-properties fo:color="#ff6600"/>
    </style:style>
    <style:style style:name="Excel_5f_CondFormat_5f_3_5f_7_5f_3" style:display-name="Excel_CondFormat_3_7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8_5f_1" style:display-name="Excel_CondFormat_3_8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8_5f_2" style:display-name="Excel_CondFormat_3_8_2" style:family="table-cell" style:parent-style-name="Default">
      <style:table-cell-properties fo:background-color="#ffff99"/>
      <style:text-properties fo:color="#ff6600"/>
    </style:style>
    <style:style style:name="Excel_5f_CondFormat_5f_3_5f_8_5f_3" style:display-name="Excel_CondFormat_3_8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9_5f_1" style:display-name="Excel_CondFormat_3_9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9_5f_2" style:display-name="Excel_CondFormat_3_9_2" style:family="table-cell" style:parent-style-name="Default">
      <style:table-cell-properties fo:background-color="#ffff99"/>
      <style:text-properties fo:color="#ff6600"/>
    </style:style>
    <style:style style:name="Excel_5f_CondFormat_5f_3_5f_9_5f_3" style:display-name="Excel_CondFormat_3_9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0_5f_1" style:display-name="Excel_CondFormat_3_10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0_5f_2" style:display-name="Excel_CondFormat_3_10_2" style:family="table-cell" style:parent-style-name="Default">
      <style:table-cell-properties fo:background-color="#ffff99"/>
      <style:text-properties fo:color="#ff6600"/>
    </style:style>
    <style:style style:name="Excel_5f_CondFormat_5f_3_5f_10_5f_3" style:display-name="Excel_CondFormat_3_10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1_5f_1" style:display-name="Excel_CondFormat_3_11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1_5f_2" style:display-name="Excel_CondFormat_3_11_2" style:family="table-cell" style:parent-style-name="Default">
      <style:table-cell-properties fo:background-color="#ffff99"/>
      <style:text-properties fo:color="#ff6600"/>
    </style:style>
    <style:style style:name="Excel_5f_CondFormat_5f_3_5f_11_5f_3" style:display-name="Excel_CondFormat_3_11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2_5f_1" style:display-name="Excel_CondFormat_3_12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2_5f_2" style:display-name="Excel_CondFormat_3_12_2" style:family="table-cell" style:parent-style-name="Default">
      <style:table-cell-properties fo:background-color="#ffff99"/>
      <style:text-properties fo:color="#ff6600"/>
    </style:style>
    <style:style style:name="Excel_5f_CondFormat_5f_3_5f_12_5f_3" style:display-name="Excel_CondFormat_3_12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3_5f_1" style:display-name="Excel_CondFormat_3_13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3_5f_2" style:display-name="Excel_CondFormat_3_13_2" style:family="table-cell" style:parent-style-name="Default">
      <style:table-cell-properties fo:background-color="#ffff99"/>
      <style:text-properties fo:color="#ff6600"/>
    </style:style>
    <style:style style:name="Excel_5f_CondFormat_5f_3_5f_13_5f_3" style:display-name="Excel_CondFormat_3_13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3_5f_14_5f_1" style:display-name="Excel_CondFormat_3_14_1" style:family="table-cell" style:parent-style-name="Default">
      <style:table-cell-properties fo:background-color="#ccffff"/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Excel_5f_CondFormat_5f_3_5f_14_5f_2" style:display-name="Excel_CondFormat_3_14_2" style:family="table-cell" style:parent-style-name="Default">
      <style:table-cell-properties fo:background-color="#ffff99"/>
      <style:text-properties fo:color="#ff6600"/>
    </style:style>
    <style:style style:name="Excel_5f_CondFormat_5f_3_5f_14_5f_3" style:display-name="Excel_CondFormat_3_14_3" style:family="table-cell" style:parent-style-name="Default">
      <style:table-cell-properties fo:background-color="#ffcc99"/>
      <style:text-properties fo:color="#ff0000" fo:font-style="normal" fo:font-weight="bold" style:font-style-asian="normal" style:font-weight-asian="bold" style:font-style-complex="normal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10.01mm" fo:page-height="297mm"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page-layout style:name="Mpm5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6">
      <style:page-layout-properties fo:page-width="297mm" fo:page-height="210.01mm" style:num-format="1" style:print-orientation="landscape" fo:margin-top="24.99mm" fo:margin-bottom="12.51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09:29:30.3529925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Sumário" style:display-name="PageStyle_Sumário" style:page-layout-name="Mpm4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5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3-0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03-04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Ajuste" style:display-name="PageStyle_Ajuste" style:page-layout-name="Mpm6">
      <style:header style:display="false"/>
      <style:header-left style:display="false"/>
      <style:footer>
        <text:p><text:span text:style-name="MT2"><text:file-name text:display="name-and-extension">???</text:file-name></text:span></text:p>
      </style:footer>
      <style:footer-left style:display="false">
        <text:p><text:span text:style-name="MT2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s Luiz Wilhelm</meta:initial-creator>
    <meta:creation-date>2011-12-14T10:02:29</meta:creation-date>
    <dc:date>2016-03-04T10:56:54.522806682</dc:date>
    <meta:editing-duration>PT1H54M36S</meta:editing-duration>
    <meta:editing-cycles>5</meta:editing-cycles>
    <meta:generator>LibreOffice/5.1.0.3$Linux_X86_64 LibreOffice_project/10m0$Build-3</meta:generator>
    <meta:document-statistic meta:table-count="4" meta:cell-count="1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4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4.80000019073486pt" style:font-size-asian="4.80000019073486pt" style:font-size-complex="4.80000019073486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44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44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fo:font-size="8pt" style:font-size-asian="8pt" style:font-size-complex="8pt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67cm" svg:height="3.388cm" xlink:href=".." xlink:type="simple" chart:class="chart:circle" chart:style-name="ch1">
        <chart:title svg:x="1.487cm" svg:y="0.298cm" chart:style-name="ch2">
          <text:p>% por Tipo de Função</text:p>
        </chart:title>
        <chart:legend svg:x="5.482cm" svg:y="1.172cm" style:legend-expansion="custom" chartooo:width="0.529cm" chartooo:height="1.728cm" style:legend-expansion-aspect-ratio="0.306134259259259" chart:style-name="ch3"/>
        <chart:plot-area chart:style-name="ch4" table:cell-range-address="Sumário.I14:Sumário.I14 Sumário.I21:Sumário.I21 Sumário.I28:Sumário.I28 Sumário.I35:Sumário.I35 Sumário.I42:Sumário.I42" svg:x="2.63cm" svg:y="1.655cm" svg:width="1.242cm" svg:height="0.931cm">
          <chartooo:coordinate-region svg:x="2.744cm" svg:y="1.656cm" svg:width="0.998cm" svg:height="0.93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383720930232558">
                <text:p>0.383720930232558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197674418604651">
                <text:p>0.197674418604651</text:p>
              </table:table-cell>
            </table:table-row>
            <table:table-row>
              <table:table-cell office:value-type="string"/>
              <table:table-cell office:value-type="float" office:value="0.174418604651163">
                <text:p>0.174418604651163</text:p>
              </table:table-cell>
            </table:table-row>
            <table:table-row>
              <table:table-cell office:value-type="string"/>
              <table:table-cell office:value-type="float" office:value="0.244186046511628">
                <text:p>0.2441860465116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